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Sans Serif" svg:font-family="'Microsoft Sans Serif'"/>
    <style:font-face style:name="Arial1" svg:font-family="Arial" style:font-family-generic="swiss"/>
    <style:font-face style:name="Arial" svg:font-family="Arial" style:font-family-generic="swiss" style:font-pitch="variable"/>
  </office:font-face-decls>
  <office:automatic-styles>
    <style:style style:name="P1" style:family="paragraph" style:parent-style-name="Header" style:master-page-name="">
      <style:paragraph-properties style:page-number="auto"/>
      <style:text-properties fo:font-size="1pt" style:font-size-asian="1pt" style:font-size-complex="1pt"/>
    </style:style>
    <style:style style:name="P2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style style:name="P3" style:family="paragraph" style:parent-style-name="Standard">
      <style:paragraph-properties fo:line-height="150%" style:writing-mode="page"/>
    </style:style>
    <style:style style:name="P4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5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4.837cm"/>
          <style:tab-stop style:position="9.904cm"/>
        </style:tab-stops>
      </style:paragraph-properties>
    </style:style>
    <style:style style:name="P6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7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15.596cm"/>
        </style:tab-stops>
      </style:paragraph-properties>
    </style:style>
    <style:style style:name="P8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1.08cm"/>
        </style:tab-stops>
      </style:paragraph-properties>
    </style:style>
    <style:style style:name="P9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1.244cm"/>
        </style:tab-stops>
      </style:paragraph-properties>
    </style:style>
    <style:style style:name="P10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1.266cm"/>
          <style:tab-stop style:position="14.917cm"/>
        </style:tab-stops>
      </style:paragraph-properties>
    </style:style>
    <style:style style:name="P11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1.266cm"/>
        </style:tab-stops>
      </style:paragraph-properties>
    </style:style>
    <style:style style:name="P12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1.279cm"/>
        </style:tab-stops>
      </style:paragraph-properties>
    </style:style>
    <style:style style:name="P13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1.289cm"/>
        </style:tab-stops>
      </style:paragraph-properties>
    </style:style>
    <style:style style:name="P14" style:family="paragraph" style:parent-style-name="Hlavička_20_alebo_20_päta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15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</style:style>
    <style:style style:name="P16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16.279cm"/>
        </style:tab-stops>
      </style:paragraph-properties>
    </style:style>
    <style:style style:name="P17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2.849cm" style:leader-style="dotted" style:leader-text="."/>
        </style:tab-stops>
      </style:paragraph-properties>
    </style:style>
    <style:style style:name="P18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16.671cm"/>
        </style:tab-stops>
      </style:paragraph-properties>
    </style:style>
    <style:style style:name="P19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1.445cm"/>
        </style:tab-stops>
      </style:paragraph-properties>
    </style:style>
    <style:style style:name="P20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1.24cm"/>
        </style:tab-stops>
      </style:paragraph-properties>
    </style:style>
    <style:style style:name="P21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0c88f6"/>
    </style:style>
    <style:style style:name="P22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6.541cm" style:leader-style="solid" style:leader-text="-"/>
        </style:tab-stops>
      </style:paragraph-properties>
      <style:text-properties officeooo:paragraph-rsid="000aafd4"/>
    </style:style>
    <style:style style:name="P23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 style:writing-mode="page"/>
    </style:style>
    <style:style style:name="P24" style:family="paragraph" style:parent-style-name="Základný_20_text" style:master-page-name="">
      <style:paragraph-properties fo:margin-left="0.635cm" fo:margin-right="0cm" fo:line-height="150%" fo:text-align="start" style:justify-single-word="false" fo:text-indent="-0.635cm" style:auto-text-indent="false" style:page-number="auto" style:writing-mode="page"/>
    </style:style>
    <style:style style:name="P25" style:family="paragraph" style:parent-style-name="Základný_20_text" style:master-page-name="">
      <style:paragraph-properties fo:margin-left="0.635cm" fo:margin-right="0cm" fo:line-height="150%" fo:text-align="start" style:justify-single-word="false" fo:text-indent="-0.635cm" style:auto-text-indent="false" style:page-number="auto" style:writing-mode="page">
        <style:tab-stops>
          <style:tab-stop style:position="2.993cm"/>
        </style:tab-stops>
      </style:paragraph-properties>
    </style:style>
    <style:style style:name="P26" style:family="paragraph" style:parent-style-name="Základný_20_text" style:master-page-name="">
      <style:paragraph-properties fo:margin-left="0.635cm" fo:margin-right="0cm" fo:line-height="150%" fo:text-align="start" style:justify-single-word="false" fo:text-indent="-0.635cm" style:auto-text-indent="false" style:page-number="auto" style:writing-mode="page">
        <style:tab-stops>
          <style:tab-stop style:position="-3.33cm"/>
        </style:tab-stops>
      </style:paragraph-properties>
    </style:style>
    <style:style style:name="P27" style:family="paragraph" style:parent-style-name="Základný_20_text" style:master-page-name="">
      <style:paragraph-properties fo:margin-left="0.635cm" fo:margin-right="0cm" fo:line-height="150%" fo:text-align="start" style:justify-single-word="false" fo:text-indent="-0.635cm" style:auto-text-indent="false" style:page-number="auto" style:writing-mode="page">
        <style:tab-stops>
          <style:tab-stop style:position="-5.808cm"/>
        </style:tab-stops>
      </style:paragraph-properties>
    </style:style>
    <style:style style:name="P28" style:family="paragraph" style:parent-style-name="Standard">
      <style:paragraph-properties fo:line-height="150%" style:writing-mode="page"/>
    </style:style>
    <style:style style:name="P29" style:family="paragraph" style:parent-style-name="Základný_20_text">
      <style:paragraph-properties fo:margin-left="0cm" fo:margin-right="0cm" fo:line-height="150%" fo:text-align="start" style:justify-single-word="false" fo:text-indent="0cm" style:auto-text-indent="false" style:writing-mode="page"/>
    </style:style>
    <style:style style:name="P30" style:family="paragraph" style:parent-style-name="Základný_20_text">
      <style:paragraph-properties fo:margin-left="0cm" fo:margin-right="0cm" fo:line-height="150%" fo:text-align="start" style:justify-single-word="false" fo:text-indent="0cm" style:auto-text-indent="false" style:writing-mode="page">
        <style:tab-stops>
          <style:tab-stop style:position="1.254cm"/>
          <style:tab-stop style:position="14.048cm"/>
        </style:tab-stops>
      </style:paragraph-properties>
      <style:text-properties officeooo:paragraph-rsid="00106bf4"/>
    </style:style>
    <style:style style:name="P31" style:family="paragraph" style:parent-style-name="Základný_20_text">
      <style:paragraph-properties fo:margin-left="0cm" fo:margin-right="0cm" fo:line-height="150%" fo:text-align="start" style:justify-single-word="false" fo:text-indent="0cm" style:auto-text-indent="false" style:writing-mode="page">
        <style:tab-stops>
          <style:tab-stop style:position="1.244cm"/>
        </style:tab-stops>
      </style:paragraph-properties>
      <style:text-properties officeooo:paragraph-rsid="00106bf4"/>
    </style:style>
    <style:style style:name="P32" style:family="paragraph" style:parent-style-name="Základný_20_text">
      <style:paragraph-properties fo:margin-left="0cm" fo:margin-right="0cm" fo:line-height="150%" fo:text-align="start" style:justify-single-word="false" fo:text-indent="0cm" style:auto-text-indent="false" style:writing-mode="page">
        <style:tab-stops>
          <style:tab-stop style:position="1.279cm"/>
          <style:tab-stop style:position="15.626cm"/>
        </style:tab-stops>
      </style:paragraph-properties>
      <style:text-properties officeooo:paragraph-rsid="00106bf4"/>
    </style:style>
    <style:style style:name="P33" style:family="paragraph" style:parent-style-name="Základný_20_text">
      <style:paragraph-properties fo:margin-left="0cm" fo:margin-right="0cm" fo:line-height="150%" fo:text-align="start" style:justify-single-word="false" fo:text-indent="0cm" style:auto-text-indent="false" style:writing-mode="page">
        <style:tab-stops>
          <style:tab-stop style:position="1.254cm"/>
          <style:tab-stop style:position="17.381cm"/>
        </style:tab-stops>
      </style:paragraph-properties>
      <style:text-properties officeooo:paragraph-rsid="00106bf4"/>
    </style:style>
    <style:style style:name="P34" style:family="paragraph" style:parent-style-name="Základný_20_text">
      <style:paragraph-properties fo:margin-left="0cm" fo:margin-right="0cm" fo:line-height="150%" fo:text-align="start" style:justify-single-word="false" fo:text-indent="0cm" style:auto-text-indent="false" style:writing-mode="page"/>
      <style:text-properties officeooo:paragraph-rsid="0012c332"/>
    </style:style>
    <style:style style:name="P35" style:family="paragraph" style:parent-style-name="Základný_20_text">
      <style:paragraph-properties fo:margin-left="0cm" fo:margin-right="0cm" fo:line-height="150%" fo:text-align="start" style:justify-single-word="false" fo:text-indent="0cm" style:auto-text-indent="false" style:writing-mode="page">
        <style:tab-stops>
          <style:tab-stop style:position="1.005cm"/>
        </style:tab-stops>
      </style:paragraph-properties>
    </style:style>
    <style:style style:name="P36" style:family="paragraph" style:parent-style-name="Základný_20_text">
      <style:paragraph-properties fo:margin-left="0cm" fo:margin-right="0cm" fo:line-height="150%" fo:text-align="start" style:justify-single-word="false" fo:text-indent="0cm" style:auto-text-indent="false" style:writing-mode="page">
        <style:tab-stops>
          <style:tab-stop style:position="1.289cm"/>
        </style:tab-stops>
      </style:paragraph-properties>
      <style:text-properties officeooo:paragraph-rsid="0012c332"/>
    </style:style>
    <style:style style:name="P37" style:family="paragraph" style:parent-style-name="Základný_20_text">
      <style:paragraph-properties fo:margin-left="0cm" fo:margin-right="0cm" fo:line-height="150%" fo:text-align="start" style:justify-single-word="false" fo:text-indent="0cm" style:auto-text-indent="false" style:writing-mode="page">
        <style:tab-stops>
          <style:tab-stop style:position="1.289cm"/>
          <style:tab-stop style:position="15.923cm"/>
        </style:tab-stops>
      </style:paragraph-properties>
      <style:text-properties officeooo:paragraph-rsid="0012c332"/>
    </style:style>
    <style:style style:name="P38" style:family="paragraph" style:parent-style-name="Základný_20_text">
      <style:paragraph-properties fo:margin-left="0cm" fo:margin-right="0cm" fo:line-height="150%" fo:text-align="start" style:justify-single-word="false" fo:text-indent="0cm" style:auto-text-indent="false" style:writing-mode="page">
        <style:tab-stops>
          <style:tab-stop style:position="1.289cm"/>
          <style:tab-stop style:position="14.286cm"/>
        </style:tab-stops>
      </style:paragraph-properties>
      <style:text-properties officeooo:paragraph-rsid="0012c332"/>
    </style:style>
    <style:style style:name="P39" style:family="paragraph" style:parent-style-name="Základný_20_text">
      <style:paragraph-properties fo:margin-left="0cm" fo:margin-right="0cm" fo:line-height="150%" fo:text-align="start" style:justify-single-word="false" fo:text-indent="0cm" style:auto-text-indent="false" style:writing-mode="page">
        <style:tab-stops>
          <style:tab-stop style:position="1.388cm"/>
        </style:tab-stops>
      </style:paragraph-properties>
      <style:text-properties officeooo:paragraph-rsid="0012c332"/>
    </style:style>
    <style:style style:name="P40" style:family="paragraph" style:parent-style-name="Základný_20_text">
      <style:paragraph-properties fo:margin-left="0cm" fo:margin-right="0cm" fo:line-height="150%" fo:text-align="start" style:justify-single-word="false" fo:text-indent="0cm" style:auto-text-indent="false" style:writing-mode="page">
        <style:tab-stops>
          <style:tab-stop style:position="1.401cm"/>
        </style:tab-stops>
      </style:paragraph-properties>
    </style:style>
    <style:style style:name="P41" style:family="paragraph" style:parent-style-name="Základný_20_text">
      <style:paragraph-properties fo:margin-left="0cm" fo:margin-right="0cm" fo:line-height="150%" fo:text-align="start" style:justify-single-word="false" fo:text-indent="0cm" style:auto-text-indent="false" style:writing-mode="page">
        <style:tab-stops>
          <style:tab-stop style:position="1.401cm"/>
        </style:tab-stops>
      </style:paragraph-properties>
      <style:text-properties officeooo:paragraph-rsid="0012c332"/>
    </style:style>
    <style:style style:name="P42" style:family="paragraph" style:parent-style-name="Základný_20_text">
      <style:paragraph-properties fo:margin-left="0cm" fo:margin-right="0cm" fo:line-height="150%" fo:text-align="start" style:justify-single-word="false" fo:text-indent="0cm" style:auto-text-indent="false" style:writing-mode="page">
        <style:tab-stops>
          <style:tab-stop style:position="1.279cm"/>
        </style:tab-stops>
      </style:paragraph-properties>
    </style:style>
    <style:style style:name="P43" style:family="paragraph" style:parent-style-name="Základný_20_text">
      <style:paragraph-properties fo:margin-left="0cm" fo:margin-right="0cm" fo:line-height="150%" fo:text-align="start" style:justify-single-word="false" fo:text-indent="0cm" style:auto-text-indent="false" style:writing-mode="page">
        <style:tab-stops>
          <style:tab-stop style:position="1.279cm"/>
        </style:tab-stops>
      </style:paragraph-properties>
      <style:text-properties officeooo:paragraph-rsid="0012c332"/>
    </style:style>
    <style:style style:name="P44" style:family="paragraph" style:parent-style-name="Základný_20_text">
      <style:paragraph-properties fo:margin-left="0cm" fo:margin-right="0cm" fo:line-height="150%" fo:text-align="start" style:justify-single-word="false" fo:text-indent="0cm" style:auto-text-indent="false" style:writing-mode="page">
        <style:tab-stops>
          <style:tab-stop style:position="1.289cm"/>
          <style:tab-stop style:position="16.836cm"/>
        </style:tab-stops>
      </style:paragraph-properties>
      <style:text-properties officeooo:paragraph-rsid="0012c332"/>
    </style:style>
    <style:style style:name="P45" style:family="paragraph" style:parent-style-name="Základný_20_text">
      <style:paragraph-properties fo:margin-left="0cm" fo:margin-right="0cm" fo:line-height="150%" fo:text-align="start" style:justify-single-word="false" fo:text-indent="0cm" style:auto-text-indent="false" style:writing-mode="page">
        <style:tab-stops>
          <style:tab-stop style:position="1.266cm"/>
        </style:tab-stops>
      </style:paragraph-properties>
      <style:text-properties officeooo:paragraph-rsid="0012c332"/>
    </style:style>
    <style:style style:name="P46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47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06bf4"/>
    </style:style>
    <style:style style:name="P48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8.534cm"/>
          <style:tab-stop style:position="17.436cm"/>
        </style:tab-stops>
      </style:paragraph-properties>
      <style:text-properties officeooo:paragraph-rsid="00106bf4"/>
    </style:style>
    <style:style style:name="P49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1.254cm"/>
          <style:tab-stop style:position="14.048cm"/>
        </style:tab-stops>
      </style:paragraph-properties>
    </style:style>
    <style:style style:name="P50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1.244cm"/>
        </style:tab-stops>
      </style:paragraph-properties>
      <style:text-properties officeooo:paragraph-rsid="00106bf4"/>
    </style:style>
    <style:style style:name="P51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1.279cm"/>
          <style:tab-stop style:position="15.626cm"/>
        </style:tab-stops>
      </style:paragraph-properties>
    </style:style>
    <style:style style:name="P52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1.254cm"/>
          <style:tab-stop style:position="17.381cm"/>
        </style:tab-stops>
      </style:paragraph-properties>
      <style:text-properties officeooo:paragraph-rsid="00106bf4"/>
    </style:style>
    <style:style style:name="P53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2c332"/>
    </style:style>
    <style:style style:name="P54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1.005cm"/>
        </style:tab-stops>
      </style:paragraph-properties>
    </style:style>
    <style:style style:name="P55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1.289cm"/>
        </style:tab-stops>
      </style:paragraph-properties>
    </style:style>
    <style:style style:name="P56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1.289cm"/>
        </style:tab-stops>
      </style:paragraph-properties>
      <style:text-properties officeooo:paragraph-rsid="0012c332"/>
    </style:style>
    <style:style style:name="P57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1.289cm"/>
          <style:tab-stop style:position="15.923cm"/>
        </style:tab-stops>
      </style:paragraph-properties>
    </style:style>
    <style:style style:name="P58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1.289cm"/>
          <style:tab-stop style:position="14.286cm"/>
        </style:tab-stops>
      </style:paragraph-properties>
    </style:style>
    <style:style style:name="P59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1.388cm"/>
        </style:tab-stops>
      </style:paragraph-properties>
    </style:style>
    <style:style style:name="P60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1.401cm"/>
        </style:tab-stops>
      </style:paragraph-properties>
    </style:style>
    <style:style style:name="P61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1.289cm"/>
          <style:tab-stop style:position="16.836cm"/>
        </style:tab-stops>
      </style:paragraph-properties>
    </style:style>
    <style:style style:name="P62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1.266cm"/>
        </style:tab-stops>
      </style:paragraph-properties>
    </style:style>
    <style:style style:name="P63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2c332"/>
    </style:style>
    <style:style style:name="P64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1.401cm"/>
        </style:tab-stops>
      </style:paragraph-properties>
      <style:text-properties officeooo:paragraph-rsid="0012c332"/>
    </style:style>
    <style:style style:name="P65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1.279cm"/>
        </style:tab-stops>
      </style:paragraph-properties>
      <style:text-properties officeooo:paragraph-rsid="0012c332"/>
    </style:style>
    <style:style style:name="P66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 style:writing-mode="page"/>
    </style:style>
    <style:style style:name="P67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 style:writing-mode="page">
        <style:tab-stops>
          <style:tab-stop style:position="1.222cm"/>
          <style:tab-stop style:position="13.695cm"/>
        </style:tab-stops>
      </style:paragraph-properties>
      <style:text-properties officeooo:paragraph-rsid="00106bf4"/>
    </style:style>
    <style:style style:name="P68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 style:writing-mode="page"/>
      <style:text-properties officeooo:paragraph-rsid="0012c332"/>
    </style:style>
    <style:style style:name="P69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</style:style>
    <style:style style:name="P70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1.222cm"/>
          <style:tab-stop style:position="13.695cm"/>
        </style:tab-stops>
      </style:paragraph-properties>
    </style:style>
    <style:style style:name="P71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2c332"/>
    </style:style>
    <style:style style:name="P72" style:family="paragraph" style:parent-style-name="Základný_20_text">
      <style:paragraph-properties fo:margin-left="0.635cm" fo:margin-right="0cm" fo:line-height="150%" fo:text-align="start" style:justify-single-word="false" fo:text-indent="-0.635cm" style:auto-text-indent="false" style:writing-mode="page">
        <style:tab-stops>
          <style:tab-stop style:position="-0.039cm"/>
          <style:tab-stop style:position="10.899cm"/>
        </style:tab-stops>
      </style:paragraph-properties>
      <style:text-properties officeooo:paragraph-rsid="00106bf4"/>
    </style:style>
    <style:style style:name="P73" style:family="paragraph" style:parent-style-name="Základný_20_text">
      <style:paragraph-properties fo:margin-left="0.635cm" fo:margin-right="0cm" fo:line-height="150%" fo:text-align="start" style:justify-single-word="false" fo:text-indent="-0.635cm" style:auto-text-indent="false" style:writing-mode="page">
        <style:tab-stops>
          <style:tab-stop style:position="-0.039cm"/>
          <style:tab-stop style:position="13.522cm"/>
        </style:tab-stops>
      </style:paragraph-properties>
      <style:text-properties officeooo:paragraph-rsid="00106bf4"/>
    </style:style>
    <style:style style:name="P74" style:family="paragraph" style:parent-style-name="Základný_20_text">
      <style:paragraph-properties fo:margin-left="0.635cm" fo:margin-right="0cm" fo:line-height="150%" fo:text-align="start" style:justify-single-word="false" fo:text-indent="-0.635cm" style:auto-text-indent="false" style:writing-mode="page">
        <style:tab-stops>
          <style:tab-stop style:position="0.199cm"/>
          <style:tab-stop style:position="12.672cm"/>
        </style:tab-stops>
      </style:paragraph-properties>
      <style:text-properties officeooo:paragraph-rsid="00106bf4"/>
    </style:style>
    <style:style style:name="P75" style:family="paragraph" style:parent-style-name="Základný_20_text">
      <style:paragraph-properties fo:margin-left="0.635cm" fo:margin-right="0cm" fo:line-height="150%" fo:text-align="start" style:justify-single-word="false" fo:text-indent="-0.635cm" style:auto-text-indent="false" style:writing-mode="page">
        <style:tab-stops>
          <style:tab-stop style:position="-0.109cm"/>
          <style:tab-stop style:position="14.25cm"/>
        </style:tab-stops>
      </style:paragraph-properties>
      <style:text-properties officeooo:paragraph-rsid="00106bf4"/>
    </style:style>
    <style:style style:name="P76" style:family="paragraph" style:parent-style-name="Základný_20_text">
      <style:paragraph-properties fo:margin-left="0.635cm" fo:margin-right="0cm" fo:line-height="150%" fo:text-align="start" style:justify-single-word="false" fo:text-indent="-0.635cm" style:auto-text-indent="false" style:writing-mode="page"/>
      <style:text-properties officeooo:paragraph-rsid="0012c332"/>
    </style:style>
    <style:style style:name="P77" style:family="paragraph" style:parent-style-name="Základný_20_text">
      <style:paragraph-properties fo:margin-left="0.635cm" fo:margin-right="0cm" fo:line-height="150%" fo:text-align="start" style:justify-single-word="false" fo:text-indent="-0.635cm" style:auto-text-indent="false" style:writing-mode="page">
        <style:tab-stops>
          <style:tab-stop style:position="-5.906cm"/>
        </style:tab-stops>
      </style:paragraph-properties>
      <style:text-properties officeooo:paragraph-rsid="0012c332"/>
    </style:style>
    <style:style style:name="P78" style:family="paragraph" style:parent-style-name="Základný_20_text">
      <style:paragraph-properties fo:margin-left="0.635cm" fo:margin-right="0cm" fo:line-height="150%" fo:text-align="start" style:justify-single-word="false" fo:text-indent="-0.635cm" style:auto-text-indent="false" style:writing-mode="page">
        <style:tab-stops>
          <style:tab-stop style:position="-0.062cm"/>
          <style:tab-stop style:position="15.483cm"/>
        </style:tab-stops>
      </style:paragraph-properties>
      <style:text-properties officeooo:paragraph-rsid="0012c332"/>
    </style:style>
    <style:style style:name="P79" style:family="paragraph" style:parent-style-name="Základný_20_text">
      <style:paragraph-properties fo:margin-left="0.635cm" fo:margin-right="0cm" fo:line-height="150%" fo:text-align="start" style:justify-single-word="false" fo:text-indent="-0.635cm" style:auto-text-indent="false" style:writing-mode="page">
        <style:tab-stops>
          <style:tab-stop style:position="-0.238cm"/>
          <style:tab-stop style:position="13.471cm"/>
        </style:tab-stops>
      </style:paragraph-properties>
      <style:text-properties officeooo:paragraph-rsid="0012c332"/>
    </style:style>
    <style:style style:name="P80" style:family="paragraph" style:parent-style-name="Základný_20_text" style:master-page-name="">
      <style:paragraph-properties fo:margin-left="0.635cm" fo:margin-right="0cm" fo:line-height="150%" fo:text-align="start" style:justify-single-word="false" fo:text-indent="-0.635cm" style:auto-text-indent="false" style:page-number="auto" style:writing-mode="page">
        <style:tab-stops>
          <style:tab-stop style:position="-0.039cm"/>
          <style:tab-stop style:position="10.899cm"/>
        </style:tab-stops>
      </style:paragraph-properties>
      <style:text-properties officeooo:paragraph-rsid="00106bf4"/>
    </style:style>
    <style:style style:name="P81" style:family="paragraph" style:parent-style-name="Základný_20_text" style:master-page-name="">
      <style:paragraph-properties fo:margin-left="0.635cm" fo:margin-right="0cm" fo:line-height="150%" fo:text-align="start" style:justify-single-word="false" fo:text-indent="-0.635cm" style:auto-text-indent="false" style:page-number="auto" style:writing-mode="page">
        <style:tab-stops>
          <style:tab-stop style:position="-0.039cm"/>
          <style:tab-stop style:position="13.522cm"/>
        </style:tab-stops>
      </style:paragraph-properties>
    </style:style>
    <style:style style:name="P82" style:family="paragraph" style:parent-style-name="Základný_20_text" style:master-page-name="">
      <style:paragraph-properties fo:margin-left="0.635cm" fo:margin-right="0cm" fo:line-height="150%" fo:text-align="start" style:justify-single-word="false" fo:text-indent="-0.635cm" style:auto-text-indent="false" style:page-number="auto" style:writing-mode="page">
        <style:tab-stops>
          <style:tab-stop style:position="0.199cm"/>
          <style:tab-stop style:position="12.672cm"/>
        </style:tab-stops>
      </style:paragraph-properties>
    </style:style>
    <style:style style:name="P83" style:family="paragraph" style:parent-style-name="Základný_20_text" style:master-page-name="">
      <style:paragraph-properties fo:margin-left="0.635cm" fo:margin-right="0cm" fo:line-height="150%" fo:text-align="start" style:justify-single-word="false" fo:text-indent="-0.635cm" style:auto-text-indent="false" style:page-number="auto" style:writing-mode="page">
        <style:tab-stops>
          <style:tab-stop style:position="-0.109cm"/>
          <style:tab-stop style:position="14.25cm"/>
        </style:tab-stops>
      </style:paragraph-properties>
    </style:style>
    <style:style style:name="P84" style:family="paragraph" style:parent-style-name="Základný_20_text" style:master-page-name="">
      <style:paragraph-properties fo:margin-left="0.635cm" fo:margin-right="0cm" fo:line-height="150%" fo:text-align="start" style:justify-single-word="false" fo:text-indent="-0.635cm" style:auto-text-indent="false" style:page-number="auto" style:writing-mode="page"/>
      <style:text-properties officeooo:paragraph-rsid="0012c332"/>
    </style:style>
    <style:style style:name="P85" style:family="paragraph" style:parent-style-name="Základný_20_text" style:master-page-name="">
      <style:paragraph-properties fo:margin-left="0.635cm" fo:margin-right="0cm" fo:line-height="150%" fo:text-align="start" style:justify-single-word="false" fo:text-indent="-0.635cm" style:auto-text-indent="false" style:page-number="auto" style:writing-mode="page">
        <style:tab-stops>
          <style:tab-stop style:position="-5.906cm"/>
        </style:tab-stops>
      </style:paragraph-properties>
    </style:style>
    <style:style style:name="P86" style:family="paragraph" style:parent-style-name="Základný_20_text" style:master-page-name="">
      <style:paragraph-properties fo:margin-left="0.635cm" fo:margin-right="0cm" fo:line-height="150%" fo:text-align="start" style:justify-single-word="false" fo:text-indent="-0.635cm" style:auto-text-indent="false" style:page-number="auto" style:writing-mode="page">
        <style:tab-stops>
          <style:tab-stop style:position="-0.062cm"/>
          <style:tab-stop style:position="15.483cm"/>
        </style:tab-stops>
      </style:paragraph-properties>
    </style:style>
    <style:style style:name="P87" style:family="paragraph" style:parent-style-name="Základný_20_text" style:master-page-name="">
      <style:paragraph-properties fo:margin-left="0.635cm" fo:margin-right="0cm" fo:line-height="150%" fo:text-align="start" style:justify-single-word="false" fo:text-indent="-0.635cm" style:auto-text-indent="false" style:page-number="auto" style:writing-mode="page">
        <style:tab-stops>
          <style:tab-stop style:position="-0.238cm"/>
          <style:tab-stop style:position="13.471cm"/>
        </style:tab-stops>
      </style:paragraph-properties>
    </style:style>
    <style:style style:name="P88" style:family="paragraph" style:parent-style-name="Základný_20_text_20__28_2_29_" style:list-style-name="" style:master-page-name="PageStyle0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89" style:family="paragraph" style:parent-style-name="Záhlavie_20__23_3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90" style:family="paragraph" style:parent-style-name="Záhlavie_20__23_3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2c332"/>
    </style:style>
    <style:style style:name="P91" style:family="paragraph" style:parent-style-name="Záhlavie_20__23_3" style:list-style-name="">
      <style:paragraph-properties fo:margin-left="0cm" fo:margin-right="0cm" fo:line-height="150%" fo:text-align="start" style:justify-single-word="false" fo:text-indent="0cm" style:auto-text-indent="false" style:writing-mode="page"/>
      <style:text-properties officeooo:paragraph-rsid="0012c332"/>
    </style:style>
    <style:style style:name="P92" style:family="paragraph" style:parent-style-name="Záhlavie_20__23_2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93" style:family="paragraph" style:parent-style-name="Záhlavie_20__23_2" style:list-style-name="">
      <style:paragraph-properties fo:margin-left="0cm" fo:margin-right="0cm" fo:line-height="150%" fo:text-align="start" style:justify-single-word="false" fo:text-indent="0cm" style:auto-text-indent="false" style:writing-mode="page"/>
    </style:style>
    <style:style style:name="T1" style:family="text">
      <style:text-properties fo:color="#000000" style:text-position="-25% 58%" style:font-name="Arial" fo:font-size="15pt" fo:background-color="#80ffff" loext:char-shading-value="0" style:font-size-asian="15pt" style:font-size-complex="15pt"/>
    </style:style>
    <style:style style:name="T2" style:family="text">
      <style:text-properties fo:color="#000000" style:font-name="Arial" fo:font-size="15pt" fo:background-color="#80ffff" loext:char-shading-value="0" style:font-size-asian="15pt" style:font-size-complex="15pt"/>
    </style:style>
    <style:style style:name="T3" style:family="text">
      <style:text-properties fo:color="#000000" style:font-name="Arial" fo:font-size="15pt" officeooo:rsid="000aafd4" fo:background-color="#80ffff" loext:char-shading-value="0" style:font-size-asian="15pt" style:font-size-complex="15pt"/>
    </style:style>
    <style:style style:name="T4" style:family="text">
      <style:text-properties fo:color="#000000" style:font-name="Arial" fo:font-size="15pt" officeooo:rsid="000c5d2c" fo:background-color="#80ffff" loext:char-shading-value="0" style:font-size-asian="15pt" style:font-size-complex="15pt"/>
    </style:style>
    <style:style style:name="T5" style:family="text">
      <style:text-properties fo:color="#000000" style:font-name="Arial" fo:font-size="15pt" officeooo:rsid="000c88f6" fo:background-color="#80ffff" loext:char-shading-value="0" style:font-size-asian="15pt" style:font-size-complex="15pt"/>
    </style:style>
    <style:style style:name="T6" style:family="text">
      <style:text-properties fo:color="#000000" style:font-name="Arial" fo:font-size="15pt" officeooo:rsid="000e2948" fo:background-color="#80ffff" loext:char-shading-value="0" style:font-size-asian="15pt" style:font-size-complex="15pt"/>
    </style:style>
    <style:style style:name="T7" style:family="text">
      <style:text-properties fo:color="#000000" style:font-name="Arial" fo:font-size="15pt" officeooo:rsid="000fd98b" fo:background-color="#80ffff" loext:char-shading-value="0" style:font-size-asian="15pt" style:font-size-complex="15pt"/>
    </style:style>
    <style:style style:name="T8" style:family="text">
      <style:text-properties fo:color="#000000" style:font-name="Arial" fo:font-size="15pt" officeooo:rsid="00105e09" fo:background-color="#80ffff" loext:char-shading-value="0" style:font-size-asian="15pt" style:font-size-complex="15pt"/>
    </style:style>
    <style:style style:name="T9" style:family="text">
      <style:text-properties fo:color="#000000" style:font-name="Arial" fo:font-size="15pt" officeooo:rsid="00106bf4" fo:background-color="#80ffff" loext:char-shading-value="0" style:font-size-asian="15pt" style:font-size-complex="15pt"/>
    </style:style>
    <style:style style:name="T10" style:family="text">
      <style:text-properties fo:color="#000000" style:font-name="Arial" fo:font-size="15pt" officeooo:rsid="0012c332" fo:background-color="#80ffff" loext:char-shading-value="0" style:font-size-asian="15pt" style:font-size-complex="15pt"/>
    </style:style>
    <style:style style:name="T11" style:family="text">
      <style:text-properties style:font-name="Arial" fo:font-size="15pt" style:font-size-asian="15pt" style:font-size-complex="15pt"/>
    </style:style>
    <style:style style:name="T12" style:family="text">
      <style:text-properties style:font-name="Arial" fo:font-size="15pt" officeooo:rsid="000aafd4" style:font-size-asian="15pt" style:font-size-complex="15pt"/>
    </style:style>
    <style:style style:name="T13" style:family="text">
      <style:text-properties style:font-name="Arial" fo:font-size="15pt" officeooo:rsid="000c5d2c" style:font-size-asian="15pt" style:font-size-complex="15pt"/>
    </style:style>
    <style:style style:name="T14" style:family="text">
      <style:text-properties style:font-name="Arial" fo:font-size="15pt" officeooo:rsid="000c88f6" style:font-size-asian="15pt" style:font-size-complex="15pt"/>
    </style:style>
    <style:style style:name="T15" style:family="text">
      <style:text-properties style:font-name="Arial" fo:font-size="15pt" officeooo:rsid="000e2948" style:font-size-asian="15pt" style:font-size-complex="15pt"/>
    </style:style>
    <style:style style:name="T16" style:family="text">
      <style:text-properties style:font-name="Arial" fo:font-size="15pt" officeooo:rsid="000fd98b" style:font-size-asian="15pt" style:font-size-complex="15pt"/>
    </style:style>
    <style:style style:name="T17" style:family="text">
      <style:text-properties style:font-name="Arial" fo:font-size="15pt" officeooo:rsid="00105e09" style:font-size-asian="15pt" style:font-size-complex="15pt"/>
    </style:style>
    <style:style style:name="T18" style:family="text">
      <style:text-properties style:font-name="Arial" fo:font-size="15pt" officeooo:rsid="00106bf4" style:font-size-asian="15pt" style:font-size-complex="15pt"/>
    </style:style>
    <style:style style:name="T19" style:family="text">
      <style:text-properties style:font-name="Arial" fo:font-size="15pt" officeooo:rsid="0012c332" style:font-size-asian="15pt" style:font-size-complex="15pt"/>
    </style:style>
    <style:style style:name="T20" style:family="text">
      <style:text-properties style:font-name="Arial" fo:font-size="15pt" fo:background-color="#80ffff" loext:char-shading-value="0" style:font-size-asian="15pt" style:font-size-complex="15pt"/>
    </style:style>
    <style:style style:name="T21" style:family="text">
      <style:text-properties style:font-name="Arial" fo:font-size="15pt" officeooo:rsid="0012c332" style:font-name-asian="Microsoft Sans Serif" style:font-size-asian="15pt" style:font-name-complex="Microsoft Sans Serif" style:font-size-complex="15pt"/>
    </style:style>
    <style:style style:name="T22" style:family="text">
      <style:text-properties style:font-name="Arial1" fo:font-size="15pt" officeooo:rsid="0012c332" style:font-name-asian="Microsoft Sans Serif" style:font-size-asian="15pt" style:font-name-complex="Microsoft Sans Serif" style:font-size-complex="15pt"/>
    </style:style>
    <style:style style:name="Sect1" style:family="section">
      <style:section-properties fo:margin-left="0.635cm" fo:margin-right="1.866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0">
        <text:h text:style-name="P88" text:outline-level="1"><text:span text:style-name="CharStyle6"><text:span text:style-name="T11">František Víťazoslav Sasinek</text:span></text:span></text:h>
        <text:p text:style-name="P4"><text:span text:style-name="CharStyle6"><text:span text:style-name="T11">Smejme sa!</text:span></text:span></text:p>
        <text:p text:style-name="P4"><text:span text:style-name="CharStyle6"><text:span text:style-name="T11">Sošit 1</text:span></text:span></text:p>
        <text:p text:style-name="P4"><text:span text:style-name="CharStyle13"><text:span text:style-name="T11"/></text:span></text:p>
        <text:p text:style-name="P15"><text:span text:style-name="CharStyle11"><text:span text:style-name="T12">K </text:span></text:span><text:span text:style-name="CharStyle11"><text:span text:style-name="T11">jistému kupcovi prišiel s novým rokom </text:span></text:span><text:span text:style-name="CharStyle11"><text:span text:style-name="T2">je</text:span></text:span><text:span text:style-name="CharStyle11"><text:span text:style-name="T11">don ve</text:span></text:span><text:span text:style-name="CharStyle11"><text:span text:style-name="T2">l</text:span></text:span><text:span text:style-name="CharStyle11"><text:span text:style-name="T11">komo</text:span></text:span><text:span text:style-name="CharStyle11"><text:span text:style-name="T2">ž</text:span></text:span><text:span text:style-name="CharStyle11"><text:span text:style-name="T11">ný a zakúpil si veci zaumienené. Po vyplatení mal kupecký pomocník ešte 20 kr. vráti</text:span></text:span><text:span text:style-name="CharStyle11"><text:span text:style-name="T12">ť</text:span></text:span><text:span text:style-name="CharStyle11"><text:span text:style-name="T11"> veľkomožnému. Hladal sem i tam vo vreckách. Konečne s hlbokou poklonou povie: „Velkomožný pane! želám šťastlivý nový rok!</text:span></text:span><text:span text:style-name="CharStyle11"><text:span text:style-name="T2">“ </text:span></text:span><text:span text:style-name="CharStyle11"><text:span text:style-name="T11">A tým 20 kr. bolo vráteno.</text:span></text:span></text:p>
        <text:p text:style-name="P16"><text:span text:style-name="CharStyle11"><text:span text:style-name="T2"/></text:span></text:p>
        <text:p text:style-name="P15"><text:span text:style-name="CharStyle11"><text:span text:style-name="T11">V pluku krá</text:span></text:span><text:span text:style-name="CharStyle11"><text:span text:style-name="T2">l</text:span></text:span><text:span text:style-name="CharStyle11"><text:span text:style-name="T11">a Alfonsa mal </text:span></text:span><text:span text:style-name="CharStyle11"><text:span text:style-name="T2">je</text:span></text:span><text:span text:style-name="CharStyle11"><text:span text:style-name="T11">don vo</text:span></text:span><text:span text:style-name="CharStyle11"><text:span text:style-name="T2">já</text:span></text:span><text:span text:style-name="CharStyle11"><text:span text:style-name="T11">k čáko </text:span></text:span><text:span text:style-name="CharStyle11"><text:span text:style-name="T3">u</text:span></text:span><text:span text:style-name="CharStyle11"><text:span text:style-name="T11">plným kohútim chvostom ozdobené! </text:span></text:span><text:span text:style-name="CharStyle11"><text:span text:style-name="T2">„</text:span></text:span><text:span text:style-name="CharStyle11"><text:span text:style-name="T11">Kedy že už zaspievaš kohútku?“ </text:span></text:span><text:span text:style-name="CharStyle11"><text:span text:style-name="T2">—</text:span></text:span><text:span text:style-name="CharStyle11"><text:span text:style-name="T11"> tázal sa krá</text:span></text:span><text:span text:style-name="CharStyle11"><text:span text:style-name="T2">l</text:span></text:span><text:span text:style-name="CharStyle11"><text:span text:style-name="T11"> jeho, ráno na stráži sto</text:span></text:span><text:span text:style-name="CharStyle11"><text:span text:style-name="T2">ji</text:span></text:span><text:span text:style-name="CharStyle11"><text:span text:style-name="T11">aceho. „Vaša Jasnosť! ráno nemá chuti do spevu, ktorý večer hladným zostal.</text:span></text:span><text:span text:style-name="CharStyle11"><text:span text:style-name="T2">“</text:span></text:span><text:span text:style-name="CharStyle11"><text:span text:style-name="T11"> Za túto trefnú odpoveď, dostal potom na dobrý obed i večeru.</text:span></text:span></text:p>
        <text:p text:style-name="P6"><text:span text:style-name="CharStyle11"><text:span text:style-name="T2"/></text:span></text:p>
        <text:p text:style-name="P15"><text:span text:style-name="CharStyle11"><text:span text:style-name="T11">Jedna zaslep</text:span></text:span><text:span text:style-name="CharStyle11"><text:span text:style-name="T12">lá</text:span></text:span><text:span text:style-name="CharStyle11"><text:span text:style-name="T11"> osemdesiatročná starenka prišla k le­károvi, prosiac ho o liek, ktorý by jej navrátil zrak. Lekár usmievajúc sa riekol: „Či ste kedy slyšaly, aby boli dali nové obloky na starý a k pádu blízky dom?“ </text:span></text:span><text:span text:style-name="CharStyle11"><text:span text:style-name="T2">— </text:span></text:span><text:span text:style-name="CharStyle11"><text:span text:style-name="T11">Pane moj, keď aj nie nové obloky, preca opravené alebo aspoň vyčistené.“</text:span></text:span></text:p>
        <text:p text:style-name="P24"><text:span text:style-name="CharStyle11"><text:span text:style-name="T2"/></text:span></text:p>
        <text:p text:style-name="P15"><text:span text:style-name="CharStyle11"><text:span text:style-name="T11">Jistý žartovn</text:span></text:span><text:span text:style-name="CharStyle11"><text:span text:style-name="T2">í</text:span></text:span><text:span text:style-name="CharStyle11"><text:span text:style-name="T11">k takto opisoval hostinu. Na začiatku: Nemo audebat loqui; po chvilke posedenia: Exibat se</text:span></text:span><text:span text:style-name="CharStyle11"><text:span text:style-name="T2">n</text:span></text:span><text:span text:style-name="CharStyle11"><text:span text:style-name="T11">no inter fratres; Po dado</text:span></text:span><text:span text:style-name="CharStyle11"><text:span text:style-name="T2">l</text:span></text:span><text:span text:style-name="CharStyle11"><text:span text:style-name="T11">ko pohárkoch: Loquebantur variis linguis; konečne po obede: Ibant, qua poterant.</text:span></text:span></text:p>
        <text:p text:style-name="P15"><text:span text:style-name="CharStyle11"><text:span text:style-name="T2"/></text:span></text:p>
        <text:p text:style-name="P15"><text:span text:style-name="CharStyle11"><text:span text:style-name="T11">Chvastal sa Pyšný, že už 2000 zl. vynaložil na svo</text:span></text:span><text:span text:style-name="CharStyle11"><text:span text:style-name="T2">je </text:span></text:span><text:span text:style-name="CharStyle11"><text:span text:style-name="T11">vzdelanie. Na to mu odpovedal Chytrý: „Ke</text:span></text:span><text:span text:style-name="CharStyle11"><text:span text:style-name="T12">ď</text:span></text:span><text:span text:style-name="CharStyle11"><text:span text:style-name="T11"> ti kto dá za vzdelanie tvoje len 6 od sta, môžeš mu všetko tvoje vzdelanie za to dať i s kapitálom.</text:span></text:span><text:span text:style-name="CharStyle11"><text:span text:style-name="T2">“</text:span></text:span></text:p>
        <text:p text:style-name="P6"><text:span text:style-name="CharStyle11"><text:span text:style-name="T2"/></text:span></text:p>
        <text:p text:style-name="P15"><text:span text:style-name="CharStyle11"><text:span text:style-name="T11">Sišli sa dvaja cestovatelia v hostinci a spolu si rozká­zali upiecť kapúna. Kapún upečený bol donesený, a </text:span></text:span><text:span text:style-name="CharStyle11"><text:span text:style-name="T2">je</text:span></text:span><text:span text:style-name="CharStyle11"><text:span text:style-name="T11">don z cestovateľov dal sa do </text:span></text:span><text:span text:style-name="CharStyle11"><text:span text:style-name="T2">ro</text:span></text:span><text:span text:style-name="CharStyle11"><text:span text:style-name="T11">zkra</text:span></text:span><text:span text:style-name="CharStyle11"><text:span text:style-name="T2">jov</text:span></text:span><text:span text:style-name="CharStyle11"><text:span text:style-name="T11">ania jeho a medzi tým predložil druhému otázku: či mu ešte rodičia žijú? Oslovený dal sa vyprávať o nemoci, jej ťažkosti a zd</text:span></text:span><text:span text:style-name="CharStyle11"><text:span text:style-name="T12">ľ</text:span></text:span><text:span text:style-name="CharStyle11"><text:span text:style-name="T11">havosti, o bolesťach a trápnej smrti. </text:span></text:span><text:soft-page-break/><text:span text:style-name="CharStyle11"><text:span text:style-name="T11">Poslucháč med­zitým i rukama i zubama pracoval na pečeni; čo ke</text:span></text:span><text:span text:style-name="CharStyle11"><text:span text:style-name="T12">ď</text:span></text:span><text:span text:style-name="CharStyle11"><text:span text:style-name="T11"> tamten žalostivý opisovate</text:span></text:span><text:span text:style-name="CharStyle11"><text:span text:style-name="T3">ľ</text:span></text:span><text:span text:style-name="CharStyle11"><text:span text:style-name="T11"> otcovho osudu zpatril a v tom i klam zpozoroval, aby klam klamom previedol, tazal sa: „Priateľu, nuž a tvo</text:span></text:span><text:span text:style-name="CharStyle11"><text:span text:style-name="T3">j</text:span></text:span><text:span text:style-name="CharStyle11"><text:span text:style-name="T11"> umrelý otec? Vyprávajže zas ty o ňom, aby</text:span></text:span><text:span text:style-name="CharStyle11"><text:span text:style-name="T2"> </text:span></text:span><text:span text:style-name="CharStyle11"><text:span text:style-name="T11">ch i ja p</text:span></text:span><text:span text:style-name="CharStyle11"><text:span text:style-name="T3">oľ</text:span></text:span><text:span text:style-name="CharStyle11"><text:span text:style-name="T11">utoval teba!</text:span></text:span><text:span text:style-name="CharStyle11"><text:span text:style-name="T2">“</text:span></text:span><text:span text:style-name="CharStyle11"><text:span text:style-name="T11"> — „Moj otec zom­rel náhlou smrťou“ — odvetil tázaný, a pokračoval dial s trovením kapúna.</text:span></text:span></text:p>
        <text:p text:style-name="P6"><text:span text:style-name="CharStyle19"><text:span text:style-name="T2"/></text:span></text:p>
        <text:p text:style-name="P15"><text:span text:style-name="CharStyle11"><text:span text:style-name="T11">Díval sa ktosi z okna dolu na valacha, ktorí leni­vého a dbankami obtiaženého osla nemilosrdne bil, a zahrmel na toh</text:span></text:span><text:span text:style-name="CharStyle11"><text:span text:style-name="T2">ot</text:span></text:span><text:span text:style-name="CharStyle11"><text:span text:style-name="T11">o: prečo tak zachodí s u</text:span></text:span><text:span text:style-name="CharStyle11"><text:span text:style-name="T2">š</text:span></text:span><text:span text:style-name="CharStyle11"><text:span text:style-name="T11">iakom? Valach pozrúc do okna hore zvolal: „Ej bystu bohu, ktoby si to len pomyslel, že ste jeho kamarád;“</text:span></text:span></text:p>
        <text:p text:style-name="P6"><text:span text:style-name="CharStyle11"><text:span text:style-name="T2"/></text:span></text:p>
        <text:p text:style-name="P15"><text:span text:style-name="CharStyle11"><text:span text:style-name="T11">Druhý tučný pán zas v Pe</text:span></text:span><text:span text:style-name="CharStyle11"><text:span text:style-name="T2">š</text:span></text:span><text:span text:style-name="CharStyle11"><text:span text:style-name="T11">ti chcel sa da</text:span></text:span><text:span text:style-name="CharStyle11"><text:span text:style-name="T2">ť</text:span></text:span><text:span text:style-name="CharStyle11"><text:span text:style-name="T11"> fiakrovi odviezť. </text:span></text:span><text:span text:style-name="CharStyle11"><text:span text:style-name="T2">„</text:span></text:span><text:span text:style-name="CharStyle11"><text:span text:style-name="T11">Ale</text:span></text:span><text:span text:style-name="CharStyle11"><text:span text:style-name="T2">,</text:span></text:span><text:span text:style-name="CharStyle11"><text:span text:style-name="T11"> pros</text:span></text:span><text:span text:style-name="CharStyle11"><text:span text:style-name="T3">i</text:span></text:span><text:span text:style-name="CharStyle11"><text:span text:style-name="T11">m, či na dvakra</text:span></text:span><text:span text:style-name="CharStyle11"><text:span text:style-name="T2">t</text:span></text:span><text:span text:style-name="CharStyle11"><text:span text:style-name="T11">?“ </text:span></text:span><text:span text:style-name="CharStyle11"><text:span text:style-name="T2">—</text:span></text:span><text:span text:style-name="CharStyle11"><text:span text:style-name="T11"> bola otázka fiakrová.</text:span></text:span></text:p>
        <text:p text:style-name="P6"><text:span text:style-name="CharStyle11"><text:span text:style-name="T11"/></text:span></text:p>
        <text:p text:style-name="P15"><text:span text:style-name="CharStyle11"><text:span text:style-name="T11">Chlubil sa ktosi, že pochodil temer p</text:span></text:span><text:span text:style-name="CharStyle11"><text:span text:style-name="T3">ô</text:span></text:span><text:span text:style-name="CharStyle11"><text:span text:style-name="T11">l Eur</text:span></text:span><text:span text:style-name="CharStyle11"><text:span text:style-name="T3">o</text:span></text:span><text:span text:style-name="CharStyle11"><text:span text:style-name="T11">py. Táza</text:span></text:span><text:span text:style-name="CharStyle11"><text:span text:style-name="T2">n</text:span></text:span><text:span text:style-name="CharStyle11"><text:span text:style-name="T11">ý: „či bol i v Benátkách a jaké to mesto?</text:span></text:span><text:span text:style-name="CharStyle11"><text:span text:style-name="T2">“</text:span></text:span><text:span text:style-name="CharStyle11"><text:span text:style-name="T11"> od­vetí</text:span></text:span><text:span text:style-name="CharStyle11"><text:span text:style-name="T2">:</text:span></text:span><text:span text:style-name="CharStyle11"><text:span text:style-name="T11"> „Neznám sa už dosť rozpamätať, lebo už bolo pr</text:span></text:span><text:span text:style-name="CharStyle11"><text:span text:style-name="T12">í</text:span></text:span><text:span text:style-name="CharStyle11"><text:span text:style-name="T11">tmie, keď som </text:span></text:span><text:span text:style-name="CharStyle11"><text:span text:style-name="T2">je</text:span></text:span><text:span text:style-name="CharStyle11"><text:span text:style-name="T11">l na koni okolo mesta.“ </text:span></text:span><text:span text:style-name="CharStyle11"><text:span text:style-name="T2">—</text:span></text:span><text:span text:style-name="CharStyle11"><text:span text:style-name="T11"> „Ej ej!“ </text:span></text:span><text:span text:style-name="CharStyle11"><text:span text:style-name="T2">—</text:span></text:span><text:span text:style-name="CharStyle11"><text:span text:style-name="T11"> vkročil mu ktosi do reči </text:span></text:span><text:span text:style-name="CharStyle11"><text:span text:style-name="T2">—</text:span></text:span><text:span text:style-name="CharStyle11"><text:span text:style-name="T11"> „veď Benátky otočené sú morom!“ </text:span></text:span><text:span text:style-name="CharStyle11"><text:span text:style-name="T2">—</text:span></text:span><text:span text:style-name="CharStyle11"><text:span text:style-name="T11"> „Hja, veď bolo to v zime, keď more pokryté bolo ľadom“ </text:span></text:span><text:span text:style-name="CharStyle11"><text:span text:style-name="T2">—</text:span></text:span><text:span text:style-name="CharStyle11"><text:span text:style-name="T11"> odpovedal na slove lapený.</text:span></text:span></text:p>
        <text:p text:style-name="P6"><text:span text:style-name="CharStyle22"><text:span text:style-name="T2"/></text:span></text:p>
        <text:p text:style-name="P22"><text:span text:style-name="CharStyle11"><text:span text:style-name="T11">Boly v dedine dve ve</text:span></text:span><text:span text:style-name="CharStyle11"><text:span text:style-name="T3">ľ</text:span></text:span><text:span text:style-name="CharStyle11"><text:span text:style-name="T11">ké pi</text:span></text:span><text:span text:style-name="CharStyle11"><text:span text:style-name="T2">já</text:span></text:span><text:span text:style-name="CharStyle11"><text:span text:style-name="T11">čky, ktoré p</text:span></text:span><text:span text:style-name="CharStyle11"><text:span text:style-name="T3">re</text:span></text:span><text:span text:style-name="CharStyle11"><text:span text:style-name="T11"> pohoršl</text:span></text:span><text:span text:style-name="CharStyle11"><text:span text:style-name="T2">i</text:span></text:span><text:span text:style-name="CharStyle11"><text:span text:style-name="T11">vý svoj život</text:span></text:span><text:span text:style-name="CharStyle11"><text:span text:style-name="T2">, </text:span></text:span><text:span text:style-name="CharStyle11"><text:span text:style-name="T11">pohnané bol</text:span></text:span><text:span text:style-name="CharStyle11"><text:span text:style-name="T2">y</text:span></text:span><text:span text:style-name="CharStyle11"><text:span text:style-name="T11"> pred súd. Zas</text:span></text:span><text:span text:style-name="CharStyle11"><text:span text:style-name="T3">ľ</text:span></text:span><text:span text:style-name="CharStyle11"><text:span text:style-name="T11">úbi</text:span></text:span><text:span text:style-name="CharStyle11"><text:span text:style-name="T2">ť</text:span></text:span><text:span text:style-name="CharStyle11"><text:span text:style-name="T11"> mu­seli, že u</text:span></text:span><text:span text:style-name="CharStyle11"><text:span text:style-name="T2">ž</text:span></text:span><text:span text:style-name="CharStyle11"><text:span text:style-name="T11"> viac nebudú piť tu pekelnicu. Zas</text:span></text:span><text:span text:style-name="CharStyle11"><text:span text:style-name="T3">ľ</text:span></text:span><text:span text:style-name="CharStyle11"><text:span text:style-name="T11">úbily, vyžiadajúc si len to, aby pri kúpe aspoň smel</text:span></text:span><text:span text:style-name="CharStyle11"><text:span text:style-name="T3">y</text:span></text:span><text:span text:style-name="CharStyle11"><text:span text:style-name="T11"> piť a</text:span></text:span><text:span text:style-name="CharStyle11"><text:span text:style-name="T2">l</text:span></text:span><text:span text:style-name="CharStyle11"><text:span text:style-name="T11">damáš, lebo </text:span></text:span><text:span text:style-name="CharStyle11"><text:span text:style-name="T2">— — </text:span></text:span><text:span text:style-name="CharStyle11"><text:span text:style-name="T11">vraj kúpa sa tak lepšie darí. Súd </text:span></text:span><text:span text:style-name="CharStyle11"><text:span text:style-name="T2">jí</text:span></text:span><text:span text:style-name="CharStyle11"><text:span text:style-name="T11">m to dovolil. </text:span></text:span><text:span text:style-name="CharStyle11"><text:span text:style-name="T12">Č</text:span></text:span><text:span text:style-name="CharStyle11"><text:span text:style-name="T11">o teda urobily. Jedna z n</text:span></text:span><text:span text:style-name="CharStyle11"><text:span text:style-name="T3">í</text:span></text:span><text:span text:style-name="CharStyle11"><text:span text:style-name="T11">ch mala kozu: túto teda každý temer boží deň predávala jedna druhej, a tak pí</text:span></text:span><text:span text:style-name="CharStyle11"><text:span text:style-name="T2">j</text:span></text:span><text:span text:style-name="CharStyle11"><text:span text:style-name="T11">anstvo i na ďalej viedly.</text:span></text:span></text:p>
        <text:p text:style-name="P6"><text:span text:style-name="CharStyle11"><text:span text:style-name="T2"/></text:span></text:p>
        <text:p text:style-name="P15"><text:span text:style-name="CharStyle11"><text:span text:style-name="T11">Navštívil krá</text:span></text:span><text:span text:style-name="CharStyle11"><text:span text:style-name="T3">ľ</text:span></text:span><text:span text:style-name="CharStyle11"><text:span text:style-name="T11"> žalár. Uväznenci, jemu predstavení, rad radom vyhovárali sa, že bez viny odsúdení sú do väzenia; len </text:span></text:span><text:span text:style-name="CharStyle11"><text:span text:style-name="T2">je</text:span></text:span><text:span text:style-name="CharStyle11"><text:span text:style-name="T11">don pokorne vyznal vinu svoju. Krá</text:span></text:span><text:span text:style-name="CharStyle11"><text:span text:style-name="T3">ľ</text:span></text:span><text:span text:style-name="CharStyle11"><text:span text:style-name="T11"> teda povedal: „Poneváč títo všeci sú </text:span></text:span><text:span text:style-name="CharStyle11"><text:span text:style-name="T12">ľu</text:span></text:span><text:span text:style-name="CharStyle11"><text:span text:style-name="T11">dia statoční, okrem tohoto zlodeja, nakladám: aby tento zlodej vyhnaný bol von z väzenia, lebo nezaslúži, aby </text:span></text:span><text:soft-page-break/><text:span text:style-name="CharStyle11"><text:span text:style-name="T11">medzi takýmito sta­točnými uväznencami bol.</text:span></text:span><text:span text:style-name="CharStyle11"><text:span text:style-name="T2">“</text:span></text:span></text:p>
        <text:p text:style-name="P6"><text:span text:style-name="CharStyle23"><text:span text:style-name="T20"/></text:span></text:p>
        <text:p text:style-name="P7"><text:span text:style-name="CharStyle11"><text:span text:style-name="T11">Jedon bohatý kupec, k</text:span></text:span><text:span text:style-name="CharStyle11"><text:span text:style-name="T2">t</text:span></text:span><text:span text:style-name="CharStyle11"><text:span text:style-name="T11">orý i samého krá</text:span></text:span><text:span text:style-name="CharStyle11"><text:span text:style-name="T3">ľ</text:span></text:span><text:span text:style-name="CharStyle11"><text:span text:style-name="T11">a mal na čiernej tabule, chcejúc </text:span></text:span><text:span text:style-name="CharStyle11"><text:span text:style-name="T2">u</text:span></text:span><text:span text:style-name="CharStyle11"><text:span text:style-name="T11">čini</text:span></text:span><text:span text:style-name="CharStyle11"><text:span text:style-name="T3">t</text:span></text:span><text:span text:style-name="CharStyle11"><text:span text:style-name="T11"> svoje meno historickým, dal vystaviť starobnicu (špit</text:span></text:span><text:span text:style-name="CharStyle11"><text:span text:style-name="T12">a</text:span></text:span><text:span text:style-name="CharStyle11"><text:span text:style-name="T2">l</text:span></text:span><text:span text:style-name="CharStyle11"><text:span text:style-name="T11"> </text:span></text:span><text:span text:style-name="CharStyle11"><text:span text:style-name="T2">p</text:span></text:span><text:span text:style-name="CharStyle11"><text:span text:style-name="T11">re staré chudobné osoby), a tak si v budove tejto zahlboval</text:span></text:span><text:span text:style-name="CharStyle11"><text:span text:style-name="T2">,</text:span></text:span><text:span text:style-name="CharStyle11"><text:span text:style-name="T11"> </text:span></text:span><text:span text:style-name="CharStyle11"><text:span text:style-name="T2">ž</text:span></text:span><text:span text:style-name="CharStyle11"><text:span text:style-name="T11">e temer každého po­zýval k obzeraniu a obdiveniu tejže budovy. Medzi n</text:span></text:span><text:span text:style-name="CharStyle11"><text:span text:style-name="T12">í</text:span></text:span><text:span text:style-name="CharStyle11"><text:span text:style-name="T11">mi bol i jedon vtipkár, ktorý neznal držať jazyk za zubama. Tento boháčovi povie; „Pekné stavenie; ale preca pozo­rujem tú chyby, že je malé.“ </text:span></text:span><text:span text:style-name="CharStyle11"><text:span text:style-name="T2">—</text:span></text:span><text:span text:style-name="CharStyle11"><text:span text:style-name="T11"> „Ha ha ha!“ </text:span></text:span><text:span text:style-name="CharStyle11"><text:span text:style-name="T2">—</text:span></text:span><text:span text:style-name="CharStyle11"><text:span text:style-name="T11"> odvetí mu boháč </text:span></text:span><text:span text:style-name="CharStyle11"><text:span text:style-name="T2">—</text:span></text:span><text:span text:style-name="CharStyle11"><text:span text:style-name="T11"> „to</text:span></text:span><text:span text:style-name="CharStyle11"><text:span text:style-name="T3">ľ</text:span></text:span><text:span text:style-name="CharStyle11"><text:span text:style-name="T11">ké budovisko a </text:span></text:span><text:span text:style-name="CharStyle11"><text:span text:style-name="T2">—</text:span></text:span><text:span text:style-name="CharStyle11"><text:span text:style-name="T11"> vraj </text:span></text:span><text:span text:style-name="CharStyle11"><text:span text:style-name="T2">—</text:span></text:span><text:span text:style-name="CharStyle11"><text:span text:style-name="T11"> malé!“ </text:span></text:span><text:span text:style-name="CharStyle11"><text:span text:style-name="T2">— </text:span></text:span><text:span text:style-name="CharStyle11"><text:span text:style-name="T11">„Je ono sice dosť veľké“ </text:span></text:span><text:span text:style-name="CharStyle11"><text:span text:style-name="T2">—</text:span></text:span><text:span text:style-name="CharStyle11"><text:span text:style-name="T11"> dodal vtipkár; </text:span></text:span><text:span text:style-name="CharStyle11"><text:span text:style-name="T2">—</text:span></text:span><text:span text:style-name="CharStyle11"><text:span text:style-name="T11"> keby však mali sem prísť všeci, ktorých si do chudoby pri­viedol, ani polovica z n</text:span></text:span><text:span text:style-name="CharStyle11"><text:span text:style-name="T3">í</text:span></text:span><text:span text:style-name="CharStyle11"><text:span text:style-name="T11">ch nemala by tuná miesta.“</text:span></text:span></text:p>
        <text:p text:style-name="P15"><text:span text:style-name="CharStyle11"><text:span text:style-name="T2"/></text:span></text:p>
        <text:p text:style-name="P15"><text:span text:style-name="CharStyle11"><text:span text:style-name="T11">Chvastal sa ktosi pred Alfonsom, krá</text:span></text:span><text:span text:style-name="CharStyle11"><text:span text:style-name="T3">ľ</text:span></text:span><text:span text:style-name="CharStyle11"><text:span text:style-name="T11">om Arragonie, že konečne vyna</text:span></text:span><text:span text:style-name="CharStyle11"><text:span text:style-name="T2">jš</text:span></text:span><text:span text:style-name="CharStyle11"><text:span text:style-name="T11">iel múdreho človeka. Na čo krá</text:span></text:span><text:span text:style-name="CharStyle11"><text:span text:style-name="T3">ľ</text:span></text:span><text:span text:style-name="CharStyle11"><text:span text:style-name="T11"> po­znamenal: </text:span></text:span><text:span text:style-name="CharStyle11"><text:span text:style-name="T2">„</text:span></text:span><text:span text:style-name="CharStyle11"><text:span text:style-name="T11">R</text:span></text:span><text:span text:style-name="CharStyle11"><text:span text:style-name="T2">á</text:span></text:span><text:span text:style-name="CharStyle11"><text:span text:style-name="T11">d by</text:span></text:span><text:span text:style-name="CharStyle11"><text:span text:style-name="T2"> </text:span></text:span><text:span text:style-name="CharStyle11"><text:span text:style-name="T11">ch vedel: jakoby mohol blázon ro­zoznať blázna od múdreho?</text:span></text:span></text:p>
        <text:p text:style-name="P6"><text:span text:style-name="CharStyle11"><text:span text:style-name="T2"/></text:span></text:p>
        <text:p text:style-name="P15"><text:span text:style-name="CharStyle11"><text:span text:style-name="T11">Chudobný žiak pýtal od </text:span></text:span><text:span text:style-name="CharStyle11"><text:span text:style-name="T2">š</text:span></text:span><text:span text:style-name="CharStyle11"><text:span text:style-name="T11">evca podporu. „Kt</text:span></text:span><text:span text:style-name="CharStyle11"><text:span text:style-name="T3">ô</text:span></text:span><text:span text:style-name="CharStyle11"><text:span text:style-name="T11">že ste?</text:span></text:span><text:span text:style-name="CharStyle11"><text:span text:style-name="T2">“ —</text:span></text:span><text:span text:style-name="CharStyle11"><text:span text:style-name="T11"> tázal sa ho </text:span></text:span><text:span text:style-name="CharStyle11"><text:span text:style-name="T2">š</text:span></text:span><text:span text:style-name="CharStyle11"><text:span text:style-name="T11">vec. „Ja som pestovate</text:span></text:span><text:span text:style-name="CharStyle11"><text:span text:style-name="T3">ľ</text:span></text:span><text:span text:style-name="CharStyle11"><text:span text:style-name="T11"> viac umení</text:span></text:span><text:span text:style-name="CharStyle11"><text:span text:style-name="T2">“</text:span></text:span><text:span text:style-name="CharStyle11"><text:span text:style-name="T11"> </text:span></text:span><text:span text:style-name="CharStyle11"><text:span text:style-name="T2">— </text:span></text:span><text:span text:style-name="CharStyle11"><text:span text:style-name="T11">odpovedal. „</text:span></text:span><text:span text:style-name="CharStyle11"><text:span text:style-name="T12">Ľ</text:span></text:span><text:span text:style-name="CharStyle11"><text:span text:style-name="T11">a </text:span></text:span><text:span text:style-name="CharStyle11"><text:span text:style-name="T3">ľ</text:span></text:span><text:span text:style-name="CharStyle11"><text:span text:style-name="T11">a ti ho! ja pri jednom umení musím živiť seba a celú rodinu, a vy pri sedmorakom umení neznáte vyživiť sám seba?“ </text:span></text:span><text:span text:style-name="CharStyle11"><text:span text:style-name="T2">—</text:span></text:span><text:span text:style-name="CharStyle11"><text:span text:style-name="T11"> pohnul šve</text:span></text:span><text:span text:style-name="CharStyle11"><text:span text:style-name="T2">c</text:span></text:span><text:span text:style-name="CharStyle11"><text:span text:style-name="T11"> rozumom.</text:span></text:span></text:p>
        <text:p text:style-name="P14"><text:span text:style-name="CharStyle11"><text:span text:style-name="T2"/></text:span></text:p>
        <text:p text:style-name="P15"><text:span text:style-name="CharStyle11"><text:span text:style-name="T11">„Dajte pozor, abyste sa nestal pokrmom rýb!</text:span></text:span><text:span text:style-name="CharStyle11"><text:span text:style-name="T2">“</text:span></text:span><text:span text:style-name="CharStyle11"><text:span text:style-name="T11"> </text:span></text:span><text:span text:style-name="CharStyle11"><text:span text:style-name="T2">— </text:span></text:span><text:span text:style-name="CharStyle11"><text:span text:style-name="T11">napomínal spravca lode </text:span></text:span><text:span text:style-name="CharStyle11"><text:span text:style-name="T2">je</text:span></text:span><text:span text:style-name="CharStyle11"><text:span text:style-name="T11">dnoho cest</text:span></text:span><text:span text:style-name="CharStyle11"><text:span text:style-name="T2">ov</text:span></text:span><text:span text:style-name="CharStyle11"><text:span text:style-name="T11">ate</text:span></text:span><text:span text:style-name="CharStyle11"><text:span text:style-name="T12">ľ</text:span></text:span><text:span text:style-name="CharStyle11"><text:span text:style-name="T11">a, ustavične do vody </text:span></text:span><text:span text:style-name="CharStyle11"><text:span text:style-name="T2">h</text:span></text:span><text:span text:style-name="CharStyle11"><text:span text:style-name="T11">lädiaceho. </text:span></text:span><text:span text:style-name="CharStyle11"><text:span text:style-name="T2">„</text:span></text:span><text:span text:style-name="CharStyle11"><text:span text:style-name="T11">Ha ha ha!</text:span></text:span><text:span text:style-name="CharStyle11"><text:span text:style-name="T2">“</text:span></text:span><text:span text:style-name="CharStyle11"><text:span text:style-name="T11"> zvolal tento </text:span></text:span><text:span text:style-name="CharStyle11"><text:span text:style-name="T2">—</text:span></text:span><text:span text:style-name="CharStyle11"><text:span text:style-name="T11"> „ja už to</text:span></text:span><text:span text:style-name="CharStyle11"><text:span text:style-name="T3">ľ</text:span></text:span><text:span text:style-name="CharStyle11"><text:span text:style-name="T11">ko rýb pojedol, a mal by</text:span></text:span><text:span text:style-name="CharStyle11"><text:span text:style-name="T2"> </text:span></text:span><text:span text:style-name="CharStyle11"><text:span text:style-name="T11">ch sa bá</text:span></text:span><text:span text:style-name="CharStyle11"><text:span text:style-name="T3">ť</text:span></text:span><text:span text:style-name="CharStyle11"><text:span text:style-name="T11"> rýb?“</text:span></text:span></text:p>
        <text:p text:style-name="P6"><text:span text:style-name="CharStyle11"><text:span text:style-name="T20"/></text:span></text:p>
        <text:p text:style-name="P15"><text:span text:style-name="CharStyle11"><text:span text:style-name="T11">Pýtal sa ktosi kn</text:span></text:span><text:span text:style-name="CharStyle11"><text:span text:style-name="T4">i</text:span></text:span><text:span text:style-name="CharStyle11"><text:span text:style-name="T11">hkupc</text:span></text:span><text:span text:style-name="CharStyle11"><text:span text:style-name="T2">a:</text:span></text:span><text:span text:style-name="CharStyle11"><text:span text:style-name="T11"> jaký je rozdiel medzi modlitebnými knihami a svetskými poviedkami, ktoré má na sklade? Rozdiel je ten </text:span></text:span><text:span text:style-name="CharStyle11"><text:span text:style-name="T2">—</text:span></text:span><text:span text:style-name="CharStyle11"><text:span text:style-name="T11"> odpovedal kn</text:span></text:span><text:span text:style-name="CharStyle11"><text:span text:style-name="T13">í</text:span></text:span><text:span text:style-name="CharStyle11"><text:span text:style-name="T11">hkupec</text:span></text:span><text:span text:style-name="CharStyle11"><text:span text:style-name="T2">—</text:span></text:span><text:span text:style-name="CharStyle11"><text:span text:style-name="T11">, že mnohí ludia čítajú poviedky, ačkolvek si jich neku­pujú ; naopak ale mnohí ludia kupujú modlitebné knihy, ačkolvek ich nečítajú.“</text:span></text:span></text:p>
        <text:p text:style-name="P14"><text:span text:style-name="CharStyle19"><text:span text:style-name="T2"/></text:span></text:p>
        <text:p text:style-name="P15"><text:span text:style-name="CharStyle11"><text:span text:style-name="T11">Jedo</text:span></text:span><text:span text:style-name="CharStyle11"><text:span text:style-name="T2">n</text:span></text:span><text:span text:style-name="CharStyle11"><text:span text:style-name="T11"> skúpa</text:span></text:span><text:span text:style-name="CharStyle11"><text:span text:style-name="T2">ň</text:span></text:span><text:span text:style-name="CharStyle11"><text:span text:style-name="T11"> dal žobrákovi koláč. Žobrák popadol Noviny zo stola, chcejúc </text:span></text:span><text:soft-page-break/><text:span text:style-name="CharStyle11"><text:span text:style-name="T11">zaobaliť n</text:span></text:span><text:span text:style-name="CharStyle11"><text:span text:style-name="T4">í</text:span></text:span><text:span text:style-name="CharStyle11"><text:span text:style-name="T11">mi koláč obdr</text:span></text:span><text:span text:style-name="CharStyle11"><text:span text:style-name="T2">ž</text:span></text:span><text:span text:style-name="CharStyle11"><text:span text:style-name="T11">aný. „Čo to robíte? veď sú to Noviny!</text:span></text:span><text:span text:style-name="CharStyle11"><text:span text:style-name="T2">“</text:span></text:span><text:span text:style-name="CharStyle11"><text:span text:style-name="T11"> </text:span></text:span><text:span text:style-name="CharStyle11"><text:span text:style-name="T2">—</text:span></text:span><text:span text:style-name="CharStyle11"><text:span text:style-name="T11"> zvolal rozhne­vaný skúpaň. </text:span></text:span><text:span text:style-name="CharStyle11"><text:span text:style-name="T2">—</text:span></text:span><text:span text:style-name="CharStyle11"><text:span text:style-name="T11"> „Dobré, dobre!“ odvetí žobrák </text:span></text:span><text:span text:style-name="CharStyle11"><text:span text:style-name="T2">—</text:span></text:span><text:span text:style-name="CharStyle11"><text:span text:style-name="T11"> </text:span></text:span><text:span text:style-name="CharStyle11"><text:span text:style-name="T2">„</text:span></text:span><text:span text:style-name="CharStyle11"><text:span text:style-name="T11">veď, keď vy dačo dáte nekomu, patrí to jiste do Novín, jako ve</text:span></text:span><text:span text:style-name="CharStyle11"><text:span text:style-name="T4">ľ</text:span></text:span><text:span text:style-name="CharStyle11"><text:span text:style-name="T11">ká zriedkavosť.“</text:span></text:span></text:p>
        <text:p text:style-name="P6"><text:span text:style-name="CharStyle11"><text:span text:style-name="T20"/></text:span></text:p>
        <text:p text:style-name="P15"><text:span text:style-name="CharStyle11"><text:span text:style-name="T11">Jistý hospodár (gazda) mal pár ve</text:span></text:span><text:span text:style-name="CharStyle11"><text:span text:style-name="T4">ľ</text:span></text:span><text:span text:style-name="CharStyle11"><text:span text:style-name="T11">mi pekných koní. Keď s nimi na trži</text:span></text:span><text:span text:style-name="CharStyle11"><text:span text:style-name="T2">š</text:span></text:span><text:span text:style-name="CharStyle11"><text:span text:style-name="T11">ti stál, pristúpil k nemu jedon do­bre ošatený pán a zpýtal sa ho: „Ale priate</text:span></text:span><text:span text:style-name="CharStyle11"><text:span text:style-name="T4">ľ</text:span></text:span><text:span text:style-name="CharStyle11"><text:span text:style-name="T11">u dobrý: čím že vy tie vaše kone k</text:span></text:span><text:span text:style-name="CharStyle11"><text:span text:style-name="T4">r</text:span></text:span><text:span text:style-name="CharStyle11"><text:span text:style-name="T11">m</text:span></text:span><text:span text:style-name="CharStyle11"><text:span text:style-name="T4">í</text:span></text:span><text:span text:style-name="CharStyle11"><text:span text:style-name="T11">te?“ </text:span></text:span><text:span text:style-name="CharStyle11"><text:span text:style-name="T2">—</text:span></text:span><text:span text:style-name="CharStyle11"><text:span text:style-name="T11"> „</text:span></text:span><text:span text:style-name="CharStyle11"><text:span text:style-name="T2">I</text:span></text:span><text:span text:style-name="CharStyle11"><text:span text:style-name="T11"> čo vám to na­padá“ </text:span></text:span><text:span text:style-name="CharStyle11"><text:span text:style-name="T2">—</text:span></text:span><text:span text:style-name="CharStyle11"><text:span text:style-name="T11"> odvetí sedliak </text:span></text:span><text:span text:style-name="CharStyle11"><text:span text:style-name="T2">—</text:span></text:span><text:span text:style-name="CharStyle11"><text:span text:style-name="T11">; „na čo bych ja jich k</text:span></text:span><text:span text:style-name="CharStyle11"><text:span text:style-name="T4">r</text:span></text:span><text:span text:style-name="CharStyle11"><text:span text:style-name="T11">mil, keď sami žerú.“</text:span></text:span></text:p>
        <text:p text:style-name="P14"><text:span text:style-name="CharStyle29"><text:span text:style-name="T2"/></text:span></text:p>
        <text:p text:style-name="P21"><text:span text:style-name="CharStyle11"><text:span text:style-name="T11">Na rohu ulice stal v Ba</text:span></text:span><text:span text:style-name="CharStyle11"><text:span text:style-name="T14">ň</text:span></text:span><text:span text:style-name="CharStyle11"><text:span text:style-name="T11">skej Bystrici drevo</text:span></text:span><text:span text:style-name="CharStyle11"><text:span text:style-name="T2">š</text:span></text:span><text:span text:style-name="CharStyle11"><text:span text:style-name="T11">tep a jedol </text:span></text:span><text:span text:style-name="CharStyle11"><text:span text:style-name="T2">já</text:span></text:span><text:span text:style-name="CharStyle11"><text:span text:style-name="T11">ternicu bez chleba. Pristúpil k nemu kamarád a polo</text:span></text:span><text:span text:style-name="CharStyle11"><text:span text:style-name="T2">ž</text:span></text:span><text:span text:style-name="CharStyle11"><text:span text:style-name="T11">alostne mu hovorí: „Tys preca len živ po pánsky; ja musím si toť len zajiedať chleba, a ty si po­chutnávaš na jaternici.</text:span></text:span><text:span text:style-name="CharStyle11"><text:span text:style-name="T2">“</text:span></text:span><text:span text:style-name="CharStyle11"><text:span text:style-name="T11"> </text:span></text:span><text:span text:style-name="CharStyle11"><text:span text:style-name="T2">—</text:span></text:span><text:span text:style-name="CharStyle11"><text:span text:style-name="T20">“ </text:span></text:span><text:span text:style-name="CharStyle11"><text:span text:style-name="T11">„Buď šetrný </text:span></text:span><text:span text:style-name="CharStyle11"><text:span text:style-name="T2">—</text:span></text:span><text:span text:style-name="CharStyle11"><text:span text:style-name="T11"> odvetil mu tamten </text:span></text:span><text:span text:style-name="CharStyle11"><text:span text:style-name="T2">—.</text:span></text:span><text:span text:style-name="CharStyle11"><text:span text:style-name="T11"> Nevydávaj zbytočných peňazí na chlieb, a budeš mať jaternicu.“</text:span></text:span></text:p>
        <text:p text:style-name="P15"><text:span text:style-name="CharStyle11"><text:span text:style-name="T11"/></text:span></text:p>
        <text:p text:style-name="P23"><text:span text:style-name="CharStyle11"><text:span text:style-name="T11">Jistá žena mala ve</text:span></text:span><text:span text:style-name="CharStyle11"><text:span text:style-name="T5">ľ</text:span></text:span><text:span text:style-name="CharStyle11"><text:span text:style-name="T11">mi ráda šafran ku svojej ku­chynskej potrebe. Muž, chtiac sa jej zavďačiť, prisľúbil, že jej ho donese z púti. Keď teda putoval prez Ba</text:span></text:span><text:span text:style-name="CharStyle11"><text:span text:style-name="T14">ň</text:span></text:span><text:span text:style-name="CharStyle11"><text:span text:style-name="T11">skú Bystricu na Staré Hory, vojšiel do krámu a tázal sa: „Za čo, prosím, funt šafránu?“ Kupec, vyvaliv na neho oči, vravil: „Za 62 zl. r. čísla! — „Aj, aj!“ — krútil hlavou sedliak a po chvili riekol: „Teda mi ho dajte za 2 kraj</text:span></text:span><text:span text:style-name="CharStyle11"><text:span text:style-name="T5">c</text:span></text:span><text:span text:style-name="CharStyle11"><text:span text:style-name="T11">iary!</text:span></text:span><text:span text:style-name="CharStyle11"><text:span text:style-name="T2">“</text:span></text:span></text:p>
        <text:p text:style-name="P6"><text:span text:style-name="CharStyle11"><text:span text:style-name="T2"/></text:span></text:p>
        <text:p text:style-name="P15"><text:span text:style-name="CharStyle11"><text:span text:style-name="T11">Palko po karmine (kare) roznemohol sa a musel poslať pre lekára. Lekár sa ho tázal: „čo jedol?“ Ne­zdravý odpovedel: „Prosím pon</text:span></text:span><text:span text:style-name="CharStyle11"><text:span text:style-name="T2">í</text:span></text:span><text:span text:style-name="CharStyle11"><text:span text:style-name="T11">žene: j</text:span></text:span><text:span text:style-name="CharStyle11"><text:span text:style-name="T14">á</text:span></text:span><text:span text:style-name="CharStyle11"><text:span text:style-name="T11">ternice.“ </text:span></text:span><text:span text:style-name="CharStyle11"><text:span text:style-name="T2">—</text:span></text:span><text:span text:style-name="CharStyle11"><text:span text:style-name="T11"> „Jedol ste jich snad s chuťou.“ </text:span></text:span><text:span text:style-name="CharStyle11"><text:span text:style-name="T2">—</text:span></text:span><text:span text:style-name="CharStyle11"><text:span text:style-name="T11"> „I nie! jedol som jich len s kre</text:span></text:span><text:span text:style-name="CharStyle11"><text:span text:style-name="T2">ň</text:span></text:span><text:span text:style-name="CharStyle11"><text:span text:style-name="T11">om.“</text:span></text:span></text:p>
        <text:p text:style-name="P14"><text:span text:style-name="CharStyle28"><text:span text:style-name="T2"/></text:span></text:p>
        <text:p text:style-name="P15"><text:span text:style-name="CharStyle11"><text:span text:style-name="T2">„</text:span></text:span><text:span text:style-name="CharStyle11"><text:span text:style-name="T11">Jako sa to lacno žije?</text:span></text:span><text:span text:style-name="CharStyle11"><text:span text:style-name="T2">“</text:span></text:span><text:span text:style-name="CharStyle11"><text:span text:style-name="T11"> </text:span></text:span><text:span text:style-name="CharStyle11"><text:span text:style-name="T2">—</text:span></text:span><text:span text:style-name="CharStyle11"><text:span text:style-name="T11"> tázal sa skúpa</text:span></text:span><text:span text:style-name="CharStyle11"><text:span text:style-name="T2">ň</text:span></text:span><text:span text:style-name="CharStyle11"><text:span text:style-name="T11"> dákeho vtipca. Tento odvetil: „Chceš</text:span></text:span><text:span text:style-name="CharStyle11"><text:span text:style-name="T2">-l</text:span></text:span><text:span text:style-name="CharStyle11"><text:span text:style-name="T11">i dačo teplého </text:span></text:span><text:span text:style-name="CharStyle11"><text:span text:style-name="T2">k</text:span></text:span><text:span text:style-name="CharStyle11"><text:span text:style-name="T11"> sniedaniu do huby, postav sa s otvorenýma ustama zrovn</text:span></text:span><text:span text:style-name="CharStyle11"><text:span text:style-name="T14">a</text:span></text:span><text:span text:style-name="CharStyle11"><text:span text:style-name="T2"> </text:span></text:span><text:span text:style-name="CharStyle11"><text:span text:style-name="T11">proti slnk</text:span></text:span><text:span text:style-name="CharStyle11"><text:span text:style-name="T2">u;</text:span></text:span><text:span text:style-name="CharStyle11"><text:span text:style-name="T11"> </text:span></text:span><text:span text:style-name="CharStyle11"><text:span text:style-name="T2">—</text:span></text:span><text:span text:style-name="CharStyle11"><text:span text:style-name="T11"> na polodnie, poobedvaj s anjelm</text:span></text:span><text:span text:style-name="CharStyle11"><text:span text:style-name="T2">i;</text:span></text:span><text:span text:style-name="CharStyle11"><text:span text:style-name="T11"> </text:span></text:span><text:span text:style-name="CharStyle11"><text:span text:style-name="T2">—</text:span></text:span><text:span text:style-name="CharStyle11"><text:span text:style-name="T11"> na večer, aby ťa večera nič nestála, lahni si spať pred večerou.“</text:span></text:span></text:p>
        <text:h text:style-name="P89" text:outline-level="3"><text:span text:style-name="CharStyle11"><text:span text:style-name="T2"/></text:span></text:h>
        <text:p text:style-name="P15"><text:span text:style-name="CharStyle11"><text:span text:style-name="T11">R</text:span></text:span><text:span text:style-name="CharStyle11"><text:span text:style-name="T2">yc</text:span></text:span><text:span text:style-name="CharStyle11"><text:span text:style-name="T11">htár </text:span></text:span><text:span text:style-name="CharStyle11"><text:span text:style-name="T2">je</text:span></text:span><text:span text:style-name="CharStyle11"><text:span text:style-name="T11">l na trh a</text:span></text:span><text:span text:style-name="CharStyle11"><text:span text:style-name="T2">,</text:span></text:span><text:span text:style-name="CharStyle11"><text:span text:style-name="T11"> potkal sa s paholkom, vedú­cim tela a nepozdravivším </text:span></text:span><text:soft-page-break/><text:span text:style-name="CharStyle11"><text:span text:style-name="T11">tamtoho. </text:span></text:span><text:span text:style-name="CharStyle11"><text:span text:style-name="T2">„</text:span></text:span><text:span text:style-name="CharStyle11"><text:span text:style-name="T11">Hrubiane!“ </text:span></text:span><text:span text:style-name="CharStyle11"><text:span text:style-name="T2">— </text:span></text:span><text:span text:style-name="CharStyle11"><text:span text:style-name="T11">skriknúl na neho.</text:span></text:span><text:span text:style-name="CharStyle11"><text:span text:style-name="T2">—</text:span></text:span><text:span text:style-name="CharStyle11"><text:span text:style-name="T11"> nevieš, že máš smeknú</text:span></text:span><text:span text:style-name="CharStyle11"><text:span text:style-name="T2">ť</text:span></text:span><text:span text:style-name="CharStyle11"><text:span text:style-name="T11">?“ </text:span></text:span><text:span text:style-name="CharStyle11"><text:span text:style-name="T2">—</text:span></text:span><text:span text:style-name="CharStyle11"><text:span text:style-name="T11"> </text:span></text:span><text:span text:style-name="CharStyle11"><text:span text:style-name="T2">„P</text:span></text:span><text:span text:style-name="CharStyle11"><text:span text:style-name="T11">ro­sím</text:span></text:span><text:span text:style-name="CharStyle11"><text:span text:style-name="T2"> —</text:span></text:span><text:span text:style-name="CharStyle11"><text:span text:style-name="T11"> odvetil paholok </text:span></text:span><text:span text:style-name="CharStyle11"><text:span text:style-name="T2">—</text:span></text:span><text:span text:style-name="CharStyle11"><text:span text:style-name="T11"> podržte mi to tela, abych mohol smeknúť.“</text:span></text:span></text:p>
        <text:p text:style-name="P3"><text:span text:style-name="CharStyle11"><text:span text:style-name="T2"/></text:span></text:p>
        <text:p text:style-name="P15"><text:span text:style-name="CharStyle11"><text:span text:style-name="T11">Jistý maďarský nádenník, </text:span></text:span><text:span text:style-name="CharStyle11"><text:span text:style-name="T2">k</text:span></text:span><text:span text:style-name="CharStyle11"><text:span text:style-name="T11">torý dlh</text:span></text:span><text:span text:style-name="CharStyle11"><text:span text:style-name="T2">ý</text:span></text:span><text:span text:style-name="CharStyle11"><text:span text:style-name="T11"> čas žil vo Zv</text:span></text:span><text:span text:style-name="CharStyle11"><text:span text:style-name="T2">o</text:span></text:span><text:span text:style-name="CharStyle11"><text:span text:style-name="T11">lene a nenaučil sa slovenský, zvolal ráz v nesnádke dohovorenia sa: „Čo sú to len za </text:span></text:span><text:span text:style-name="CharStyle11"><text:span text:style-name="T5">ľ</text:span></text:span><text:span text:style-name="CharStyle11"><text:span text:style-name="T11">udia tí Slováci? Už som tuná 10 rokov, a preca mi nerozumia.</text:span></text:span><text:span text:style-name="CharStyle11"><text:span text:style-name="T2">“</text:span></text:span></text:p>
        <text:p text:style-name="P6"><text:span text:style-name="CharStyle34"><text:span text:style-name="T20"/></text:span></text:p>
        <text:p text:style-name="P15"><text:span text:style-name="CharStyle11"><text:span text:style-name="T11">V bitke u Ottenice odtrhla turecká delová guľa jednomu kozákovi obe nohy. Keď ho potom nektor</text:span></text:span><text:span text:style-name="CharStyle11"><text:span text:style-name="T2">í </text:span></text:span><text:span text:style-name="CharStyle11"><text:span text:style-name="T11">spolubojovníci jeho z pod zabitého koňa zdvíhali, aby ho do nemocnice odniesli, rieko</text:span></text:span><text:span text:style-name="CharStyle11"><text:span text:style-name="T2">l</text:span></text:span><text:span text:style-name="CharStyle11"><text:span text:style-name="T11">: „Však som si myslel, že sa mi dnes tak povede. Ráno som poručil sice telo a dušu pánu Bohu, ale veru na nohy som zabudo</text:span></text:span><text:span text:style-name="CharStyle11"><text:span text:style-name="T2">l</text:span></text:span><text:span text:style-name="CharStyle11"><text:span text:style-name="T11">: preto hľa čert mi </text:span></text:span><text:span text:style-name="CharStyle11"><text:span text:style-name="T2">ji</text:span></text:span><text:span text:style-name="CharStyle11"><text:span text:style-name="T11">ch vzal“.</text:span></text:span></text:p>
        <text:p text:style-name="P6"><text:span text:style-name="CharStyle11"><text:span text:style-name="T2"/></text:span></text:p>
        <text:p text:style-name="P15"><text:span text:style-name="CharStyle11"><text:span text:style-name="T11">U nebohého biskupa, Štefana Moysesa, bola raz hostina. Jistý pán, ktorý trpiac na nedostatok zlatoustnosti a preca dávajúc sa do rečnenia, započal takto maďarskú zdravicu: „Noha.... Noha</text:span></text:span><text:span text:style-name="CharStyle11"><text:span text:style-name="T2">....</text:span></text:span><text:span text:style-name="CharStyle11"><text:span text:style-name="T11"> Noha..</text:span></text:span><text:span text:style-name="CharStyle11"><text:span text:style-name="T2">.</text:span></text:span><text:span text:style-name="CharStyle11"><text:span text:style-name="T11">.“ Na čo biskup odvetil: „Ale, p. veľkomožný, ani noha ani hlava z toho nebude. Nech Boh všetkých živí!“</text:span></text:span></text:p>
        <text:h text:style-name="P89" text:outline-level="3"><text:span text:style-name="CharStyle11"><text:span text:style-name="T2"/></text:span></text:h>
        <text:p text:style-name="P15"><text:span text:style-name="CharStyle11"><text:span text:style-name="T11">Na rozkaz Innocenta </text:span></text:span><text:span text:style-name="CharStyle11"><text:span text:style-name="T2">V</text:span></text:span><text:span text:style-name="CharStyle11"><text:span text:style-name="T11">I</text:span></text:span><text:span text:style-name="CharStyle11"><text:span text:style-name="T14">I.</text:span></text:span><text:span text:style-name="CharStyle11"><text:span text:style-name="T11"> pápeža vymaľoval jistý chýrečný maliar obraz sedem hlavných čností a toľko hlavných hriechov. Po dokončenom diele, keď mu pápež malú odmenu dával, sľuboval pápežovi ešte vymaľovanie osmého hriechu, totižt</text:span></text:span><text:span text:style-name="CharStyle11"><text:span text:style-name="T2">o</text:span></text:span><text:span text:style-name="CharStyle11"><text:span text:style-name="T11">: neuznalosti. Na to pápež, poro­zumejúc pychlavému slovu, odpovedel: „Nedbám, lež k osmému hriechu treba bude potom pridať i osmu čnosť: trpezlivosť.“</text:span></text:span></text:p>
        <text:h text:style-name="P89" text:outline-level="3"><text:span text:style-name="CharStyle18"><text:span text:style-name="T11"/></text:span></text:h>
        <text:p text:style-name="P21"><text:span text:style-name="CharStyle11"><text:span text:style-name="T11">Dionys kráľ, povolajúc k sebe </text:span></text:span><text:span text:style-name="CharStyle11"><text:span text:style-name="T2">r</text:span></text:span><text:span text:style-name="CharStyle11"><text:span text:style-name="T11">áz kuchara svojho, dohováral mu, že </text:span></text:span><text:span text:style-name="CharStyle11"><text:span text:style-name="T2">j</text:span></text:span><text:span text:style-name="CharStyle11"><text:span text:style-name="T5">i</text:span></text:span><text:span text:style-name="CharStyle11"><text:span text:style-name="T11">edla toho d</text:span></text:span><text:span text:style-name="CharStyle11"><text:span text:style-name="T14">ň</text:span></text:span><text:span text:style-name="CharStyle11"><text:span text:style-name="T2">a</text:span></text:span><text:span text:style-name="CharStyle11"><text:span text:style-name="T11"> boly nechutné. „Ne­divím sa</text:span></text:span><text:span text:style-name="CharStyle11"><text:span text:style-name="T2">“</text:span></text:span><text:span text:style-name="CharStyle11"><text:span text:style-name="T11"> — odpovedel kuchár — „lebo chybovaly k ním prípravy.“ — „Nuž jaké?“ táže sa kráľ. „Práca a vyhladnutie“ — doložil kuch</text:span></text:span><text:span text:style-name="CharStyle11"><text:span text:style-name="T5">a</text:span></text:span><text:span text:style-name="CharStyle11"><text:span text:style-name="T11">r.</text:span></text:span></text:p>
        <text:p text:style-name="P6"><text:span text:style-name="CharStyle19"><text:span text:style-name="T2"/></text:span></text:p>
        <text:p text:style-name="P15"><text:soft-page-break/><text:span text:style-name="CharStyle11"><text:span text:style-name="T11">„Daj Boh dobr</text:span></text:span><text:span text:style-name="CharStyle11"><text:span text:style-name="T14">ô</text:span></text:span><text:span text:style-name="CharStyle11"><text:span text:style-name="T11"> neskoro!“ </text:span></text:span><text:span text:style-name="CharStyle11"><text:span text:style-name="T2">—</text:span></text:span><text:span text:style-name="CharStyle11"><text:span text:style-name="T11"> tak ktosi pozdravil Filipa Beroalda. </text:span></text:span><text:span text:style-name="CharStyle11"><text:span text:style-name="T2">—</text:span></text:span><text:span text:style-name="CharStyle11"><text:span text:style-name="T11"> „A tebe zl</text:span></text:span><text:span text:style-name="CharStyle11"><text:span text:style-name="T5">ô</text:span></text:span><text:span text:style-name="CharStyle11"><text:span text:style-name="T11"> skoro“.</text:span></text:span></text:p>
        <text:p text:style-name="P15"><text:span text:style-name="CharStyle11"><text:span text:style-name="T2"/></text:span></text:p>
        <text:p text:style-name="P17"><text:span text:style-name="CharStyle11"><text:span text:style-name="T11">Smutný stál karbaník, ke</text:span></text:span><text:span text:style-name="CharStyle11"><text:span text:style-name="T14">ď</text:span></text:span><text:span text:style-name="CharStyle11"><text:span text:style-name="T11"> bol všetko prehral. </text:span></text:span><text:span text:style-name="CharStyle11"><text:span text:style-name="T2">— </text:span></text:span><text:span text:style-name="CharStyle11"><text:span text:style-name="T11">„Nad čím tak sa trudíš?“ </text:span></text:span><text:span text:style-name="CharStyle11"><text:span text:style-name="T2">—</text:span></text:span><text:span text:style-name="CharStyle11"><text:span text:style-name="T11"> tázal sa ho priateľ. </text:span></text:span><text:span text:style-name="CharStyle11"><text:span text:style-name="T2">— </text:span></text:span><text:span text:style-name="CharStyle11"><text:span text:style-name="T11">„Nad ničom!“ </text:span></text:span><text:span text:style-name="CharStyle11"><text:span text:style-name="T2">—</text:span></text:span><text:span text:style-name="CharStyle11"><text:span text:style-name="T11"> odvetil </text:span></text:span><text:span text:style-name="CharStyle11"><text:span text:style-name="T2">—</text:span></text:span><text:span text:style-name="CharStyle11"><text:span text:style-name="T11"> lebo po prehraní zostalo mu …..nič.</text:span></text:span></text:p>
        <text:p text:style-name="P15"><text:span text:style-name="CharStyle11"><text:span text:style-name="T2"/></text:span></text:p>
        <text:p text:style-name="P15"><text:span text:style-name="CharStyle11"><text:span text:style-name="T11">Ktosi vypožičiaval si osla od súseda. Tento vyhováral sa, že nemá osla doma. V tom, čo sa to deje, zaručal osol. </text:span></text:span><text:span text:style-name="CharStyle11"><text:span text:style-name="T2">—</text:span></text:span><text:span text:style-name="CharStyle11"><text:span text:style-name="T11"> </text:span></text:span><text:span text:style-name="CharStyle11"><text:span text:style-name="T2">„</text:span></text:span><text:span text:style-name="CharStyle11"><text:span text:style-name="T11">H</text:span></text:span><text:span text:style-name="CharStyle11"><text:span text:style-name="T6">ľ</text:span></text:span><text:span text:style-name="CharStyle11"><text:span text:style-name="T11">a, jako </text:span></text:span><text:span text:style-name="CharStyle11"><text:span text:style-name="T2">ti</text:span></text:span><text:span text:style-name="CharStyle11"><text:span text:style-name="T11"> do luhárov nadáv</text:span></text:span><text:span text:style-name="CharStyle11"><text:span text:style-name="T2">a!“ </text:span></text:span><text:span text:style-name="CharStyle11"><text:span text:style-name="T11">hovoril vypožičovateľ. </text:span></text:span><text:span text:style-name="CharStyle11"><text:span text:style-name="T2">—</text:span></text:span><text:span text:style-name="CharStyle11"><text:span text:style-name="T11"> „Teraz ti ho ale nepožiča</text:span></text:span><text:span text:style-name="CharStyle11"><text:span text:style-name="T15">m</text:span></text:span><text:span text:style-name="CharStyle11"><text:span text:style-name="T11"> už práve preto, že ty oslovi viac veri</text:span></text:span><text:span text:style-name="CharStyle11"><text:span text:style-name="T2">š,</text:span></text:span><text:span text:style-name="CharStyle11"><text:span text:style-name="T11"> nežli mne.</text:span></text:span><text:span text:style-name="CharStyle11"><text:span text:style-name="T2">“</text:span></text:span></text:p>
        <text:p text:style-name="P6"><text:span text:style-name="CharStyle11"><text:span text:style-name="T2"/></text:span></text:p>
        <text:p text:style-name="P15"><text:span text:style-name="CharStyle11"><text:span text:style-name="T11">Karol V. cisár, vyposlechnuv rečníka, pozdravivšieho ho, odpovedal: „Jiste chcel si vyložiť, jaky mám byť, nie ale, jaký som.“</text:span></text:span></text:p>
        <text:p text:style-name="P15"><text:span text:style-name="CharStyle11"><text:span text:style-name="T2"/></text:span></text:p>
        <text:p text:style-name="P15"><text:span text:style-name="CharStyle11"><text:span text:style-name="T11">Smial sa boháč z chudoby </text:span></text:span><text:span text:style-name="CharStyle11"><text:span text:style-name="T2">je</text:span></text:span><text:span text:style-name="CharStyle11"><text:span text:style-name="T11">dnoho </text:span></text:span><text:span text:style-name="CharStyle11"><text:span text:style-name="T6">f</text:span></text:span><text:span text:style-name="CharStyle11"><text:span text:style-name="T11">ilosofa. Tent</text:span></text:span><text:span text:style-name="CharStyle11"><text:span text:style-name="T2">o </text:span></text:span><text:span text:style-name="CharStyle11"><text:span text:style-name="T11">mu ale vysoli</text:span></text:span><text:span text:style-name="CharStyle11"><text:span text:style-name="T2">l</text:span></text:span><text:span text:style-name="CharStyle11"><text:span text:style-name="T11">: „Mačošstvom prírody sa to už tak de</text:span></text:span><text:span text:style-name="CharStyle11"><text:span text:style-name="T2">je</text:span></text:span><text:span text:style-name="CharStyle11"><text:span text:style-name="T11">, že </text:span></text:span><text:span text:style-name="CharStyle11"><text:span text:style-name="T2">je</text:span></text:span><text:span text:style-name="CharStyle11"><text:span text:style-name="T11">don nemá vo vrecku, a druhý v hlave.“</text:span></text:span></text:p>
        <text:p text:style-name="P6"><text:span text:style-name="CharStyle11"><text:span text:style-name="T20"/></text:span></text:p>
        <text:p text:style-name="P15"><text:span text:style-name="CharStyle11"><text:span text:style-name="T11">Opilec, tackajúc sa cestou, brknul do pána svojho. „Ej, gazember, neušetr</text:span></text:span><text:span text:style-name="CharStyle11"><text:span text:style-name="T6">i</text:span></text:span><text:span text:style-name="CharStyle11"><text:span text:style-name="T11">š ani svojho pána?“ zahrmel na neho pán. </text:span></text:span><text:span text:style-name="CharStyle11"><text:span text:style-name="T2">—</text:span></text:span><text:span text:style-name="CharStyle11"><text:span text:style-name="T11"> „Hm! pán velkomožný, veď </text:span></text:span><text:span text:style-name="CharStyle11"><text:span text:style-name="T2">—</text:span></text:span><text:span text:style-name="CharStyle11"><text:span text:style-name="T11"> vraj </text:span></text:span><text:span text:style-name="CharStyle11"><text:span text:style-name="T2">— </text:span></text:span><text:span text:style-name="CharStyle11"><text:span text:style-name="T11">opi</text:span></text:span><text:span text:style-name="CharStyle11"><text:span text:style-name="T2">t</text:span></text:span><text:span text:style-name="CharStyle11"><text:span text:style-name="T11">ému i pán Boh vyhybá,“ odvetil opilec.</text:span></text:span></text:p>
        <text:p text:style-name="P6"><text:span text:style-name="CharStyle38"><text:span text:style-name="T2"/></text:span></text:p>
        <text:p text:style-name="P6"><text:span text:style-name="CharStyle11"><text:span text:style-name="T11">„Čože robil Boh pred stvorením sveta,</text:span></text:span><text:span text:style-name="CharStyle11"><text:span text:style-name="T2">“</text:span></text:span><text:span text:style-name="CharStyle11"><text:span text:style-name="T11"> pokúšal jedon všetečný svat. August</text:span></text:span><text:span text:style-name="CharStyle11"><text:span text:style-name="T15">i</text:span></text:span><text:span text:style-name="CharStyle11"><text:span text:style-name="T11">na. — Tento odpovedal: „Pripravoval peklo pre všetečných.“</text:span></text:span></text:p>
        <text:p text:style-name="P29"><text:span text:style-name="CharStyle19"><text:span text:style-name="T2"/></text:span></text:p>
        <text:p text:style-name="P15"><text:span text:style-name="CharStyle11"><text:span text:style-name="T11">Alfons, krá</text:span></text:span><text:span text:style-name="CharStyle11"><text:span text:style-name="T2">l</text:span></text:span><text:span text:style-name="CharStyle11"><text:span text:style-name="T11"> </text:span></text:span><text:span text:style-name="CharStyle11"><text:span text:style-name="T2">Ne</text:span></text:span><text:span text:style-name="CharStyle11"><text:span text:style-name="T11">apolitanský, otázaný: jako sa dajú zýska</text:span></text:span><text:span text:style-name="CharStyle11"><text:span text:style-name="T15">ť</text:span></text:span><text:span text:style-name="CharStyle11"><text:span text:style-name="T11"> priatelia? odpovedal: Klobúkom, papierom a po­három; klobúkom, </text:span></text:span><text:span text:style-name="CharStyle11"><text:span text:style-name="T2">ú</text:span></text:span><text:span text:style-name="CharStyle11"><text:span text:style-name="T11">ctiv</text:span></text:span><text:span text:style-name="CharStyle11"><text:span text:style-name="T2">é</text:span></text:span><text:span text:style-name="CharStyle11"><text:span text:style-name="T11"> pozdravujúc; papierom, často dopisujúc; pohárom často napájajúc.</text:span></text:span></text:p>
        <text:p text:style-name="P6"><text:span text:style-name="CharStyle11"><text:span text:style-name="T2"/></text:span></text:p>
        <text:p text:style-name="P15"><text:span text:style-name="CharStyle11"><text:span text:style-name="T11">Keď jedon hvezdoslovec (Astrologus) veľmi už mnoho až k zunovaniu, táral </text:span></text:span><text:soft-page-break/><text:span text:style-name="CharStyle11"><text:span text:style-name="T11">o veciach nebeských, Diogenes filosof, nemohúc už tie tárany načúvať, vkročil mu do reči: „Ale prosím, či je už dávno tomu, čo si z neba padol?“</text:span></text:span></text:p>
        <text:p text:style-name="P15"><text:span text:style-name="CharStyle42"><text:span text:style-name="T1"/></text:span></text:p>
        <text:p text:style-name="P15"><text:span text:style-name="CharStyle11"><text:span text:style-name="T11">Hnal valach pred sebou osla, ktorý bezprestajne ručal. </text:span></text:span><text:span text:style-name="CharStyle11"><text:span text:style-name="T2">—</text:span></text:span><text:span text:style-name="CharStyle11"><text:span text:style-name="T11"> „Čože mu n</text:span></text:span><text:span text:style-name="CharStyle11"><text:span text:style-name="T2">e</text:span></text:span><text:span text:style-name="CharStyle11"><text:span text:style-name="T11">dr</text:span></text:span><text:span text:style-name="CharStyle11"><text:span text:style-name="T2">ž</text:span></text:span><text:span text:style-name="CharStyle11"><text:span text:style-name="T6">i</text:span></text:span><text:span text:style-name="CharStyle11"><text:span text:style-name="T11">š papulu, ty oplan!</text:span></text:span><text:span text:style-name="CharStyle11"><text:span text:style-name="T2">“</text:span></text:span><text:span text:style-name="CharStyle11"><text:span text:style-name="T11"> osapil sa na neho ktosi. </text:span></text:span><text:span text:style-name="CharStyle11"><text:span text:style-name="T2">—</text:span></text:span><text:span text:style-name="CharStyle11"><text:span text:style-name="T11"> „Prosím, ja za jeho prirodzenosť nemôžem,</text:span></text:span><text:span text:style-name="CharStyle11"><text:span text:style-name="T2">“</text:span></text:span><text:span text:style-name="CharStyle11"><text:span text:style-name="T11"> odvetil valach; „on vždy navikol tak ručať od radosti, keď súdruha vidí.“</text:span></text:span></text:p>
        <text:p text:style-name="P6"><text:span text:style-name="CharStyle42"><text:span text:style-name="T2"/></text:span></text:p>
        <text:p text:style-name="P15"><text:span text:style-name="CharStyle11"><text:span text:style-name="T11">Ján, vojvoda Andegavský, válečne tiahnuc do Nea­polsk</text:span></text:span><text:span text:style-name="CharStyle11"><text:span text:style-name="T6">a</text:span></text:span><text:span text:style-name="CharStyle11"><text:span text:style-name="T11">, aby ho vybojoval, na zástavy svoje dal náp</text:span></text:span><text:span text:style-name="CharStyle11"><text:span text:style-name="T2">ís</text:span></text:span><text:span text:style-name="CharStyle11"><text:span text:style-name="T11">ať: „Poslaný od Boha, ktorého meno bolo Ján.“ </text:span></text:span><text:span text:style-name="CharStyle11"><text:span text:style-name="T2">—</text:span></text:span><text:span text:style-name="CharStyle11"><text:span text:style-name="T11"> Alfons ale, ktorý </text:span></text:span><text:span text:style-name="CharStyle11"><text:span text:style-name="T2">Ne</text:span></text:span><text:span text:style-name="CharStyle11"><text:span text:style-name="T11">apo</text:span></text:span><text:span text:style-name="CharStyle11"><text:span text:style-name="T2">ľ</text:span></text:span><text:span text:style-name="CharStyle11"><text:span text:style-name="T11">sko si bránil, dal zas na napísať </text:span></text:span><text:span text:style-name="CharStyle11"><text:span text:style-name="T15">na svoje zástavy </text:span></text:span><text:span text:style-name="CharStyle11"><text:span text:style-name="T11">podobne slova sv. Písm</text:span></text:span><text:span text:style-name="CharStyle11"><text:span text:style-name="T2">a</text:span></text:span><text:span text:style-name="CharStyle11"><text:span text:style-name="T11">: „Med</text:span></text:span><text:span text:style-name="CharStyle11"><text:span text:style-name="T15">zi </text:span></text:span><text:span text:style-name="CharStyle11"><text:span text:style-name="T11">svoj</text:span></text:span><text:span text:style-name="CharStyle11"><text:span text:style-name="T15">ích</text:span></text:span><text:span text:style-name="CharStyle11"><text:span text:style-name="T11"> </text:span></text:span><text:span text:style-name="CharStyle11"><text:span text:style-name="T15">prišiel, a svoji </text:span></text:span><text:span text:style-name="CharStyle11"><text:span text:style-name="T11">ho neprijali.</text:span></text:span><text:span text:style-name="CharStyle11"><text:span text:style-name="T2">“</text:span></text:span></text:p>
        <text:p text:style-name="P15"><text:span text:style-name="CharStyle43"><text:span text:style-name="T2"/></text:span></text:p>
        <text:p text:style-name="P15"><text:span text:style-name="CharStyle11"><text:span text:style-name="T11">Podaná bola zpráva, že na oslov v dalm</text:span></text:span><text:span text:style-name="CharStyle11"><text:span text:style-name="T6">a</text:span></text:span><text:span text:style-name="CharStyle11"><text:span text:style-name="T11">tskej vojne r. 1869 rakúska vláda vynaložila 8000 z</text:span></text:span><text:span text:style-name="CharStyle11"><text:span text:style-name="T2">l</text:span></text:span><text:span text:style-name="CharStyle11"><text:span text:style-name="T11">. K zpráve tej dodal český časopis „Svoboda</text:span></text:span><text:span text:style-name="CharStyle11"><text:span text:style-name="T2">“</text:span></text:span><text:span text:style-name="CharStyle11"><text:span text:style-name="T11"> poznamenanie, že tomu neverí, lebo </text:span></text:span><text:span text:style-name="CharStyle11"><text:span text:style-name="T2">—</text:span></text:span><text:span text:style-name="CharStyle11"><text:span text:style-name="T11"> vraj </text:span></text:span><text:span text:style-name="CharStyle11"><text:span text:style-name="T2">—</text:span></text:span><text:span text:style-name="CharStyle11"><text:span text:style-name="T11"> musela byt vätšia suma na oslov v Dalm</text:span></text:span><text:span text:style-name="CharStyle11"><text:span text:style-name="T6">a</text:span></text:span><text:span text:style-name="CharStyle11"><text:span text:style-name="T11">cii vynaložená.</text:span></text:span></text:p>
        <text:p text:style-name="P6"><text:span text:style-name="CharStyle18"><text:span text:style-name="T2"/></text:span></text:p>
        <text:p text:style-name="P15"><text:span text:style-name="CharStyle11"><text:span text:style-name="T11">Jistý cestovate</text:span></text:span><text:span text:style-name="CharStyle11"><text:span text:style-name="T6">ľ</text:span></text:span><text:span text:style-name="CharStyle11"><text:span text:style-name="T11"> prišiel neskoro do hostinca, kde hostia večerali. Rozkázal si večeru; ale hostinský od­prosoval ho: že veru už je všetko str</text:span></text:span><text:span text:style-name="CharStyle11"><text:span text:style-name="T2">ov</text:span></text:span><text:span text:style-name="CharStyle11"><text:span text:style-name="T11">eno. Ľahol si teda lačný spať. — Ráno, ke</text:span></text:span><text:span text:style-name="CharStyle11"><text:span text:style-name="T15">ď</text:span></text:span><text:span text:style-name="CharStyle11"><text:span text:style-name="T11"> si už bol vyplatil noc</text:span></text:span><text:span text:style-name="CharStyle11"><text:span text:style-name="T6">ľ</text:span></text:span><text:span text:style-name="CharStyle11"><text:span text:style-name="T11">ah, žiadal hostinský, aby vyplatil i večeru. — </text:span></text:span><text:span text:style-name="CharStyle11"><text:span text:style-name="T2">„</text:span></text:span><text:span text:style-name="CharStyle11"><text:span text:style-name="T11">Čo? ved som nič nevečeral!“ — „Ale ste sa pary najedol,</text:span></text:span><text:span text:style-name="CharStyle11"><text:span text:style-name="T2">“</text:span></text:span><text:span text:style-name="CharStyle11"><text:span text:style-name="T11"> odvetil hostinský. Vytiahol teda svoje sriebornáky a brynknul s</text:span></text:span><text:span text:style-name="CharStyle11"><text:span text:style-name="T2"> </text:span></text:span><text:span text:style-name="CharStyle11"><text:span text:style-name="T11">n</text:span></text:span><text:span text:style-name="CharStyle11"><text:span text:style-name="T15">í</text:span></text:span><text:span text:style-name="CharStyle11"><text:span text:style-name="T11">mi na stôl s otázkou: „Či je to dobré sriebro?“ — „Ano, dobré,“ odpovedel hostinský. — „Nuž teda za čuchanie vašich jed</text:span></text:span><text:span text:style-name="CharStyle11"><text:span text:style-name="T6">a</text:span></text:span><text:span text:style-name="CharStyle11"><text:span text:style-name="T11">l vezmite si brynkot mojich peň</text:span></text:span><text:span text:style-name="CharStyle11"><text:span text:style-name="T6">ä</text:span></text:span><text:span text:style-name="CharStyle11"><text:span text:style-name="T11">zí.“</text:span></text:span></text:p>
        <text:p text:style-name="P24"><text:span text:style-name="CharStyle11"><text:span text:style-name="T2"/></text:span></text:p>
        <text:p text:style-name="P6"><text:span text:style-name="CharStyle11"><text:span text:style-name="T2"/></text:span></text:p>
        <text:p text:style-name="P15"><text:span text:style-name="CharStyle11"><text:span text:style-name="T11">Jedon kapitán dal jistého, pre nesnádky známeho korhe</text:span></text:span><text:span text:style-name="CharStyle11"><text:span text:style-name="T6">ľ</text:span></text:span><text:span text:style-name="CharStyle11"><text:span text:style-name="T11">a na dve noci a jedon deň do chládku, ponevač bez príčiny hlásnika, práve keď si „Chvál každý duch Hospodina“ zanôtil, švacnul po </text:span></text:span><text:span text:style-name="CharStyle11"><text:span text:style-name="T6">u</text:span></text:span><text:span text:style-name="CharStyle11"><text:span text:style-name="T11">stach. Druhý deň v pod­večer prišla žena ku kapitánovi. „Prosím ponížene, pán kapitán.“ — „Nič, nič prosiť,“ odvetil </text:span></text:span><text:soft-page-break/><text:span text:style-name="CharStyle11"><text:span text:style-name="T11">kapitán, „musí on ešte túto noc prenocovať v diere.“ — „Ach, pán ka­pitán, ďakujem pekne; ve</text:span></text:span><text:span text:style-name="CharStyle11"><text:span text:style-name="T15">ď</text:span></text:span><text:span text:style-name="CharStyle11"><text:span text:style-name="T11"> som já práve preto prišla, aby ste ho aspoň ešte túto noc nepúšťali domu“ bola prosba ženičky.</text:span></text:span></text:p>
        <text:p text:style-name="P14"><text:span text:style-name="CharStyle11"><text:span text:style-name="T2"/></text:span></text:p>
        <text:p text:style-name="P15"><text:span text:style-name="CharStyle11"><text:span text:style-name="T2">„</text:span></text:span><text:span text:style-name="CharStyle11"><text:span text:style-name="T11">Amice,</text:span></text:span><text:span text:style-name="CharStyle11"><text:span text:style-name="T2">“</text:span></text:span><text:span text:style-name="CharStyle11"><text:span text:style-name="T11"> hovoril jedon vtipkár k </text:span></text:span><text:span text:style-name="CharStyle11"><text:span text:style-name="T6">o</text:span></text:span><text:span text:style-name="CharStyle11"><text:span text:style-name="T11">ravčanovi, „necho</text:span></text:span><text:span text:style-name="CharStyle11"><text:span text:style-name="T6">ď</text:span></text:span><text:span text:style-name="CharStyle11"><text:span text:style-name="T11"> ved</text:span></text:span><text:span text:style-name="CharStyle11"><text:span text:style-name="T15">l</text:span></text:span><text:span text:style-name="CharStyle11"><text:span text:style-name="T11">a koňa, aby </text:span></text:span><text:span text:style-name="CharStyle11"><text:span text:style-name="T2">ť</text:span></text:span><text:span text:style-name="CharStyle11"><text:span text:style-name="T11">a nechmatol, </text:span></text:span><text:span text:style-name="CharStyle11"><text:span text:style-name="T2">k</text:span></text:span><text:span text:style-name="CharStyle11"><text:span text:style-name="T11">eď páchneš ovsom.“ </text:span></text:span><text:span text:style-name="CharStyle11"><text:span text:style-name="T2">„</text:span></text:span><text:span text:style-name="CharStyle11"><text:span text:style-name="T11">Ve</text:span></text:span><text:span text:style-name="CharStyle11"><text:span text:style-name="T2">r</text:span></text:span><text:span text:style-name="CharStyle11"><text:span text:style-name="T11">u, ty si o mnoho šťastlivejší, amice, lebo </text:span></text:span><text:span text:style-name="CharStyle11"><text:span text:style-name="T2">ťa</text:span></text:span><text:span text:style-name="CharStyle11"><text:span text:style-name="T11"> koň nechmatne, keď má</text:span></text:span><text:span text:style-name="CharStyle11"><text:span text:style-name="T2">š</text:span></text:span><text:span text:style-name="CharStyle11"><text:span text:style-name="T11"> len sečku pod klobúkom.“</text:span></text:span></text:p>
        <text:p text:style-name="P6"><text:span text:style-name="CharStyle11"><text:span text:style-name="T2"/></text:span></text:p>
        <text:p text:style-name="P15"><text:span text:style-name="CharStyle11"><text:span text:style-name="T11">Opilec, nemohúc už dial jisť, oprel sa na múr a stál s otrčeným klúčom. </text:span></text:span><text:span text:style-name="CharStyle11"><text:span text:style-name="T2">—</text:span></text:span><text:span text:style-name="CharStyle11"><text:span text:style-name="T11"> „Čo tu robíte?“ oboril sa na neho hlásnik. </text:span></text:span><text:span text:style-name="CharStyle11"><text:span text:style-name="T2">—</text:span></text:span><text:span text:style-name="CharStyle11"><text:span text:style-name="T11"> „Ha, ha! čo tuná robím? Všetko ide okolo mňa; nuž čakám, až p</text:span></text:span><text:span text:style-name="CharStyle11"><text:span text:style-name="T7">o</text:span></text:span><text:span text:style-name="CharStyle11"><text:span text:style-name="T11">jde m</text:span></text:span><text:span text:style-name="CharStyle11"><text:span text:style-name="T2">oj</text:span></text:span><text:span text:style-name="CharStyle11"><text:span text:style-name="T11"> dom okolo mňa: potom strčím do neho klúč a budem v poriadku.“</text:span></text:span></text:p>
        <text:p text:style-name="P15"><text:span text:style-name="CharStyle11"><text:span text:style-name="T2"/></text:span></text:p>
        <text:p text:style-name="P18"><text:span text:style-name="CharStyle11"><text:span text:style-name="T11">Jistý znalec hudby takto označil vek žensk</text:span></text:span><text:span text:style-name="CharStyle11"><text:span text:style-name="T2">ý:</text:span></text:span><text:span text:style-name="CharStyle11"><text:span text:style-name="T11"> v det­skom veku je diskant, v pannenskom alt, v manželskom tenor, v starobnom bass.</text:span></text:span></text:p>
        <text:p text:style-name="P15"><text:span text:style-name="CharStyle11"><text:span text:style-name="T2"/></text:span></text:p>
        <text:p text:style-name="P23"><text:span text:style-name="CharStyle11"><text:span text:style-name="T2">„</text:span></text:span><text:span text:style-name="CharStyle11"><text:span text:style-name="T11">Súsede!</text:span></text:span><text:span text:style-name="CharStyle11"><text:span text:style-name="T2">“</text:span></text:span><text:span text:style-name="CharStyle11"><text:span text:style-name="T11"> hovoril žid </text:span></text:span><text:span text:style-name="CharStyle11"><text:span text:style-name="T2">k je</text:span></text:span><text:span text:style-name="CharStyle11"><text:span text:style-name="T11">dnomu ro</text:span></text:span><text:span text:style-name="CharStyle11"><text:span text:style-name="T7">ľ</text:span></text:span><text:span text:style-name="CharStyle11"><text:span text:style-name="T11">ník</text:span></text:span><text:span text:style-name="CharStyle11"><text:span text:style-name="T2">ov</text:span></text:span><text:span text:style-name="CharStyle11"><text:span text:style-name="T11">i</text:span></text:span><text:span text:style-name="CharStyle11"><text:span text:style-name="T2">,</text:span></text:span><text:span text:style-name="CharStyle11"><text:span text:style-name="T11"> „stavme do lotterie. Ke</text:span></text:span><text:span text:style-name="CharStyle11"><text:span text:style-name="T16">ď</text:span></text:span><text:span text:style-name="CharStyle11"><text:span text:style-name="T11"> ja vyh</text:span></text:span><text:span text:style-name="CharStyle11"><text:span text:style-name="T2">r</text:span></text:span><text:span text:style-name="CharStyle11"><text:span text:style-name="T11">ám dám t</text:span></text:span><text:span text:style-name="CharStyle11"><text:span text:style-name="T2">i</text:span></text:span><text:span text:style-name="CharStyle11"><text:span text:style-name="T11"> polovicu; ke</text:span></text:span><text:span text:style-name="CharStyle11"><text:span text:style-name="T2">ď</text:span></text:span><text:span text:style-name="CharStyle11"><text:span text:style-name="T11"> ale prehrám, ty mi dáš polovicu!“ </text:span></text:span><text:span text:style-name="CharStyle11"><text:span text:style-name="T2">—</text:span></text:span><text:span text:style-name="CharStyle11"><text:span text:style-name="T11"> „Nie tak! Ale: keď ja vyhrám, nechám si polovic</text:span></text:span><text:span text:style-name="CharStyle11"><text:span text:style-name="T2">u;</text:span></text:span><text:span text:style-name="CharStyle11"><text:span text:style-name="T11"> keď ale ty prehráš, dáš mi polovicu.“ Konečne nemohúc sa sjedna</text:span></text:span><text:span text:style-name="CharStyle11"><text:span text:style-name="T2">ť</text:span></text:span><text:span text:style-name="CharStyle11"><text:span text:style-name="T11">, nechali </text:span></text:span><text:span text:style-name="CharStyle11"><text:span text:style-name="T2">l</text:span></text:span><text:span text:style-name="CharStyle11"><text:span text:style-name="T11">otteriu tak.</text:span></text:span></text:p>
        <text:p text:style-name="P3"><text:span text:style-name="CharStyle19"><text:span text:style-name="T2"/></text:span></text:p>
        <text:p text:style-name="P15"><text:span text:style-name="CharStyle11"><text:span text:style-name="T11">„Kde máš t</text:span></text:span><text:span text:style-name="CharStyle11"><text:span text:style-name="T2">i</text:span></text:span><text:span text:style-name="CharStyle11"><text:span text:style-name="T11">e zlaté hodinky, ktoré som ti kúpil“</text:span></text:span><text:span text:style-name="CharStyle11"><text:span text:style-name="T2">— </text:span></text:span><text:span text:style-name="CharStyle11"><text:span text:style-name="T11">doliehal otec na syna, prichodšieho zo škô</text:span></text:span><text:span text:style-name="CharStyle11"><text:span text:style-name="T16">ľ</text:span></text:span><text:span text:style-name="CharStyle11"><text:span text:style-name="T11"> </text:span></text:span><text:span text:style-name="CharStyle11"><text:span text:style-name="T2">n</text:span></text:span><text:span text:style-name="CharStyle11"><text:span text:style-name="T11">a prázdniny. </text:span></text:span><text:span text:style-name="CharStyle11"><text:span text:style-name="T2">„</text:span></text:span><text:span text:style-name="CharStyle11"><text:span text:style-name="T11">Divné to upodozrievanie mojej opaternosti. Já som hodinky dal do zálohu, aby mi jich kde na ceste neu­kradli“ bola synová odpoveď, s ktorou otec sotva bol spokojný.</text:span></text:span></text:p>
        <text:h text:style-name="P89" text:outline-level="3"><text:span text:style-name="CharStyle29"><text:span text:style-name="T2"/></text:span></text:h>
        <text:p text:style-name="P15"><text:span text:style-name="CharStyle11"><text:span text:style-name="T11">V jednom hostinci predávali bud</text:span></text:span><text:span text:style-name="CharStyle11"><text:span text:style-name="T2">í</text:span></text:span><text:span text:style-name="CharStyle11"><text:span text:style-name="T11">nské červené víno. Hostintký onezdravel. Lekár mu nariadil, aby pil každo­denne po pohárku z dobrého spravodlivého budínského červeného vina. Následkom toho pán hostinský nepije už viac budínsk</text:span></text:span><text:span text:style-name="CharStyle11"><text:span text:style-name="T7">e</text:span></text:span><text:span text:style-name="CharStyle11"><text:span text:style-name="T11"> zo svojej pivnice.</text:span></text:span></text:p>
        <text:p text:style-name="P14"><text:span text:style-name="CharStyle18"><text:span text:style-name="T11"/></text:span></text:p>
        <text:p text:style-name="P6"><text:soft-page-break/><text:span text:style-name="CharStyle11"><text:span text:style-name="T11">V jistej spo</text:span></text:span><text:span text:style-name="CharStyle11"><text:span text:style-name="T16">ľ</text:span></text:span><text:span text:style-name="CharStyle11"><text:span text:style-name="T11">očnosti vijel si mladý </text:span></text:span><text:span text:style-name="CharStyle11"><text:span text:style-name="T2">š</text:span></text:span><text:span text:style-name="CharStyle11"><text:span text:style-name="T11">vihák proti žen­ským, úštepne reknúc: </text:span></text:span><text:span text:style-name="CharStyle11"><text:span text:style-name="T2">„</text:span></text:span><text:span text:style-name="CharStyle11"><text:span text:style-name="T11">Čo nemáme rádi, dlhšie nám trvá, ku pr. špatný šat, pret, že ho nenosíme, dlho trvá. Tým sa v</text:span></text:span><text:span text:style-name="CharStyle11"><text:span text:style-name="T2">ysv</text:span></text:span><text:span text:style-name="CharStyle11"><text:span text:style-name="T11">etlu</text:span></text:span><text:span text:style-name="CharStyle11"><text:span text:style-name="T2">je</text:span></text:span><text:span text:style-name="CharStyle11"><text:span text:style-name="T11"> i ten prípad: prečo žena, ktorú muž nemá rád, prežije muža. </text:span></text:span><text:span text:style-name="CharStyle11"><text:span text:style-name="T2">—</text:span></text:span><text:span text:style-name="CharStyle11"><text:span text:style-name="T11"> „Tak je skutočne,</text:span></text:span><text:span text:style-name="CharStyle11"><text:span text:style-name="T2">“</text:span></text:span><text:span text:style-name="CharStyle11"><text:span text:style-name="T11"> odvetila mu jedna dáma; „lebo pantoflu, ktorú rádi máme, za­včas ztrháme.</text:span></text:span></text:p>
        <text:p text:style-name="P15"><text:span text:style-name="CharStyle33"><text:span text:style-name="T2"/></text:span></text:p>
        <text:p text:style-name="P15"><text:span text:style-name="CharStyle11"><text:span text:style-name="T11">Veru medzi tebou a ušípanou neni jiného rozdielu, leda že ty máš fúzy, ušipaná ale štetiny</text:span></text:span><text:span text:style-name="CharStyle11"><text:span text:style-name="T2">“</text:span></text:span><text:span text:style-name="CharStyle11"><text:span text:style-name="T11"> hovoril jakýsi hrubian druhému. </text:span></text:span><text:span text:style-name="CharStyle11"><text:span text:style-name="T2">—</text:span></text:span><text:span text:style-name="CharStyle11"><text:span text:style-name="T11"> „Nuž, a medzi tebou a ňou roz­dielu nieto,“ odvetil napadnutý.</text:span></text:span></text:p>
        <text:p text:style-name="P15"><text:span text:style-name="CharStyle11"><text:span text:style-name="T2"/></text:span></text:p>
        <text:p text:style-name="P15"><text:span text:style-name="CharStyle11"><text:span text:style-name="T11">Dlho sa natrápil pán farár s cigánom, učiac ho katekismus. Chcejúc mu teda dodať viac chuti do toho, sľ</text:span></text:span><text:span text:style-name="CharStyle11"><text:span text:style-name="T7">u</text:span></text:span><text:span text:style-name="CharStyle11"><text:span text:style-name="T11">bil mu vreco zemák</text:span></text:span><text:span text:style-name="CharStyle11"><text:span text:style-name="T2">ov</text:span></text:span><text:span text:style-name="CharStyle11"><text:span text:style-name="T11">, </text:span></text:span><text:span text:style-name="CharStyle11"><text:span text:style-name="T2">je</text:span></text:span><text:span text:style-name="CharStyle11"><text:span text:style-name="T11">stli sa za dva týdne naučí urobiť križ. Po dvoch určen</text:span></text:span><text:span text:style-name="CharStyle11"><text:span text:style-name="T16">y</text:span></text:span><text:span text:style-name="CharStyle11"><text:span text:style-name="T11">ch tydňoch príjde cigán. „No cigán urob teda kríž! hovorí farár.“ Na to cigán začne svoje umenie: „Vo meno Otca i Ducha </text:span></text:span><text:span text:style-name="CharStyle11"><text:span text:style-name="T16">š</text:span></text:span><text:span text:style-name="CharStyle11"><text:span text:style-name="T11">vätého, amen.“ </text:span></text:span><text:span text:style-name="CharStyle11"><text:span text:style-name="T2">—</text:span></text:span><text:span text:style-name="CharStyle11"><text:span text:style-name="T11"> „Nuž,“ uderí na neho farár, „a Syna kdeže si nechal?“ </text:span></text:span><text:span text:style-name="CharStyle11"><text:span text:style-name="T2">—</text:span></text:span><text:span text:style-name="CharStyle11"><text:span text:style-name="T11"> „Prosím pon</text:span></text:span><text:span text:style-name="CharStyle11"><text:span text:style-name="T16">i</text:span></text:span><text:span text:style-name="CharStyle11"><text:span text:style-name="T11">žene, </text:span></text:span><text:span text:style-name="CharStyle11"><text:span text:style-name="T16">š</text:span></text:span><text:span text:style-name="CharStyle11"><text:span text:style-name="T11">tojí za dvermi š tým vrečom na žemáky“, bola odpoveď cigánová.</text:span></text:span></text:p>
        <text:p text:style-name="P6"><text:span text:style-name="CharStyle11"><text:span text:style-name="T20"/></text:span></text:p>
        <text:p text:style-name="P15"><text:span text:style-name="CharStyle11"><text:span text:style-name="T11">Žaloval na seba syn farároyi, že vyklopal kožuch tatkovi. </text:span></text:span><text:span text:style-name="CharStyle11"><text:span text:style-name="T2">—</text:span></text:span><text:span text:style-name="CharStyle11"><text:span text:style-name="T11"> „No, to nieje žiadon hriech; veď to bol len skutok lásky synovskej.</text:span></text:span><text:span text:style-name="CharStyle11"><text:span text:style-name="T2">“</text:span></text:span><text:span text:style-name="CharStyle11"><text:span text:style-name="T11"> </text:span></text:span><text:span text:style-name="CharStyle11"><text:span text:style-name="T2">—</text:span></text:span><text:span text:style-name="CharStyle11"><text:span text:style-name="T11"> „Horkýže skutok lásky; veď tatko bol v ňom.“</text:span></text:span></text:p>
        <text:p text:style-name="P15"><text:span text:style-name="CharStyle11"><text:span text:style-name="T2"/></text:span></text:p>
        <text:p text:style-name="P15"><text:span text:style-name="CharStyle11"><text:span text:style-name="T11">Jistý chlapec dostal sa do panskej zahrady a rá</text:span></text:span><text:span text:style-name="CharStyle11"><text:span text:style-name="T8">ň</text:span></text:span><text:span text:style-name="CharStyle11"><text:span text:style-name="T11">a</text:span></text:span><text:span text:style-name="CharStyle11"><text:span text:style-name="T2">l </text:span></text:span><text:span text:style-name="CharStyle11"><text:span text:style-name="T11">v nej jablka. V tom prišiel vlastník z</text:span></text:span><text:span text:style-name="CharStyle11"><text:span text:style-name="T2">a</text:span></text:span><text:span text:style-name="CharStyle11"><text:span text:style-name="T11">hr</text:span></text:span><text:span text:style-name="CharStyle11"><text:span text:style-name="T2">ad</text:span></text:span><text:span text:style-name="CharStyle11"><text:span text:style-name="T11">y dnu, chla­pec ale mik pr</text:span></text:span><text:span text:style-name="CharStyle11"><text:span text:style-name="T2">e</text:span></text:span><text:span text:style-name="CharStyle11"><text:span text:style-name="T8">s</text:span></text:span><text:span text:style-name="CharStyle11"><text:span text:style-name="T11"> ohradu. </text:span></text:span><text:span text:style-name="CharStyle11"><text:span text:style-name="T2">—</text:span></text:span><text:span text:style-name="CharStyle11"><text:span text:style-name="T11"> „Čože utekáš,</text:span></text:span><text:span text:style-name="CharStyle11"><text:span text:style-name="T2">“</text:span></text:span><text:span text:style-name="CharStyle11"><text:span text:style-name="T11"> volal za ním pán; „ja ti dačo chcem povedať.“ </text:span></text:span><text:span text:style-name="CharStyle11"><text:span text:style-name="T2">—</text:span></text:span><text:span text:style-name="CharStyle11"><text:span text:style-name="T11"> „Pán urod­zený, taký malý chlapec, jako já, nemusí všetko vedeť,“ odvetil malý zlodej a cválal dial.</text:span></text:span></text:p>
        <text:p text:style-name="P6"><text:span text:style-name="CharStyle11"><text:span text:style-name="T2"/></text:span></text:p>
        <text:p text:style-name="P15"><text:span text:style-name="CharStyle11"><text:span text:style-name="T11">„H</text:span></text:span><text:span text:style-name="CharStyle11"><text:span text:style-name="T17">ľ</text:span></text:span><text:span text:style-name="CharStyle11"><text:span text:style-name="T11">a, toť ide jedon staroverec,“ zvolala matka, u okna sediaca. Všetečná dcéra priskočí k oknu, aby ho videla. „Ej, že staroverec? Veď je to ešte krásny mla</text:span></text:span><text:span text:style-name="CharStyle11"><text:span text:style-name="T2">ď</text:span></text:span><text:span text:style-name="CharStyle11"><text:span text:style-name="T11">och, mamuška!“</text:span></text:span></text:p>
        <text:p text:style-name="P14"><text:span text:style-name="CharStyle11"><text:span text:style-name="T2"/></text:span></text:p>
        <text:p text:style-name="P15"><text:soft-page-break/><text:span text:style-name="CharStyle11"><text:span text:style-name="T11">V jednom meste žil jistý gr</text:span></text:span><text:span text:style-name="CharStyle11"><text:span text:style-name="T8">ô</text:span></text:span><text:span text:style-name="CharStyle11"><text:span text:style-name="T11">f</text:span></text:span><text:span text:style-name="CharStyle11"><text:span text:style-name="T2">.</text:span></text:span><text:span text:style-name="CharStyle11"><text:span text:style-name="T11"> Temer vždy, keď z domu vykročil, dotrela sa </text:span></text:span><text:span text:style-name="CharStyle11"><text:span text:style-name="T2">k</text:span></text:span><text:span text:style-name="CharStyle11"><text:span text:style-name="T11"> nemu jistá bezočivá žob</text:span></text:span><text:span text:style-name="CharStyle11"><text:span text:style-name="T2">rá</text:span></text:span><text:span text:style-name="CharStyle11"><text:span text:style-name="T11">čka, po každýkrat udávajúc jinú a jinú pohnútku k žobraniu. Ráz hovorila k nemu idúcimu so svojou že­nou na prechádzku: „Vaša Milosť! snilo sa mi, že ste ráčil darovať mi funt kávy, mil</text:span></text:span><text:span text:style-name="CharStyle11"><text:span text:style-name="T2">os</text:span></text:span><text:span text:style-name="CharStyle11"><text:span text:style-name="T11">ťpani ale dva funty cukru.“ </text:span></text:span><text:span text:style-name="CharStyle11"><text:span text:style-name="T2">—</text:span></text:span><text:span text:style-name="CharStyle11"><text:span text:style-name="T11"> „Milá ženičko,“ povedal gróf, „či neznáte, že sa sny práve naopak zpl</text:span></text:span><text:span text:style-name="CharStyle11"><text:span text:style-name="T2">ň</text:span></text:span><text:span text:style-name="CharStyle11"><text:span text:style-name="T11">ujú?“ </text:span></text:span><text:span text:style-name="CharStyle11"><text:span text:style-name="T2">—</text:span></text:span><text:span text:style-name="CharStyle11"><text:span text:style-name="T11"> „</text:span></text:span><text:span text:style-name="CharStyle11"><text:span text:style-name="T2">I</text:span></text:span><text:span text:style-name="CharStyle11"><text:span text:style-name="T11"> tak dobre! Milosťpán mi ráčite dať cukor, milosťpani ale kávu,“ odvetila </text:span></text:span><text:span text:style-name="CharStyle11"><text:span text:style-name="T2">žo</text:span></text:span><text:span text:style-name="CharStyle11"><text:span text:style-name="T11">bračka.</text:span></text:span></text:p>
        <text:p text:style-name="P6"><text:span text:style-name="CharStyle11"><text:span text:style-name="T11"/></text:span></text:p>
        <text:p text:style-name="P15"><text:span text:style-name="CharStyle11"><text:span text:style-name="T11">Hrebenár a švec idú z ročného trhu. „Jaj bol to len všivavý </text:span></text:span><text:span text:style-name="CharStyle11"><text:span text:style-name="T2">ja</text:span></text:span><text:span text:style-name="CharStyle11"><text:span text:style-name="T11">rmek!“ bedákal švec. </text:span></text:span><text:span text:style-name="CharStyle11"><text:span text:style-name="T2">—</text:span></text:span><text:span text:style-name="CharStyle11"><text:span text:style-name="T11"> „Horkýže všivavý, keď ani hrebene sa nem</text:span></text:span><text:span text:style-name="CharStyle11"><text:span text:style-name="T17">íň</text:span></text:span><text:span text:style-name="CharStyle11"><text:span text:style-name="T11">aly.“</text:span></text:span></text:p>
        <text:p text:style-name="P14"><text:span text:style-name="CharStyle11"><text:span text:style-name="T2"/></text:span></text:p>
        <text:p text:style-name="P15"><text:span text:style-name="CharStyle11"><text:span text:style-name="T11">Pri slávnostnom uvádzaní p. Ch. do úradu nachodil sa i lékár, p. Z. Pri hostine i</text:span></text:span><text:span text:style-name="CharStyle11"><text:span text:style-name="T2">š</text:span></text:span><text:span text:style-name="CharStyle11"><text:span text:style-name="T11">ly vtipy na vtipy. Medzi jiným hovoril p. A. onému lekárovi: „Kto sa dostane vám do ruky, toho pochovať znáte.</text:span></text:span><text:span text:style-name="CharStyle11"><text:span text:style-name="T2">“</text:span></text:span><text:span text:style-name="CharStyle11"><text:span text:style-name="T11"> </text:span></text:span><text:span text:style-name="CharStyle11"><text:span text:style-name="T2">—</text:span></text:span><text:span text:style-name="CharStyle11"><text:span text:style-name="T11"> „Nech mám s vami to šťastie!“ odvetil lekár a ponúkal pohár ku </text:span></text:span><text:span text:style-name="CharStyle11"><text:span text:style-name="T2">š</text:span></text:span><text:span text:style-name="CharStyle11"><text:span text:style-name="T11">trnknutiu.</text:span></text:span></text:p>
        <text:p text:style-name="P25"><text:span text:style-name="CharStyle11"><text:span text:style-name="T2"/></text:span></text:p>
        <text:p text:style-name="P15"><text:span text:style-name="CharStyle11"><text:span text:style-name="T11">Chystala sa mi</text:span></text:span><text:span text:style-name="CharStyle11"><text:span text:style-name="T2">ľ</text:span></text:span><text:span text:style-name="CharStyle11"><text:span text:style-name="T11">osťpani na výjezd. Chtiac zvedeť sa: či sa nezmení počasie, povedala slúžk</text:span></text:span><text:span text:style-name="CharStyle11"><text:span text:style-name="T2">e:</text:span></text:span><text:span text:style-name="CharStyle11"><text:span text:style-name="T11"> „Chod sa podíva</text:span></text:span><text:span text:style-name="CharStyle11"><text:span text:style-name="T2">ť</text:span></text:span><text:span text:style-name="CharStyle11"><text:span text:style-name="T11">: či vzduchomer (barometer) nepadol !</text:span></text:span><text:span text:style-name="CharStyle11"><text:span text:style-name="T2">“</text:span></text:span><text:span text:style-name="CharStyle11"><text:span text:style-name="T11"> </text:span></text:span><text:span text:style-name="CharStyle11"><text:span text:style-name="T2">—</text:span></text:span><text:span text:style-name="CharStyle11"><text:span text:style-name="T11"> Slúžka v okamžení vrátila sa so zprávou: „Nie, milos</text:span></text:span><text:span text:style-name="CharStyle11"><text:span text:style-name="T8">ť</text:span></text:span><text:span text:style-name="CharStyle11"><text:span text:style-name="T11">pani; vys</text:span></text:span><text:span text:style-name="CharStyle11"><text:span text:style-name="T2">í</text:span></text:span><text:span text:style-name="CharStyle11"><text:span text:style-name="T11"> pevne na zdi.“</text:span></text:span></text:p>
        <text:p text:style-name="P15"><text:span text:style-name="CharStyle11"><text:span text:style-name="T11"/></text:span></text:p>
        <text:p text:style-name="P23"><text:span text:style-name="CharStyle11"><text:span text:style-name="T11">„Darebák</text:span></text:span><text:span text:style-name="CharStyle11"><text:span text:style-name="T8">u</text:span></text:span><text:span text:style-name="CharStyle11"><text:span text:style-name="T11">!</text:span></text:span><text:span text:style-name="CharStyle11"><text:span text:style-name="T2">“</text:span></text:span><text:span text:style-name="CharStyle11"><text:span text:style-name="T11"> hromžil otec synovi, „či som nepovedal, že ani majstra nen</text:span></text:span><text:span text:style-name="CharStyle11"><text:span text:style-name="T8">a</text:span></text:span><text:span text:style-name="CharStyle11"><text:span text:style-name="T11">jdeš, ktorý by </text:span></text:span><text:span text:style-name="CharStyle11"><text:span text:style-name="T17">ť</text:span></text:span><text:span text:style-name="CharStyle11"><text:span text:style-name="T11">a vzal do roboty?“ „Divná to veru reč. Veď len za 14 dní som jich mal šesť,“ odpovedel </text:span></text:span><text:span text:style-name="CharStyle11"><text:span text:style-name="T17">ľ</text:span></text:span><text:span text:style-name="CharStyle11"><text:span text:style-name="T11">ahkomyselný syn.</text:span></text:span></text:p>
        <text:p text:style-name="P6"><text:span text:style-name="CharStyle18"><text:span text:style-name="T20"/></text:span></text:p>
        <text:p text:style-name="P15"><text:span text:style-name="CharStyle11"><text:span text:style-name="T11">Dom jistého pijana prišiel na bubon. Ktosi pri dra­žbe (licit</text:span></text:span><text:span text:style-name="CharStyle11"><text:span text:style-name="T8">a</text:span></text:span><text:span text:style-name="CharStyle11"><text:span text:style-name="T11">cii) hovoril: Ve</text:span></text:span><text:span text:style-name="CharStyle11"><text:span text:style-name="T2">ď</text:span></text:span><text:span text:style-name="CharStyle11"><text:span text:style-name="T11"> som si ja dávno myslel</text:span></text:span><text:span text:style-name="CharStyle11"><text:span text:style-name="T2">,</text:span></text:span><text:span text:style-name="CharStyle11"><text:span text:style-name="T11"> že ten trunok vyleje ho z diery jako sysla!</text:span></text:span><text:span text:style-name="CharStyle11"><text:span text:style-name="T2">“</text:span></text:span></text:p>
        <text:p text:style-name="P6"><text:span text:style-name="CharStyle11"><text:span text:style-name="T2"/></text:span></text:p>
        <text:p text:style-name="P15"><text:span text:style-name="CharStyle11"><text:span text:style-name="T11">Pán farár veľmi kl</text:span></text:span><text:span text:style-name="CharStyle11"><text:span text:style-name="T8">a</text:span></text:span><text:span text:style-name="CharStyle11"><text:span text:style-name="T11">dol na srdce </text:span></text:span><text:span text:style-name="CharStyle11"><text:span text:style-name="T2">je</text:span></text:span><text:span text:style-name="CharStyle11"><text:span text:style-name="T11">dnomu smrte</text:span></text:span><text:span text:style-name="CharStyle11"><text:span text:style-name="T17">l</text:span></text:span><text:span text:style-name="CharStyle11"><text:span text:style-name="T11">ne nemocnému, aby sa smeril so svojím nepriateľom. Po jeho odchode hovoril teda: „Ženo, prines že pohár vody, abych sa smeril s mojím na</text:span></text:span><text:span text:style-name="CharStyle11"><text:span text:style-name="T2">jv</text:span></text:span><text:span text:style-name="CharStyle11"><text:span text:style-name="T11">ät</text:span></text:span><text:span text:style-name="CharStyle11"><text:span text:style-name="T2">š</text:span></text:span><text:span text:style-name="CharStyle11"><text:span text:style-name="T11">ím nepriateľom.“</text:span></text:span></text:p>
        <text:p text:style-name="P6"><text:span text:style-name="CharStyle18"><text:span text:style-name="T20"/></text:span></text:p>
        <text:p text:style-name="P15"><text:soft-page-break/><text:span text:style-name="CharStyle11"><text:span text:style-name="T11">Jedon holič veľmi mnoho táral. Ráz medzi holením poklonkujúc sa jednomu pánovi, pýtal s</text:span></text:span><text:span text:style-name="CharStyle11"><text:span text:style-name="T2">a</text:span></text:span><text:span text:style-name="CharStyle11"><text:span text:style-name="T11">: „Prosím s úctou, ja</text:span></text:span><text:span text:style-name="CharStyle11"><text:span text:style-name="T2">ko</text:span></text:span><text:span text:style-name="CharStyle11"><text:span text:style-name="T11">že mám holiť milosťpána? — „S mlčaním!“ odsekol mu tázaný.</text:span></text:span></text:p>
        <text:p text:style-name="P6"><text:span text:style-name="CharStyle11"><text:span text:style-name="T2"/></text:span></text:p>
        <text:p text:style-name="P15"><text:span text:style-name="CharStyle11"><text:span text:style-name="T11">Pýta</text:span></text:span><text:span text:style-name="CharStyle11"><text:span text:style-name="T2">l</text:span></text:span><text:span text:style-name="CharStyle11"><text:span text:style-name="T11"> kdosi radu: čo má činiť, aby sa ztriasol ča­stokratných</text:span></text:span><text:span text:style-name="CharStyle11"><text:span text:style-name="T2"> </text:span></text:span><text:span text:style-name="CharStyle11"><text:span text:style-name="T11">návštev? </text:span></text:span><text:span text:style-name="CharStyle11"><text:span text:style-name="T2">—</text:span></text:span><text:span text:style-name="CharStyle11"><text:span text:style-name="T11"> „Ľahká pomoc,“ odvetil t</text:span></text:span><text:span text:style-name="CharStyle11"><text:span text:style-name="T2">á</text:span></text:span><text:span text:style-name="CharStyle11"><text:span text:style-name="T11">zan</text:span></text:span><text:span text:style-name="CharStyle11"><text:span text:style-name="T2">ý</text:span></text:span><text:span text:style-name="CharStyle11"><text:span text:style-name="T11">, „jestli je chudobný, požičaj mu peniaze, aby ti bol dl­žen; </text:span></text:span><text:span text:style-name="CharStyle11"><text:span text:style-name="T2">je</text:span></text:span><text:span text:style-name="CharStyle11"><text:span text:style-name="T11">st-li je bohatý, žiadaj od neho p</text:span></text:span><text:span text:style-name="CharStyle11"><text:span text:style-name="T18">o</text:span></text:span><text:span text:style-name="CharStyle11"><text:span text:style-name="T2">ž</text:span></text:span><text:span text:style-name="CharStyle11"><text:span text:style-name="T11">ičku: ta</text:span></text:span><text:span text:style-name="CharStyle11"><text:span text:style-name="T2">k j</text:span></text:span><text:span text:style-name="CharStyle11"><text:span text:style-name="T11">iste i bohatý i chudobný budú ti vyhybať“</text:span></text:span></text:p>
        <text:p text:style-name="P6"><text:span text:style-name="CharStyle51"><text:span text:style-name="T2"/></text:span></text:p>
        <text:p text:style-name="P15"><text:span text:style-name="CharStyle11"><text:span text:style-name="T11">Jedon dôstojník robil si posmech z ruského vojska, že nosí dlhé vrchnie kabáty, jaké prekážajú kráčanie vojsku. — „Pane, musíte si to mysle</text:span></text:span><text:span text:style-name="CharStyle11"><text:span text:style-name="T2">ť</text:span></text:span><text:span text:style-name="CharStyle11"><text:span text:style-name="T11"> o ruskom vojsku, že ono je navyklé stáť, a nie utekať.</text:span></text:span><text:span text:style-name="CharStyle11"><text:span text:style-name="T2">“</text:span></text:span></text:p>
        <text:p text:style-name="P6"><text:span text:style-name="CharStyle11"><text:span text:style-name="T2"/></text:span></text:p>
        <text:p text:style-name="P15"><text:span text:style-name="CharStyle11"><text:span text:style-name="T11">Pred súdom stál jedon obžalovaný, že druhému dal dve za ucho. Odsúdený bol na 10 z</text:span></text:span><text:span text:style-name="CharStyle11"><text:span text:style-name="T2">l.</text:span></text:span><text:span text:style-name="CharStyle11"><text:span text:style-name="T11"> pokuty. Oslovený od predsedy súdu: či sa podrobuje úsudku? Odvetil, že nie. </text:span></text:span><text:span text:style-name="CharStyle11"><text:span text:style-name="T2">—</text:span></text:span><text:span text:style-name="CharStyle11"><text:span text:style-name="T11"> „Nuž prečo?“ </text:span></text:span><text:span text:style-name="CharStyle11"><text:span text:style-name="T2">—</text:span></text:span><text:span text:style-name="CharStyle11"><text:span text:style-name="T11"> „Za jedno flasnutie dám tu piatku, ale za druhé nie; lebo toto druhé som mu za­sadil, len pre symetriu.“</text:span></text:span></text:p>
        <text:p text:style-name="P6"><text:span text:style-name="CharStyle18"><text:span text:style-name="T20"/></text:span></text:p>
        <text:p text:style-name="P15"><text:span text:style-name="CharStyle11"><text:span text:style-name="T11">Jedon mlynár </text:span></text:span><text:span text:style-name="CharStyle11"><text:span text:style-name="T2">po</text:span></text:span><text:span text:style-name="CharStyle11"><text:span text:style-name="T11">pustil svoj mlyn synovi. Tento prekerbanil mlyn. Na výčitky jemu činené, že mlyn, jemu od otca </text:span></text:span><text:span text:style-name="CharStyle11"><text:span text:style-name="T2">po</text:span></text:span><text:span text:style-name="CharStyle11"><text:span text:style-name="T11">p</text:span></text:span><text:span text:style-name="CharStyle11"><text:span text:style-name="T2">us</text:span></text:span><text:span text:style-name="CharStyle11"><text:span text:style-name="T11">tený premrhal, odpovedel: „Nuž, povecte mi len, či m</text:span></text:span><text:span text:style-name="CharStyle11"><text:span text:style-name="T18">ô</text:span></text:span><text:span text:style-name="CharStyle11"><text:span text:style-name="T11">žno udržať pu</text:span></text:span><text:span text:style-name="CharStyle11"><text:span text:style-name="T2">st</text:span></text:span><text:span text:style-name="CharStyle11"><text:span text:style-name="T11">ený mlyn?“</text:span></text:span></text:p>
        <text:p text:style-name="P6"><text:span text:style-name="CharStyle54"><text:span text:style-name="T2"/></text:span></text:p>
        <text:p text:style-name="P15"><text:span text:style-name="CharStyle11"><text:span text:style-name="T11">Pán richtár Kocúrkovský preboril sa v noci a pa­dol s dnom postele na zem. „Ženo,“ zkrikol, „pre</text:span></text:span><text:span text:style-name="CharStyle11"><text:span text:style-name="T2"> </text:span></text:span><text:span text:style-name="CharStyle11"><text:span text:style-name="T11">Boha zakre</text:span></text:span><text:span text:style-name="CharStyle11"><text:span text:style-name="T2">š</text:span></text:span><text:span text:style-name="CharStyle11"><text:span text:style-name="T11">, urob svetlo a podívaj sa: či som sa nezabil?“</text:span></text:span></text:p>
        <text:p text:style-name="P6"><text:span text:style-name="CharStyle11"><text:span text:style-name="T2"/></text:span></text:p>
        <text:p text:style-name="P15"><text:span text:style-name="CharStyle11"><text:span text:style-name="T11">Jedon </text:span></text:span><text:span text:style-name="CharStyle11"><text:span text:style-name="T2">š</text:span></text:span><text:span text:style-name="CharStyle11"><text:span text:style-name="T11">vec stavil sa s druhým: že on za jedon deň 60 párov črevícov urobí, i dostál</text:span></text:span><text:span text:style-name="CharStyle11"><text:span text:style-name="T2">’</text:span></text:span><text:span text:style-name="CharStyle11"><text:span text:style-name="T11"> skutočne slovu, urezav 60 párom b</text:span></text:span><text:span text:style-name="CharStyle11"><text:span text:style-name="T2">ô</text:span></text:span><text:span text:style-name="CharStyle11"><text:span text:style-name="T11">t sáry, a tak premeni</text:span></text:span><text:span text:style-name="CharStyle11"><text:span text:style-name="T18">v</text:span></text:span><text:span text:style-name="CharStyle11"><text:span text:style-name="T11"> jich na črievice.</text:span></text:span></text:p>
        <text:p text:style-name="P15"><text:span text:style-name="CharStyle29"><text:span text:style-name="T2"/></text:span></text:p>
        <text:p text:style-name="P15"><text:span text:style-name="CharStyle11"><text:span text:style-name="T11">Keď si S</text:span></text:span><text:span text:style-name="CharStyle11"><text:span text:style-name="T2">am</text:span></text:span><text:span text:style-name="CharStyle11"><text:span text:style-name="T11">ko bral Marie</text:span></text:span><text:span text:style-name="CharStyle11"><text:span text:style-name="T2">n</text:span></text:span><text:span text:style-name="CharStyle11"><text:span text:style-name="T11">ku, táto obdivovala jeh</text:span></text:span><text:span text:style-name="CharStyle11"><text:span text:style-name="T2">o </text:span></text:span><text:span text:style-name="CharStyle11"><text:span text:style-name="T11">výmluvnosť. Teraz naopak je to: S</text:span></text:span><text:span text:style-name="CharStyle11"><text:span text:style-name="T2">a</text:span></text:span><text:span text:style-name="CharStyle11"><text:span text:style-name="T11">m</text:span></text:span><text:span text:style-name="CharStyle11"><text:span text:style-name="T2">k</text:span></text:span><text:span text:style-name="CharStyle11"><text:span text:style-name="T11">o obdivuje výmluvnos</text:span></text:span><text:span text:style-name="CharStyle11"><text:span text:style-name="T2">ť</text:span></text:span><text:span text:style-name="CharStyle11"><text:span text:style-name="T11"> Marienky.</text:span></text:span></text:p>
        <text:p text:style-name="P6"><text:soft-page-break/><text:span text:style-name="CharStyle11"><text:span text:style-name="T2"/></text:span></text:p>
        <text:p text:style-name="P15"><text:span text:style-name="CharStyle11"><text:span text:style-name="T11">Jistý krajčír upomínal lekára, dokladajúc, ž</text:span></text:span><text:span text:style-name="CharStyle11"><text:span text:style-name="T9">e</text:span></text:span><text:span text:style-name="CharStyle11"><text:span text:style-name="T11"> veru už to dlho trvá, čo mu nezpláca dlh. </text:span></text:span><text:span text:style-name="CharStyle11"><text:span text:style-name="T2">—</text:span></text:span><text:span text:style-name="CharStyle11"><text:span text:style-name="T11"> „Nuž či nieste vy sami toho príčinou?</text:span></text:span><text:span text:style-name="CharStyle11"><text:span text:style-name="T2">“</text:span></text:span><text:span text:style-name="CharStyle11"><text:span text:style-name="T11"> oboril sa na neho lekár. </text:span></text:span><text:span text:style-name="CharStyle11"><text:span text:style-name="T2">— </text:span></text:span><text:span text:style-name="CharStyle11"><text:span text:style-name="T11">„Prosím, jako?</text:span></text:span><text:span text:style-name="CharStyle11"><text:span text:style-name="T2">“</text:span></text:span><text:span text:style-name="CharStyle11"><text:span text:style-name="T11"> tázal sa krajčír. </text:span></text:span><text:span text:style-name="CharStyle11"><text:span text:style-name="T2">—</text:span></text:span><text:span text:style-name="CharStyle11"><text:span text:style-name="T11"> „Mal ste by</text:span></text:span><text:span text:style-name="CharStyle11"><text:span text:style-name="T2">ť</text:span></text:span><text:span text:style-name="CharStyle11"><text:span text:style-name="T11"> ne­zdrav</text:span></text:span><text:span text:style-name="CharStyle11"><text:span text:style-name="T9">y</text:span></text:span><text:span text:style-name="CharStyle11"><text:span text:style-name="T11">, abych si bol na vás ten dlh odrobil.“</text:span></text:span></text:p>
        <text:p text:style-name="P6"><text:span text:style-name="CharStyle19"><text:span text:style-name="T2"/></text:span></text:p>
        <text:p text:style-name="P15"><text:span text:style-name="CharStyle11"><text:span text:style-name="T11">Drevo</text:span></text:span><text:span text:style-name="CharStyle11"><text:span text:style-name="T2">š</text:span></text:span><text:span text:style-name="CharStyle11"><text:span text:style-name="T11">tep Sekera sťažoval si nádeníkovi Sochorovi, jak</text:span></text:span><text:span text:style-name="CharStyle11"><text:span text:style-name="T9">ý</text:span></text:span><text:span text:style-name="CharStyle11"><text:span text:style-name="T11"> on kríž má. </text:span></text:span><text:span text:style-name="CharStyle11"><text:span text:style-name="T2">—</text:span></text:span><text:span text:style-name="CharStyle11"><text:span text:style-name="T11"> „Bračok, nuž čo by si robil bez kríža? Musel bys nosiť nohy na pleciach a brucho v hrsti.</text:span></text:span><text:span text:style-name="CharStyle11"><text:span text:style-name="T2">“</text:span></text:span></text:p>
        <text:p text:style-name="P6"><text:span text:style-name="CharStyle19"><text:span text:style-name="T2"/></text:span></text:p>
        <text:p text:style-name="P15"><text:span text:style-name="CharStyle11"><text:span text:style-name="T11">„K čomu sú pri kostoloch väže?“ tázal sa po dru­hýkr</text:span></text:span><text:span text:style-name="CharStyle11"><text:span text:style-name="T18">a</text:span></text:span><text:span text:style-name="CharStyle11"><text:span text:style-name="T11">t učiteľ Ferka. </text:span></text:span><text:span text:style-name="CharStyle11"><text:span text:style-name="T2">—</text:span></text:span><text:span text:style-name="CharStyle11"><text:span text:style-name="T11"> „Aby mal</text:span></text:span><text:span text:style-name="CharStyle11"><text:span text:style-name="T9">y</text:span></text:span><text:span text:style-name="CharStyle11"><text:span text:style-name="T11"> kavky kde hniezda klásť,“ odvetil tázaný.</text:span></text:span></text:p>
        <text:p text:style-name="P6"><text:span text:style-name="CharStyle11"><text:span text:style-name="T2"/></text:span></text:p>
        <text:p text:style-name="P15"><text:span text:style-name="CharStyle11"><text:span text:style-name="T11">„Ale čo môže stáť cesta z Asie do Uhorska?</text:span></text:span><text:span text:style-name="CharStyle11"><text:span text:style-name="T2">“ </text:span></text:span><text:span text:style-name="CharStyle11"><text:span text:style-name="T11">tázal sa Maďar Slováka. </text:span></text:span><text:span text:style-name="CharStyle11"><text:span text:style-name="T2">—</text:span></text:span><text:span text:style-name="CharStyle11"><text:span text:style-name="T11"> „Pletku! Kto je dnes Vrana z Uhorska, môže byť zajtra za 5 zl. Vránay z Asie.</text:span></text:span><text:span text:style-name="CharStyle11"><text:span text:style-name="T2">“</text:span></text:span></text:p>
        <text:p text:style-name="P15"><text:span text:style-name="CharStyle11"><text:span text:style-name="T2"/></text:span></text:p>
        <text:p text:style-name="P15"><text:span text:style-name="CharStyle11"><text:span text:style-name="T11">Vetroplach dal si prerobiť maďarskú bundu vo slo­vensky kožuch. Po dvoch rokoch prišiel opä</text:span></text:span><text:span text:style-name="CharStyle11"><text:span text:style-name="T9">t</text:span></text:span><text:span text:style-name="CharStyle11"><text:span text:style-name="T11"> ku kušnierovi a kázal si prerobiť sl</text:span></text:span><text:span text:style-name="CharStyle11"><text:span text:style-name="T18">ô</text:span></text:span><text:span text:style-name="CharStyle11"><text:span text:style-name="T11">venský kožuch v maďarskú bundu. </text:span></text:span><text:span text:style-name="CharStyle11"><text:span text:style-name="T2">—</text:span></text:span><text:span text:style-name="CharStyle11"><text:span text:style-name="T11"> „To neide,</text:span></text:span><text:span text:style-name="CharStyle11"><text:span text:style-name="T2">“</text:span></text:span><text:span text:style-name="CharStyle11"><text:span text:style-name="T11"> hovoril kušnier. Móda času urobí zo Slováka Maďara, ale z Maďara Slováka nie.</text:span></text:span><text:span text:style-name="CharStyle11"><text:span text:style-name="T2">“</text:span></text:span></text:p>
        <text:h text:style-name="P92" text:outline-level="2"><text:span text:style-name="CharStyle57"><text:span text:style-name="T2"/></text:span></text:h>
        <text:h text:style-name="P93" text:outline-level="2"><text:bookmark-start text:name="bookmark31"/><text:span text:style-name="CharStyle56"><text:span text:style-name="T2">Hádanky</text:span></text:span><text:span text:style-name="CharStyle56"><text:span text:style-name="T11">.</text:span></text:span><text:bookmark-end text:name="bookmark31"/></text:h>
        <text:p text:style-name="P8"><text:span text:style-name="CharStyle11"><text:span text:style-name="T11">a) otázkové.</text:span></text:span></text:p>
        <text:p text:style-name="P19"><text:span text:style-name="CharStyle11"><text:span text:style-name="T11">1. Kto sa narodil prv, nežli jeho otec?</text:span></text:span></text:p>
        <text:p text:style-name="P47"><text:span text:style-name="CharStyle11"><text:span text:style-name="T9">Abel. Syn Adamov.</text:span></text:span></text:p>
        <text:p text:style-name="P80"><text:span text:style-name="CharStyle11"><text:span text:style-name="T11">2. Kde tak zaručal osol, že ho počulo celé pokolenie ľudské?</text:span></text:span></text:p>
        <text:p text:style-name="P72"><text:span text:style-name="CharStyle11"><text:span text:style-name="T18">V arche Noemovej.</text:span></text:span></text:p>
        <text:p text:style-name="P72"><text:span text:style-name="CharStyle11"><text:span text:style-name="T11">3. Kto sa raz narodil a dvakrat umrel?</text:span></text:span></text:p>
        <text:p text:style-name="P47"><text:span text:style-name="CharStyle11"><text:span text:style-name="T9">Tí, ktorých p. Kristus z mrtvých vskriesil.</text:span></text:span></text:p>
        <text:p text:style-name="P81"><text:span text:style-name="CharStyle11"><text:span text:style-name="T11">4. Keď ideš do mesta, čo je ti na pravej a čo na ľavej ruke?</text:span></text:span></text:p>
        <text:p text:style-name="P73"><text:span text:style-name="CharStyle11"><text:span text:style-name="T18">Piať prstov.</text:span></text:span></text:p>
        <text:p text:style-name="P19"><text:soft-page-break/><text:span text:style-name="CharStyle11"><text:span text:style-name="T11">5. Kde sa voda </text:span></text:span><text:span text:style-name="CharStyle11"><text:span text:style-name="T9">d</text:span></text:span><text:span text:style-name="CharStyle11"><text:span text:style-name="T11">raho kupuje?</text:span></text:span></text:p>
        <text:p text:style-name="P47"><text:span text:style-name="CharStyle11"><text:span text:style-name="T9">V krčme, kde sa vo víne predáva.</text:span></text:span></text:p>
        <text:p text:style-name="P20"><text:span text:style-name="CharStyle11"><text:span text:style-name="T11">6. Ktorí, bár niesu slepí, preca</text:span></text:span><text:span text:style-name="CharStyle11"><text:span text:style-name="T2"> </text:span></text:span><text:span text:style-name="CharStyle11"><text:span text:style-name="T11">nevidia slnko?</text:span></text:span></text:p>
        <text:p text:style-name="P47"><text:span text:style-name="CharStyle11"><text:span text:style-name="T9">Opilí, lebo majú mhlu.</text:span></text:span></text:p>
        <text:p text:style-name="P70"><text:span text:style-name="CharStyle11"><text:span text:style-name="T11">7. Ktorá ryba je najvät</text:span></text:span><text:span text:style-name="CharStyle11"><text:span text:style-name="T2">š</text:span></text:span><text:span text:style-name="CharStyle11"><text:span text:style-name="T11">ia?</text:span></text:span></text:p>
        <text:p text:style-name="P67"><text:span text:style-name="CharStyle11"><text:span text:style-name="T9">Slanec ináč haring, lebo má hlavu až v Anglicku a telo u nás.</text:span></text:span></text:p>
        <text:p text:style-name="P20"><text:span text:style-name="CharStyle11"><text:span text:style-name="T11">8. Komu je podobný skúpaň</text:span></text:span><text:span text:style-name="CharStyle11"><text:span text:style-name="T2">?</text:span></text:span></text:p>
        <text:p text:style-name="P48"><text:span text:style-name="CharStyle23"><text:span text:style-name="T9">Svini, lebo len po smrti je na prospech.</text:span></text:span></text:p>
        <text:p text:style-name="P82"><text:span text:style-name="CharStyle11"><text:span text:style-name="T11">9. </text:span></text:span><text:span text:style-name="CharStyle11"><text:span text:style-name="T2">Č</text:span></text:span><text:span text:style-name="CharStyle11"><text:span text:style-name="T11">o je to, čo sedliak vidí každodenne, krá</text:span></text:span><text:span text:style-name="CharStyle11"><text:span text:style-name="T9">ľ</text:span></text:span><text:span text:style-name="CharStyle11"><text:span text:style-name="T11"> zriedka, Boh ale nikdy?</text:span></text:span></text:p>
        <text:p text:style-name="P74"><text:span text:style-name="CharStyle11"><text:span text:style-name="T18">Sebe rovného.</text:span></text:span></text:p>
        <text:p text:style-name="P83"><text:span text:style-name="CharStyle11"><text:span text:style-name="T11">10. Čo to za tvoja vlastnosť, ktorú jin</text:span></text:span><text:span text:style-name="CharStyle11"><text:span text:style-name="T2">í</text:span></text:span><text:span text:style-name="CharStyle11"><text:span text:style-name="T11"> viac užívajú, nežli ty sám?</text:span></text:span></text:p>
        <text:p text:style-name="P75"><text:span text:style-name="CharStyle11"><text:span text:style-name="T9">Vlastné meno, lebo jiníťa viac menúvajú, nežli ty seba.</text:span></text:span></text:p>
        <text:p text:style-name="P26"><text:span text:style-name="CharStyle11"><text:span text:style-name="T11">11. Ktorí sú najlepší priatelia mlynára?</text:span></text:span></text:p>
        <text:p text:style-name="P47"><text:span text:style-name="CharStyle11"><text:span text:style-name="T9">Vrecá v mlyne, lebo ho neprezradzujú.</text:span></text:span></text:p>
        <text:p text:style-name="P49"><text:span text:style-name="CharStyle11"><text:span text:style-name="T11">12. </text:span></text:span><text:span text:style-name="CharStyle11"><text:span text:style-name="T18">Čo</text:span></text:span><text:span text:style-name="CharStyle11"><text:span text:style-name="T11"> najskorej dozraje?</text:span></text:span></text:p>
        <text:p text:style-name="P30"><text:span text:style-name="CharStyle11"><text:span text:style-name="T9">Opilec, lebo ráno kvitne, na polodne dozraje, a večer opáda.</text:span></text:span></text:p>
        <text:p text:style-name="P9"><text:span text:style-name="CharStyle11"><text:span text:style-name="T11">13. Ktoré zviera pije najdrahší nápoj?</text:span></text:span></text:p>
        <text:p text:style-name="P47"><text:span text:style-name="CharStyle11"><text:span text:style-name="T9">Blcha, lebo pije ľudskú krev.</text:span></text:span></text:p>
        <text:p text:style-name="P50"><text:span text:style-name="CharStyle11"><text:span text:style-name="T11">14. Čo urobiť, aby myší nežraly tvoje zbožie?</text:span></text:span></text:p>
        <text:p text:style-name="P31"><text:span text:style-name="CharStyle11"><text:span text:style-name="T18">Darovať ho jim, vtedy budú troviť svoje.</text:span></text:span></text:p>
        <text:p text:style-name="P9"><text:span text:style-name="CharStyle11"><text:span text:style-name="T11">15. Čo robiť, aby si b</text:span></text:span><text:span text:style-name="CharStyle11"><text:span text:style-name="T2">ľ</text:span></text:span><text:span text:style-name="CharStyle11"><text:span text:style-name="T11">ch</text:span></text:span><text:span text:style-name="CharStyle11"><text:span text:style-name="T18">y</text:span></text:span><text:span text:style-name="CharStyle11"><text:span text:style-name="T11"> nedostal?</text:span></text:span></text:p>
        <text:p text:style-name="P47"><text:span text:style-name="CharStyle11"><text:span text:style-name="T9">Chytať mimo nej.</text:span></text:span></text:p>
        <text:p text:style-name="P51"><text:span text:style-name="CharStyle11"><text:span text:style-name="T11">16. Ktorá je sredná litera v A B C ?</text:span></text:span></text:p>
        <text:p text:style-name="P32"><text:span text:style-name="CharStyle11"><text:span text:style-name="T18">Litera B.</text:span></text:span></text:p>
        <text:p text:style-name="P52"><text:span text:style-name="CharStyle11"><text:span text:style-name="T11">17. Čo beží bez nôh?</text:span></text:span></text:p>
        <text:p text:style-name="P33"><text:span text:style-name="CharStyle11"><text:span text:style-name="T18">Čas.</text:span></text:span></text:p>
        <text:p text:style-name="P87"><text:span text:style-name="CharStyle11"><text:span text:style-name="T11">18. Čo je to: jedon to mal, druhý to má, tretí to bude mať?</text:span></text:span></text:p>
        <text:p text:style-name="P79"><text:span text:style-name="CharStyle11"><text:span text:style-name="T10">Peniaze, marnotratník mal, schránlivý má, pracovitý bude mať.</text:span></text:span></text:p>
        <text:p text:style-name="P10"><text:span text:style-name="CharStyle11"><text:span text:style-name="T11">19. Kde umiera najviac ľudí?</text:span></text:span></text:p>
        <text:p text:style-name="P64"><text:span text:style-name="CharStyle11"><text:span text:style-name="T19">Na posteli.</text:span></text:span></text:p>
        <text:p text:style-name="P40"><text:soft-page-break/><text:span text:style-name="CharStyle11"><text:span text:style-name="T11">20. Jako napísať tisíc bez ni</text:span></text:span><text:span text:style-name="CharStyle11"><text:span text:style-name="T2">č</text:span></text:span><text:span text:style-name="CharStyle11"><text:span text:style-name="T11">iek (null)?</text:span></text:span></text:p>
        <text:p text:style-name="P41"><text:span text:style-name="CharStyle11"><text:span text:style-name="T10">Vypísať literami.</text:span></text:span></text:p>
        <text:p text:style-name="P11"><text:span text:style-name="CharStyle11"><text:span text:style-name="T11">21. Koľko ciest ide do Rímu?</text:span></text:span></text:p>
        <text:p text:style-name="P53"><text:span text:style-name="CharStyle11"><text:span text:style-name="T10">Žiadna, lebo každá mrtvo leží.</text:span></text:span></text:p>
        <text:p text:style-name="P60"><text:span text:style-name="CharStyle11"><text:span text:style-name="T11">22. Ktorý kráľ nemal, nemá a nebude mať kráľovstvo?</text:span></text:span></text:p>
        <text:p text:style-name="P41"><text:span text:style-name="CharStyle11"><text:span text:style-name="T19">Kartový kráľ.</text:span></text:span></text:p>
        <text:p text:style-name="P12"><text:span text:style-name="CharStyle11"><text:span text:style-name="T11">23. Keby bolo 12 vrabcov na strome, a strelec by 3 z nich zastrelil: koľko by jich ešte tam zostalo?</text:span></text:span></text:p>
        <text:p text:style-name="P65"><text:span text:style-name="CharStyle11"><text:span text:style-name="T19">Ani jedon, lebo ostatní by odleteli.</text:span></text:span></text:p>
        <text:p text:style-name="P42"><text:span text:style-name="CharStyle11"><text:span text:style-name="T11">24. Ktorý gener</text:span></text:span><text:span text:style-name="CharStyle11"><text:span text:style-name="T10">a</text:span></text:span><text:span text:style-name="CharStyle11"><text:span text:style-name="T11">l sa nenarodil a preca bol krstený?</text:span></text:span></text:p>
        <text:p text:style-name="P43"><text:span text:style-name="CharStyle11"><text:span text:style-name="T19">Baňsko-bystrický</text:span></text:span><text:span text:style-name="CharStyle11"><text:span text:style-name="T22">;</text:span></text:span><text:span text:style-name="CharStyle11"><text:span text:style-name="T21"> totižto hlavný zvon „general“ zvaný.</text:span></text:span></text:p>
        <text:p text:style-name="P12"><text:span text:style-name="CharStyle11"><text:span text:style-name="T11">25. Ktorý počíta na tisíce a preca nič nemá?</text:span></text:span></text:p>
        <text:p text:style-name="P53"><text:span text:style-name="CharStyle11"><text:span text:style-name="T19">Poštovateľ, lebo počíta len čísla.</text:span></text:span></text:p>
        <text:p text:style-name="P61"><text:span text:style-name="CharStyle11"><text:span text:style-name="T11">26. Čo robí pán Boh, keď prší?</text:span></text:span></text:p>
        <text:p text:style-name="P44"><text:span text:style-name="CharStyle11"><text:span text:style-name="T10">Blato.</text:span></text:span></text:p>
        <text:p text:style-name="P13"><text:span text:style-name="CharStyle11"><text:span text:style-name="T11">27. Prečo zatvára kohút oči, keď spieva? </text:span></text:span><text:span text:style-name="CharStyle11"><text:span text:style-name="T19">Preto, že svoju pieseň zná nazpamať.</text:span></text:span></text:p>
        <text:p text:style-name="P11"><text:span text:style-name="CharStyle11"><text:span text:style-name="T11">28. Čo je na streche, čo neurobili?</text:span></text:span></text:p>
        <text:p text:style-name="P45"><text:span text:style-name="CharStyle11"><text:span text:style-name="T19">Škára.</text:span></text:span></text:p>
        <text:p text:style-name="P56"><text:span text:style-name="CharStyle11"><text:span text:style-name="T11">29. Hlava je, a predca neni ani človečia ani zveracá. Čo to za hlava?</text:span></text:span></text:p>
        <text:p text:style-name="P36"><text:span text:style-name="CharStyle11"><text:span text:style-name="T19">Kapustná.</text:span></text:span></text:p>
        <text:p text:style-name="P57"><text:span text:style-name="CharStyle11"><text:span text:style-name="T11">30. Čomu rozumie nemý najlepšie?</text:span></text:span></text:p>
        <text:p text:style-name="P37"><text:span text:style-name="CharStyle11"><text:span text:style-name="T19">Mlčaniu.</text:span></text:span></text:p>
        <text:p text:style-name="P85"><text:span text:style-name="CharStyle11"><text:span text:style-name="T11">31. Koľko treba klincov na dobre podkovaného koňa?</text:span></text:span></text:p>
        <text:p text:style-name="P77"><text:span text:style-name="CharStyle11"><text:span text:style-name="T10">Ani jedon, lebo už je podkovaný.</text:span></text:span></text:p>
        <text:p text:style-name="P27"><text:span text:style-name="CharStyle11"><text:span text:style-name="T11">32. Ktoré hrdlo nikdy nezapuchne?</text:span></text:span></text:p>
        <text:p text:style-name="P53"><text:span text:style-name="CharStyle11"><text:span text:style-name="T10">Hrdlo na sklenici.</text:span></text:span></text:p>
        <text:p text:style-name="P58"><text:span text:style-name="CharStyle11"><text:span text:style-name="T11">33. Ktorá ruka nikdy neboli?</text:span></text:span></text:p>
        <text:p text:style-name="P38"><text:span text:style-name="CharStyle11"><text:span text:style-name="T19">Na hodinách.</text:span></text:span></text:p>
        <text:p text:style-name="P13"><text:span text:style-name="CharStyle11"><text:span text:style-name="T11">34. Ktorý sa narodil a nezomrel?</text:span></text:span></text:p>
        <text:p text:style-name="P36"><text:soft-page-break/><text:span text:style-name="CharStyle11"><text:span text:style-name="T19">Každý, kto žije.</text:span></text:span></text:p>
        <text:p text:style-name="P59"><text:span text:style-name="CharStyle11"><text:span text:style-name="T11">35. Ktorý dom je v dedine najmenší?</text:span></text:span></text:p>
        <text:p text:style-name="P39"><text:span text:style-name="CharStyle11"><text:span text:style-name="T10">Slymákov.</text:span></text:span></text:p>
        <text:p text:style-name="P86"><text:span text:style-name="CharStyle11"><text:span text:style-name="T11">36. Keby v lodi boli: vlk, koza a kapusta: čoby bolo treba najprv vyniesť z lode, aby lebo vlk kozu, alebo koza kapustu nepo</text:span></text:span><text:span text:style-name="CharStyle11"><text:span text:style-name="T2">ž</text:span></text:span><text:span text:style-name="CharStyle11"><text:span text:style-name="T11">rala?</text:span></text:span></text:p>
        <text:p text:style-name="P78"><text:span text:style-name="CharStyle11"><text:span text:style-name="T19">Kozu.</text:span></text:span></text:p>
        <text:p text:style-name="P54"><text:span text:style-name="CharStyle11"><text:span text:style-name="T11"/></text:span></text:p>
        <text:p text:style-name="P35"><text:span text:style-name="CharStyle11"><text:span text:style-name="T11">b) sylabičné.</text:span></text:span></text:p>
        <text:p text:style-name="P6"><text:span text:style-name="CharStyle11"><text:span text:style-name="T11"/></text:span></text:p>
        <text:p text:style-name="P29"><text:span text:style-name="CharStyle11"><text:span text:style-name="T11">1.</text:span></text:span></text:p>
        <text:p text:style-name="P6"><text:span text:style-name="CharStyle11"><text:span text:style-name="T11">S prvýma dvoma som já bez úrody;</text:span></text:span></text:p>
        <text:p text:style-name="P6"><text:span text:style-name="CharStyle11"><text:span text:style-name="T11">Pridaj tretiu máš vo mne národy.</text:span></text:span></text:p>
        <text:p text:style-name="P6"><text:span text:style-name="CharStyle11"><text:span text:style-name="T2"/></text:span></text:p>
        <text:h text:style-name="P90" text:outline-level="3"><text:bookmark-start text:name="bookmark33"/><text:span text:style-name="CharStyle29"><text:span text:style-name="T10">Ú</text:span></text:span><text:bookmark-end text:name="bookmark33"/><text:span text:style-name="CharStyle29"><text:span text:style-name="T10">hor, Uhorsko.</text:span></text:span></text:h>
        <text:h text:style-name="P91" text:outline-level="3"><text:span text:style-name="CharStyle29"><text:span text:style-name="T10"/></text:span></text:h>
        <text:p text:style-name="P6"><text:span text:style-name="CharStyle11"><text:span text:style-name="T11">2.</text:span></text:span></text:p>
        <text:p text:style-name="P6"><text:span text:style-name="CharStyle11"><text:span text:style-name="T11">Prvá čiastkou tvojou sa nazýva;</text:span></text:span></text:p>
        <text:p text:style-name="P6"><text:span text:style-name="CharStyle11"><text:span text:style-name="T11">Pridaj druhú, sám Boh v tom prebýva.</text:span></text:span></text:p>
        <text:p text:style-name="P6"><text:span text:style-name="CharStyle11"><text:span text:style-name="T2"/></text:span></text:p>
        <text:p text:style-name="P53"><text:span text:style-name="CharStyle19"><text:span text:style-name="T10">Kosť, kostol.</text:span></text:span></text:p>
        <text:p text:style-name="P29"><text:span text:style-name="CharStyle19"><text:span text:style-name="T2"/></text:span></text:p>
        <text:p text:style-name="P34"><text:span text:style-name="CharStyle19"><text:span text:style-name="T10">3.</text:span></text:span></text:p>
        <text:p text:style-name="P53"><text:span text:style-name="CharStyle11"><text:span text:style-name="T11">Aby sa prvé dve </text:span></text:span><text:span text:style-name="CharStyle11"><text:span text:style-name="T19">ľ</text:span></text:span><text:span text:style-name="CharStyle11"><text:span text:style-name="T11">ahko hýbaly,</text:span></text:span></text:p>
        <text:p text:style-name="P34"><text:span text:style-name="CharStyle11"><text:span text:style-name="T11">Treba, žeb</text:span></text:span><text:span text:style-name="CharStyle11"><text:span text:style-name="T2">ys</text:span></text:span><text:span text:style-name="CharStyle11"><text:span text:style-name="T11">me jim tretiu pridali</text:span></text:span><text:span text:style-name="CharStyle11"><text:span text:style-name="T2">.</text:span></text:span></text:p>
        <text:p text:style-name="P34"><text:span text:style-name="CharStyle11"><text:span text:style-name="T2"/></text:span></text:p>
        <text:p text:style-name="P34"><text:span text:style-name="CharStyle11"><text:span text:style-name="T10">Kolo, kolomaž.</text:span></text:span></text:p>
        <text:p text:style-name="P34"><text:span text:style-name="CharStyle11"><text:span text:style-name="T10"/></text:span></text:p>
        <text:p text:style-name="P15"><text:span text:style-name="CharStyle11"><text:span text:style-name="T11">4.</text:span></text:span></text:p>
        <text:p text:style-name="P84"><text:span text:style-name="CharStyle11"><text:span text:style-name="T11">S tou prvou sylabou</text:span></text:span></text:p>
        <text:p text:style-name="P76"><text:span text:style-name="CharStyle11"><text:span text:style-name="T11">nechcem ti byť v oku;</text:span></text:span></text:p>
        <text:p text:style-name="P53"><text:span text:style-name="CharStyle11"><text:span text:style-name="T11">Pridaj dve, a mestám</text:span></text:span></text:p>
        <text:p text:style-name="P34"><text:soft-page-break/><text:span text:style-name="CharStyle11"><text:span text:style-name="T11">postavi</text:span></text:span><text:span text:style-name="CharStyle11"><text:span text:style-name="T2">š</text:span></text:span><text:span text:style-name="CharStyle11"><text:span text:style-name="T11"> ma k boku.</text:span></text:span></text:p>
        <text:p text:style-name="P34"><text:span text:style-name="CharStyle11"><text:span text:style-name="T11"/></text:span></text:p>
        <text:p text:style-name="P34"><text:span text:style-name="CharStyle11"><text:span text:style-name="T19">Trn, Trnava.</text:span></text:span></text:p>
        <text:p text:style-name="P34"><text:span text:style-name="CharStyle11"><text:span text:style-name="T19"/></text:span></text:p>
        <text:p text:style-name="P6"><text:span text:style-name="CharStyle11"><text:span text:style-name="T11">5.</text:span></text:span></text:p>
        <text:p text:style-name="P71"><text:span text:style-name="CharStyle11"><text:span text:style-name="T11">Prvá je za cestu</text:span></text:span></text:p>
        <text:p text:style-name="P68"><text:span text:style-name="CharStyle11"><text:span text:style-name="T11">Pltníkom ku mest</text:span></text:span><text:span text:style-name="CharStyle11"><text:span text:style-name="T2">u</text:span></text:span><text:span text:style-name="CharStyle11"><text:span text:style-name="T11">;</text:span></text:span></text:p>
        <text:p text:style-name="P71"><text:span text:style-name="CharStyle11"><text:span text:style-name="T11">Obe niesu viacej hesla</text:span></text:span><text:span text:style-name="CharStyle11"><text:span text:style-name="T2">,</text:span></text:span></text:p>
        <text:p text:style-name="P68"><text:span text:style-name="CharStyle11"><text:span text:style-name="T11">Tam, kde spravodlivosť klesla.</text:span></text:span></text:p>
        <text:p text:style-name="P68"><text:span text:style-name="CharStyle11"><text:span text:style-name="T2"/></text:span></text:p>
        <text:p text:style-name="P68"><text:span text:style-name="CharStyle11"><text:span text:style-name="T10">Váh, váha.</text:span></text:span></text:p>
        <text:p text:style-name="P68"><text:span text:style-name="CharStyle11"><text:span text:style-name="T10"/></text:span></text:p>
        <text:p text:style-name="P6"><text:span text:style-name="CharStyle11"><text:span text:style-name="T11">6.</text:span></text:span></text:p>
        <text:p text:style-name="P6"><text:span text:style-name="CharStyle19"><text:span text:style-name="T2"/></text:span></text:p>
        <text:p text:style-name="P6"><text:span text:style-name="CharStyle11"><text:span text:style-name="T11">Na prsiach moj</text:span></text:span><text:span text:style-name="CharStyle11"><text:span text:style-name="T19">í</text:span></text:span><text:span text:style-name="CharStyle11"><text:span text:style-name="T11">ch</text:span></text:span></text:p>
        <text:p text:style-name="P6"><text:span text:style-name="CharStyle11"><text:span text:style-name="T11">Rád sa ty zabávaš;</text:span></text:span></text:p>
        <text:p text:style-name="P6"><text:span text:style-name="CharStyle11"><text:span text:style-name="T11">S mojíma nohama</text:span></text:span></text:p>
        <text:p text:style-name="P6"><text:span text:style-name="CharStyle11"><text:span text:style-name="T11">Pod trámy má dávaš;</text:span></text:span></text:p>
        <text:p text:style-name="P53"><text:span text:style-name="CharStyle11"><text:span text:style-name="T11">Pridáš-li hlavu,</text:span></text:span></text:p>
        <text:p text:style-name="P34"><text:span text:style-name="CharStyle11"><text:span text:style-name="T11">Rád ma k domu mávaš</text:span></text:span><text:span text:style-name="CharStyle11"><text:span text:style-name="T2">.</text:span></text:span></text:p>
        <text:p text:style-name="P34"><text:span text:style-name="CharStyle11"><text:span text:style-name="T2"/></text:span></text:p>
        <text:p text:style-name="P34"><text:span text:style-name="CharStyle11"><text:span text:style-name="T10">Hra, hrada, zahrada.</text:span></text:span></text:p>
        <text:p text:style-name="P14"><text:span text:style-name="CharStyle18"><text:span text:style-name="T2"/></text:span></text:p>
        <text:p text:style-name="P6"><text:span text:style-name="CharStyle11"><text:span text:style-name="T11">7.</text:span></text:span></text:p>
        <text:p text:style-name="P71"><text:span text:style-name="CharStyle11"><text:span text:style-name="T11">Pred strelcom </text:span></text:span><text:span text:style-name="CharStyle11"><text:span text:style-name="T2">sr</text:span></text:span><text:span text:style-name="CharStyle11"><text:span text:style-name="T11">ychlým </text:span></text:span><text:span text:style-name="CharStyle11"><text:span text:style-name="T2">k</text:span></text:span><text:span text:style-name="CharStyle11"><text:span text:style-name="T11"> musí bežať,</text:span></text:span></text:p>
        <text:p text:style-name="P68"><text:span text:style-name="CharStyle11"><text:span text:style-name="T2">Jest</text:span></text:span><text:span text:style-name="CharStyle11"><text:span text:style-name="T11">li ranený s b nechce ležať.</text:span></text:span></text:p>
        <text:p text:style-name="P6"><text:span text:style-name="CharStyle11"><text:span text:style-name="T11">Krok, brok.</text:span></text:span></text:p>
        <text:p text:style-name="P5"><text:span text:style-name="CharStyle61"><text:span text:style-name="T2"/></text:span></text:p>
        <text:p text:style-name="P6"><text:span text:style-name="CharStyle11"><text:span text:style-name="T11">8.</text:span></text:span></text:p>
        <text:p text:style-name="P53"><text:span text:style-name="CharStyle11"><text:span text:style-name="T11">S h som osoba nekdy spálená,</text:span></text:span></text:p>
        <text:p text:style-name="P34"><text:span text:style-name="CharStyle11"><text:span text:style-name="T11">Alebo chutným jedlom pečená;</text:span></text:span></text:p>
        <text:p text:style-name="P6"><text:soft-page-break/><text:span text:style-name="CharStyle11"><text:span text:style-name="T11">S k som vät</text:span></text:span><text:span text:style-name="CharStyle11"><text:span text:style-name="T2">š</text:span></text:span><text:span text:style-name="CharStyle11"><text:span text:style-name="T11">ou </text:span></text:span><text:span text:style-name="CharStyle11"><text:span text:style-name="T19">č</text:span></text:span><text:span text:style-name="CharStyle11"><text:span text:style-name="T11">iastkou veci;</text:span></text:span></text:p>
        <text:p text:style-name="P6"><text:span text:style-name="CharStyle11"><text:span text:style-name="T11">S r </text:span></text:span><text:span text:style-name="CharStyle11"><text:span text:style-name="T10">ľ</text:span></text:span><text:span text:style-name="CharStyle11"><text:span text:style-name="T11">akajú sa ma všeci.</text:span></text:span></text:p>
        <text:p text:style-name="P6"><text:span text:style-name="CharStyle11"><text:span text:style-name="T11"/></text:span></text:p>
        <text:p text:style-name="P29"><text:span text:style-name="CharStyle11"><text:span text:style-name="T11">Hus, hus. kus, Rus.</text:span></text:span></text:p>
        <text:h text:style-name="P92" text:outline-level="2"><text:span text:style-name="CharStyle18"><text:span text:style-name="T11"/></text:span></text:h>
        <text:p text:style-name="P3"><text:span text:style-name="CharStyle13"><text:span text:style-name="T11"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Sans Serif" svg:font-family="'Microsoft Sans Serif'"/>
    <style:font-face style:name="Arial1" svg:font-family="Arial" style:font-family-generic="swiss"/>
    <style:font-face style:name="Arial" svg:font-family="Ari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color="#000000" style:text-position="0% 100%" style:font-name="Microsoft Sans Serif" fo:font-size="12pt" fo:letter-spacing="normal" fo:language="sk" fo:country="SK" style:font-name-asian="Microsoft Sans Serif" style:font-size-asian="12pt" style:language-asian="sk" style:country-asian="SK" style:font-name-complex="Microsoft Sans Serif" style:font-size-complex="12pt" style:language-complex="sk" style:country-complex="SK" style:text-scale="100%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text-autospace="ideograph-alpha" style:punctuation-wrap="hanging" style:line-break="strict" style:writing-mode="page">
        <style:background-image/>
      </style:paragraph-properties>
      <style:text-properties fo:color="#000000" style:text-position="0% 100%" style:font-name="Microsoft Sans Serif" fo:font-size="12pt" fo:letter-spacing="normal" fo:language="sk" fo:country="SK" style:font-name-asian="Microsoft Sans Serif" style:font-size-asian="12pt" style:language-asian="sk" style:country-asian="SK" style:font-name-complex="Microsoft Sans Serif" style:font-size-complex="12pt" style:language-complex="sk" style:country-complex="SK" style:text-scale="100%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Záhlavie_20__23_1" style:display-name="Záhlavie #1" style:family="paragraph" style:list-style-name="" style:master-page-name="">
      <loext:graphic-properties draw:fill="none" draw:fill-color="#729fcf"/>
      <style:paragraph-properties style:page-number="auto" fo:background-color="transparent"/>
    </style:style>
    <style:style style:name="Základný_20_text_20__28_2_29_" style:display-name="Základný text (2)" style:family="paragraph" style:master-page-name="">
      <loext:graphic-properties draw:fill="none" draw:fill-color="#729fcf"/>
      <style:paragraph-properties style:page-number="auto" fo:background-color="transparent"/>
    </style:style>
    <style:style style:name="Základný_20_text_20__28_3_29_" style:display-name="Základný text (3)" style:family="paragraph" style:master-page-name="">
      <loext:graphic-properties draw:fill="none" draw:fill-color="#729fcf"/>
      <style:paragraph-properties fo:text-align="center" style:justify-single-word="false" style:page-number="auto" fo:background-color="transparent"/>
    </style:style>
    <style:style style:name="Základný_20_text" style:display-name="Základný text" style:family="paragraph" style:master-page-name="">
      <loext:graphic-properties draw:fill="none" draw:fill-color="#729fcf"/>
      <style:paragraph-properties fo:margin-left="0cm" fo:margin-right="0cm" fo:text-indent="0.706cm" style:auto-text-indent="false" style:page-number="auto" fo:background-color="transparent"/>
    </style:style>
    <style:style style:name="Názov_20_obrázka" style:display-name="Názov obrázka" style:family="paragraph" style:master-page-name="">
      <loext:graphic-properties draw:fill="none" draw:fill-color="#729fcf"/>
      <style:paragraph-properties fo:text-align="center" style:justify-single-word="false" style:page-number="auto" fo:background-color="transparent"/>
    </style:style>
    <style:style style:name="Hlavička_20_alebo_20_päta_20__28_2_29_" style:display-name="Hlavička alebo päta (2)" style:family="paragraph" style:master-page-name="">
      <loext:graphic-properties draw:fill="none" draw:fill-color="#729fcf"/>
      <style:paragraph-properties style:page-number="auto" fo:background-color="transparent"/>
    </style:style>
    <style:style style:name="Hlavička_20_alebo_20_päta" style:display-name="Hlavička alebo päta" style:family="paragraph" style:master-page-name="">
      <loext:graphic-properties draw:fill="none" draw:fill-color="#729fcf"/>
      <style:paragraph-properties fo:text-align="center" style:justify-single-word="false" style:page-number="auto" fo:background-color="transparent"/>
    </style:style>
    <style:style style:name="Záhlavie_20__23_3" style:display-name="Záhlavie #3" style:family="paragraph" style:list-style-name="" style:master-page-name="">
      <loext:graphic-properties draw:fill="none" draw:fill-color="#729fcf"/>
      <style:paragraph-properties fo:text-align="center" style:justify-single-word="false" style:page-number="auto" fo:background-color="transparent"/>
    </style:style>
    <style:style style:name="Iné" style:family="paragraph" style:master-page-name="">
      <loext:graphic-properties draw:fill="none" draw:fill-color="#729fcf"/>
      <style:paragraph-properties fo:margin-left="0cm" fo:margin-right="0cm" fo:text-indent="0.706cm" style:auto-text-indent="false" style:page-number="auto" fo:background-color="transparent"/>
    </style:style>
    <style:style style:name="Footnote" style:family="paragraph" style:class="extra" style:master-page-name="">
      <loext:graphic-properties draw:fill="none" draw:fill-color="#729fcf"/>
      <style:paragraph-properties fo:margin-left="0cm" fo:margin-right="0cm" fo:text-indent="0.811cm" style:auto-text-indent="false" style:page-number="auto" fo:background-color="transparent"/>
    </style:style>
    <style:style style:name="Základný_20_text_20__28_5_29_" style:display-name="Základný text (5)" style:family="paragraph" style:master-page-name="">
      <loext:graphic-properties draw:fill="none" draw:fill-color="#729fcf"/>
      <style:paragraph-properties fo:margin-left="8.714cm" fo:margin-right="0cm" fo:text-indent="0cm" style:auto-text-indent="false" style:page-number="auto" fo:background-color="transparent"/>
    </style:style>
    <style:style style:name="Základný_20_text_20__28_4_29_" style:display-name="Základný text (4)" style:family="paragraph" style:master-page-name="">
      <loext:graphic-properties draw:fill="none" draw:fill-color="#729fcf"/>
      <style:paragraph-properties fo:margin-left="1.623cm" fo:margin-right="0cm" fo:text-indent="0cm" style:auto-text-indent="false" style:page-number="auto" fo:background-color="transparent"/>
    </style:style>
    <style:style style:name="Záhlavie_20__23_2" style:display-name="Záhlavie #2" style:family="paragraph" style:list-style-name="" style:master-page-name="">
      <loext:graphic-properties draw:fill="none" draw:fill-color="#729fcf"/>
      <style:paragraph-properties style:page-number="auto" fo:background-color="transparen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FontStyle" style:family="text">
      <style:text-properties fo:color="#000000" style:text-position="0% 100%" style:font-name="Microsoft Sans Serif" fo:font-family="'Microsoft Sans Serif'" fo:font-size="12pt" fo:letter-spacing="normal" fo:language="sk" fo:country="SK" style:font-name-asian="Microsoft Sans Serif" style:font-family-asian="'Microsoft Sans Serif'" style:font-size-asian="12pt" style:language-asian="sk" style:country-asian="SK" style:font-name-complex="Microsoft Sans Serif" style:font-family-complex="'Microsoft Sans Serif'" style:font-size-complex="12pt" style:language-complex="sk" style:country-complex="SK" style:text-scale="100%"/>
    </style:style>
    <style:style style:name="Hyperlink" style:family="text" style:parent-style-name="DefaultFontStyle">
      <style:text-properties fo:color="#0066cc" style:text-underline-style="solid" style:text-underline-width="auto" style:text-underline-color="font-color"/>
    </style:style>
    <style:style style:name="CharStyle4" style:family="text" style:parent-style-name="DefaultFontStyle"/>
    <style:style style:name="CharStyle6" style:family="text" style:parent-style-name="DefaultFontStyle"/>
    <style:style style:name="CharStyle7" style:family="text" style:parent-style-name="CharStyle6">
      <style:text-properties fo:color="#000000" fo:language="sk" fo:country="SK" style:language-asian="sk" style:country-asian="SK" style:language-complex="sk" style:country-complex="SK"/>
    </style:style>
    <style:style style:name="CharStyle9" style:family="text" style:parent-style-name="DefaultFontStyle"/>
    <style:style style:name="CharStyle11" style:family="text" style:parent-style-name="DefaultFontStyle"/>
    <style:style style:name="CharStyle13" style:family="text" style:parent-style-name="DefaultFontStyle"/>
    <style:style style:name="CharStyle15" style:family="text" style:parent-style-name="DefaultFontStyle"/>
    <style:style style:name="CharStyle16" style:family="text" style:parent-style-name="CharStyle15">
      <style:text-properties fo:color="#000000" fo:language="sk" fo:country="SK" style:language-asian="sk" style:country-asian="SK" style:language-complex="sk" style:country-complex="SK"/>
    </style:style>
    <style:style style:name="CharStyle18" style:family="text" style:parent-style-name="DefaultFontStyle"/>
    <style:style style:name="CharStyle19" style:family="text" style:parent-style-name="CharStyle11">
      <style:text-properties fo:color="#000000" fo:language="sk" fo:country="SK" style:language-asian="sk" style:country-asian="SK" style:language-complex="sk" style:country-complex="SK"/>
    </style:style>
    <style:style style:name="CharStyle20" style:family="text" style:parent-style-name="CharStyle11">
      <style:text-properties fo:color="#000000" fo:language="sk" fo:country="SK" style:language-asian="sk" style:country-asian="SK" style:language-complex="sk" style:country-complex="SK"/>
    </style:style>
    <style:style style:name="CharStyle21" style:family="text" style:parent-style-name="CharStyle11">
      <style:text-properties fo:color="#000000" fo:language="sk" fo:country="SK" style:language-asian="sk" style:country-asian="SK" style:language-complex="sk" style:country-complex="SK"/>
    </style:style>
    <style:style style:name="CharStyle22" style:family="text" style:parent-style-name="CharStyle11">
      <style:text-properties fo:color="#000000" fo:language="sk" fo:country="SK" style:language-asian="sk" style:country-asian="SK" style:language-complex="sk" style:country-complex="SK"/>
    </style:style>
    <style:style style:name="CharStyle23" style:family="text" style:parent-style-name="CharStyle11">
      <style:text-properties fo:color="#000000" fo:language="sk" fo:country="SK" style:language-asian="sk" style:country-asian="SK" style:language-complex="sk" style:country-complex="SK"/>
    </style:style>
    <style:style style:name="CharStyle24" style:family="text" style:parent-style-name="CharStyle11">
      <style:text-properties fo:color="#000000" fo:language="sk" fo:country="SK" style:language-asian="sk" style:country-asian="SK" style:language-complex="sk" style:country-complex="SK"/>
    </style:style>
    <style:style style:name="CharStyle25" style:family="text" style:parent-style-name="CharStyle15">
      <style:text-properties fo:color="#000000" fo:language="sk" fo:country="SK" style:language-asian="sk" style:country-asian="SK" style:language-complex="sk" style:country-complex="SK"/>
    </style:style>
    <style:style style:name="CharStyle26" style:family="text" style:parent-style-name="CharStyle18">
      <style:text-properties fo:color="#000000" fo:language="sk" fo:country="SK" style:language-asian="sk" style:country-asian="SK" style:language-complex="sk" style:country-complex="SK"/>
    </style:style>
    <style:style style:name="CharStyle28" style:family="text" style:parent-style-name="DefaultFontStyle"/>
    <style:style style:name="CharStyle29" style:family="text" style:parent-style-name="CharStyle28">
      <style:text-properties fo:color="#000000" fo:language="sk" fo:country="SK" style:language-asian="sk" style:country-asian="SK" style:language-complex="sk" style:country-complex="SK"/>
    </style:style>
    <style:style style:name="CharStyle30" style:family="text" style:parent-style-name="CharStyle11">
      <style:text-properties fo:color="#000000" fo:language="sk" fo:country="SK" style:language-asian="sk" style:country-asian="SK" style:language-complex="sk" style:country-complex="SK"/>
    </style:style>
    <style:style style:name="CharStyle31" style:family="text" style:parent-style-name="CharStyle15">
      <style:text-properties fo:color="#000000" fo:language="sk" fo:country="SK" style:language-asian="sk" style:country-asian="SK" style:language-complex="sk" style:country-complex="SK"/>
    </style:style>
    <style:style style:name="CharStyle33" style:family="text" style:parent-style-name="DefaultFontStyle"/>
    <style:style style:name="CharStyle34" style:family="text" style:parent-style-name="CharStyle18">
      <style:text-properties fo:color="#000000" fo:language="sk" fo:country="SK" style:language-asian="sk" style:country-asian="SK" style:language-complex="sk" style:country-complex="SK"/>
    </style:style>
    <style:style style:name="CharStyle35" style:family="text" style:parent-style-name="CharStyle11">
      <style:text-properties fo:color="#000000" fo:language="sk" fo:country="SK" style:language-asian="sk" style:country-asian="SK" style:language-complex="sk" style:country-complex="SK"/>
    </style:style>
    <style:style style:name="CharStyle37" style:family="text" style:parent-style-name="DefaultFontStyle"/>
    <style:style style:name="CharStyle38" style:family="text" style:parent-style-name="CharStyle33">
      <style:text-properties fo:color="#000000" fo:language="sk" fo:country="SK" style:language-asian="sk" style:country-asian="SK" style:language-complex="sk" style:country-complex="SK"/>
    </style:style>
    <style:style style:name="CharStyle40" style:family="text" style:parent-style-name="DefaultFontStyle"/>
    <style:style style:name="CharStyle42" style:family="text" style:parent-style-name="DefaultFontStyle"/>
    <style:style style:name="CharStyle43" style:family="text" style:parent-style-name="CharStyle33">
      <style:text-properties fo:color="#000000" fo:language="sk" fo:country="SK" style:language-asian="sk" style:country-asian="SK" style:language-complex="sk" style:country-complex="SK"/>
    </style:style>
    <style:style style:name="CharStyle44" style:family="text" style:parent-style-name="CharStyle15">
      <style:text-properties fo:color="#000000" fo:language="sk" fo:country="SK" style:language-asian="sk" style:country-asian="SK" style:language-complex="sk" style:country-complex="SK"/>
    </style:style>
    <style:style style:name="CharStyle45" style:family="text" style:parent-style-name="CharStyle18">
      <style:text-properties fo:color="#000000" fo:language="sk" fo:country="SK" style:language-asian="sk" style:country-asian="SK" style:language-complex="sk" style:country-complex="SK"/>
    </style:style>
    <style:style style:name="CharStyle46" style:family="text" style:parent-style-name="CharStyle28">
      <style:text-properties fo:color="#000000" fo:language="sk" fo:country="SK" style:language-asian="sk" style:country-asian="SK" style:language-complex="sk" style:country-complex="SK"/>
    </style:style>
    <style:style style:name="CharStyle47" style:family="text" style:parent-style-name="CharStyle28">
      <style:text-properties fo:color="#000000" fo:language="sk" fo:country="SK" style:language-asian="sk" style:country-asian="SK" style:language-complex="sk" style:country-complex="SK"/>
    </style:style>
    <style:style style:name="CharStyle48" style:family="text" style:parent-style-name="CharStyle33">
      <style:text-properties fo:color="#000000" fo:language="sk" fo:country="SK" style:language-asian="sk" style:country-asian="SK" style:language-complex="sk" style:country-complex="SK"/>
    </style:style>
    <style:style style:name="CharStyle49" style:family="text" style:parent-style-name="CharStyle33">
      <style:text-properties fo:color="#000000" fo:language="sk" fo:country="SK" style:language-asian="sk" style:country-asian="SK" style:language-complex="sk" style:country-complex="SK"/>
    </style:style>
    <style:style style:name="CharStyle50" style:family="text" style:parent-style-name="CharStyle11">
      <style:text-properties fo:color="#000000" fo:language="sk" fo:country="SK" style:language-asian="sk" style:country-asian="SK" style:language-complex="sk" style:country-complex="SK"/>
    </style:style>
    <style:style style:name="CharStyle51" style:family="text" style:parent-style-name="CharStyle33">
      <style:text-properties fo:color="#000000" fo:language="sk" fo:country="SK" style:language-asian="sk" style:country-asian="SK" style:language-complex="sk" style:country-complex="SK"/>
    </style:style>
    <style:style style:name="CharStyle52" style:family="text" style:parent-style-name="CharStyle33">
      <style:text-properties fo:color="#000000" fo:language="sk" fo:country="SK" style:language-asian="sk" style:country-asian="SK" style:language-complex="sk" style:country-complex="SK"/>
    </style:style>
    <style:style style:name="CharStyle53" style:family="text" style:parent-style-name="CharStyle33">
      <style:text-properties fo:color="#000000" fo:language="sk" fo:country="SK" style:language-asian="sk" style:country-asian="SK" style:language-complex="sk" style:country-complex="SK"/>
    </style:style>
    <style:style style:name="CharStyle54" style:family="text" style:parent-style-name="CharStyle33">
      <style:text-properties fo:color="#000000" fo:language="sk" fo:country="SK" style:language-asian="sk" style:country-asian="SK" style:language-complex="sk" style:country-complex="SK"/>
    </style:style>
    <style:style style:name="CharStyle56" style:family="text" style:parent-style-name="DefaultFontStyle"/>
    <style:style style:name="CharStyle57" style:family="text" style:parent-style-name="CharStyle56">
      <style:text-properties fo:color="#000000" fo:language="sk" fo:country="SK" style:language-asian="sk" style:country-asian="SK" style:language-complex="sk" style:country-complex="SK"/>
    </style:style>
    <style:style style:name="CharStyle58" style:family="text" style:parent-style-name="CharStyle11">
      <style:text-properties fo:font-variant="small-caps" fo:color="#000000" fo:language="sk" fo:country="SK" style:language-asian="sk" style:country-asian="SK" style:language-complex="sk" style:country-complex="SK"/>
    </style:style>
    <style:style style:name="CharStyle59" style:family="text" style:parent-style-name="CharStyle11">
      <style:text-properties fo:color="#000000" fo:language="sk" fo:country="SK" style:language-asian="sk" style:country-asian="SK" style:language-complex="sk" style:country-complex="SK"/>
    </style:style>
    <style:style style:name="CharStyle60" style:family="text" style:parent-style-name="CharStyle33">
      <style:text-properties fo:color="#000000" fo:language="sk" fo:country="SK" style:language-asian="sk" style:country-asian="SK" style:language-complex="sk" style:country-complex="SK"/>
    </style:style>
    <style:style style:name="CharStyle61" style:family="text" style:parent-style-name="CharStyle6">
      <style:text-properties fo:color="#000000" fo:language="sk" fo:country="SK" style:language-asian="sk" style:country-asian="SK" style:language-complex="sk" style:country-complex="SK"/>
    </style:style>
    <style:style style:name="CharStyle62" style:family="text" style:parent-style-name="CharStyle13">
      <style:text-properties fo:color="#000000" fo:language="sk" fo:country="SK" style:language-asian="sk" style:country-asian="SK" style:language-complex="sk" style:country-complex="SK"/>
    </style:style>
    <style:style style:name="CharStyle63" style:family="text" style:parent-style-name="CharStyle56">
      <style:text-properties fo:color="#000000" fo:language="sk" fo:country="SK" style:language-asian="sk" style:country-asian="SK" style:language-complex="sk" style:country-complex="SK"/>
    </style:style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/>
      <style:text-properties fo:font-size="1pt" style:font-size-asian="1pt" style:font-size-complex="1pt"/>
    </style:style>
    <style:style style:name="MP2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704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cm" fo:margin-left="0cm" fo:margin-right="0cm" fo:margin-bottom="0cm"/>
      </style:header-style>
      <style:footer-style>
        <style:header-footer-properties fo:min-height="0.635cm" fo:margin-left="0cm" fo:margin-right="0cm" fo:margin-top="0.635cm"/>
      </style:footer-style>
    </style:page-layout>
  </office:automatic-styles>
  <office:master-styles>
    <style:master-page style:name="Standard" style:page-layout-name="Mpm1"/>
    <style:master-page style:name="PageStyle0" style:page-layout-name="Mpm2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initial-creator/>
    <meta:keyword/>
    <dc:date>2023-12-23T16:41:46.930000000</dc:date>
    <meta:editing-duration>PT23M37S</meta:editing-duration>
    <meta:editing-cycles>4</meta:editing-cycles>
    <meta:generator>LibreOffice/5.4.2.2$Windows_x86 LibreOffice_project/22b09f6418e8c2d508a9eaf86b2399209b0990f4</meta:generator>
    <meta:document-statistic meta:table-count="0" meta:image-count="0" meta:object-count="0" meta:page-count="17" meta:paragraph-count="193" meta:word-count="3713" meta:character-count="22161" meta:non-whitespace-character-count="18542"/>
  </office:meta>
</office:document-meta>
</file>